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4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uxhist_schema_y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next_y</text:p>
          </table:table-cell>
          <table:table-cell office:value-type="string" calcext:value-type="string">
            <text:p>delta_y</text:p>
          </table:table-cell>
          <table:table-cell office:value-type="string" calcext:value-type="string">
            <text:p>variazione risp media</text:p>
          </table:table-cell>
          <table:table-cell table:number-columns-repeated="3"/>
        </table:table-row>
        <table:table-row table:style-name="ro1">
          <table:table-cell office:value-type="float" office:value="3470069.01041255" calcext:value-type="float">
            <text:p>3470069.01041255</text:p>
          </table:table-cell>
          <table:table-cell office:value-type="float" office:value="3481081.41646602" calcext:value-type="float">
            <text:p>3481081.41646602</text:p>
          </table:table-cell>
          <table:table-cell table:formula="of:=[.B2]-[.A2]" office:value-type="float" office:value="11012.4060534681" calcext:value-type="float">
            <text:p>11012.4060534681</text:p>
          </table:table-cell>
          <table:table-cell table:formula="of:=[.C2]-[.$C$449]" office:value-type="float" office:value="1.26846833576565" calcext:value-type="float">
            <text:p>1.2684683358</text:p>
          </table:table-cell>
          <table:table-cell table:number-columns-repeated="3"/>
        </table:table-row>
        <table:table-row table:style-name="ro1">
          <table:table-cell office:value-type="float" office:value="3481081.41646602" calcext:value-type="float">
            <text:p>3481081.41646602</text:p>
          </table:table-cell>
          <table:table-cell office:value-type="float" office:value="3492091.72896866" calcext:value-type="float">
            <text:p>3492091.72896866</text:p>
          </table:table-cell>
          <table:table-cell table:formula="of:=[.B3]-[.A3]" office:value-type="float" office:value="11010.3125026491" calcext:value-type="float">
            <text:p>11010.3125026491</text:p>
          </table:table-cell>
          <table:table-cell table:formula="of:=[.C3]-[.$C$449]" office:value-type="float" office:value="-0.825082483206643" calcext:value-type="float">
            <text:p>-0.8250824832</text:p>
          </table:table-cell>
          <table:table-cell table:number-columns-repeated="3"/>
        </table:table-row>
        <table:table-row table:style-name="ro1">
          <table:table-cell office:value-type="float" office:value="3492091.72896866" calcext:value-type="float">
            <text:p>3492091.72896866</text:p>
          </table:table-cell>
          <table:table-cell office:value-type="float" office:value="3503103.68662024" calcext:value-type="float">
            <text:p>3503103.68662024</text:p>
          </table:table-cell>
          <table:table-cell table:formula="of:=[.B4]-[.A4]" office:value-type="float" office:value="11011.9576515798" calcext:value-type="float">
            <text:p>11011.9576515798</text:p>
          </table:table-cell>
          <table:table-cell table:formula="of:=[.C4]-[.$C$449]" office:value-type="float" office:value="0.820066447398858" calcext:value-type="float">
            <text:p>0.8200664474</text:p>
          </table:table-cell>
          <table:table-cell table:number-columns-repeated="3"/>
        </table:table-row>
        <table:table-row table:style-name="ro1">
          <table:table-cell office:value-type="float" office:value="3503103.68662024" calcext:value-type="float">
            <text:p>3503103.68662024</text:p>
          </table:table-cell>
          <table:table-cell office:value-type="float" office:value="3514114.22262496" calcext:value-type="float">
            <text:p>3514114.22262496</text:p>
          </table:table-cell>
          <table:table-cell table:formula="of:=[.B5]-[.A5]" office:value-type="float" office:value="11010.536004717" calcext:value-type="float">
            <text:p>11010.536004717</text:p>
          </table:table-cell>
          <table:table-cell table:formula="of:=[.C5]-[.$C$449]" office:value-type="float" office:value="-0.601580415357603" calcext:value-type="float">
            <text:p>-0.6015804154</text:p>
          </table:table-cell>
          <table:table-cell table:number-columns-repeated="3"/>
        </table:table-row>
        <table:table-row table:style-name="ro1">
          <table:table-cell office:value-type="float" office:value="3514114.22262496" calcext:value-type="float">
            <text:p>3514114.22262496</text:p>
          </table:table-cell>
          <table:table-cell office:value-type="float" office:value="3525124.63726889" calcext:value-type="float">
            <text:p>3525124.63726889</text:p>
          </table:table-cell>
          <table:table-cell table:formula="of:=[.B6]-[.A6]" office:value-type="float" office:value="11010.4146439238" calcext:value-type="float">
            <text:p>11010.4146439238</text:p>
          </table:table-cell>
          <table:table-cell table:formula="of:=[.C6]-[.$C$449]" office:value-type="float" office:value="-0.722941208601696" calcext:value-type="float">
            <text:p>-0.7229412086</text:p>
          </table:table-cell>
          <table:table-cell table:number-columns-repeated="3"/>
        </table:table-row>
        <table:table-row table:style-name="ro1">
          <table:table-cell office:value-type="float" office:value="3525124.63726889" calcext:value-type="float">
            <text:p>3525124.63726889</text:p>
          </table:table-cell>
          <table:table-cell office:value-type="float" office:value="3536135.59089249" calcext:value-type="float">
            <text:p>3536135.59089249</text:p>
          </table:table-cell>
          <table:table-cell table:formula="of:=[.B7]-[.A7]" office:value-type="float" office:value="11010.953623604" calcext:value-type="float">
            <text:p>11010.953623604</text:p>
          </table:table-cell>
          <table:table-cell table:formula="of:=[.C7]-[.$C$449]" office:value-type="float" office:value="-0.183961528324289" calcext:value-type="float">
            <text:p>-0.1839615283</text:p>
          </table:table-cell>
          <table:table-cell table:number-columns-repeated="3"/>
        </table:table-row>
        <table:table-row table:style-name="ro1">
          <table:table-cell office:value-type="float" office:value="3536135.59089249" calcext:value-type="float">
            <text:p>3536135.59089249</text:p>
          </table:table-cell>
          <table:table-cell office:value-type="float" office:value="3547148.39095223" calcext:value-type="float">
            <text:p>3547148.39095223</text:p>
          </table:table-cell>
          <table:table-cell table:formula="of:=[.B8]-[.A8]" office:value-type="float" office:value="11012.8000597376" calcext:value-type="float">
            <text:p>11012.8000597376</text:p>
          </table:table-cell>
          <table:table-cell table:formula="of:=[.C8]-[.$C$449]" office:value-type="float" office:value="1.66247460528393" calcext:value-type="float">
            <text:p>1.6624746053</text:p>
          </table:table-cell>
          <table:table-cell table:number-columns-repeated="3"/>
        </table:table-row>
        <table:table-row table:style-name="ro1">
          <table:table-cell office:value-type="float" office:value="3547148.39095223" calcext:value-type="float">
            <text:p>3547148.39095223</text:p>
          </table:table-cell>
          <table:table-cell office:value-type="float" office:value="3558158.02369038" calcext:value-type="float">
            <text:p>3558158.02369038</text:p>
          </table:table-cell>
          <table:table-cell table:formula="of:=[.B9]-[.A9]" office:value-type="float" office:value="11009.6327381544" calcext:value-type="float">
            <text:p>11009.6327381544</text:p>
          </table:table-cell>
          <table:table-cell table:formula="of:=[.C9]-[.$C$449]" office:value-type="float" office:value="-1.50484697797219" calcext:value-type="float">
            <text:p>-1.504846978</text:p>
          </table:table-cell>
          <table:table-cell table:number-columns-repeated="3"/>
        </table:table-row>
        <table:table-row table:style-name="ro1">
          <table:table-cell office:value-type="float" office:value="3558158.02369038" calcext:value-type="float">
            <text:p>3558158.02369038</text:p>
          </table:table-cell>
          <table:table-cell office:value-type="float" office:value="3569170.31123582" calcext:value-type="float">
            <text:p>3569170.31123582</text:p>
          </table:table-cell>
          <table:table-cell table:formula="of:=[.B10]-[.A10]" office:value-type="float" office:value="11012.2875454417" calcext:value-type="float">
            <text:p>11012.2875454417</text:p>
          </table:table-cell>
          <table:table-cell table:formula="of:=[.C10]-[.$C$449]" office:value-type="float" office:value="1.14996030929615" calcext:value-type="float">
            <text:p>1.1499603093</text:p>
          </table:table-cell>
          <table:table-cell table:number-columns-repeated="3"/>
        </table:table-row>
        <table:table-row table:style-name="ro1">
          <table:table-cell office:value-type="float" office:value="3569170.31123582" calcext:value-type="float">
            <text:p>3569170.31123582</text:p>
          </table:table-cell>
          <table:table-cell office:value-type="float" office:value="3580180.36229713" calcext:value-type="float">
            <text:p>3580180.36229713</text:p>
          </table:table-cell>
          <table:table-cell table:formula="of:=[.B11]-[.A11]" office:value-type="float" office:value="11010.0510613052" calcext:value-type="float">
            <text:p>11010.0510613052</text:p>
          </table:table-cell>
          <table:table-cell table:formula="of:=[.C11]-[.$C$449]" office:value-type="float" office:value="-1.08652382713626" calcext:value-type="float">
            <text:p>-1.0865238271</text:p>
          </table:table-cell>
          <table:table-cell table:number-columns-repeated="3"/>
        </table:table-row>
        <table:table-row table:style-name="ro1">
          <table:table-cell office:value-type="float" office:value="3580180.36229713" calcext:value-type="float">
            <text:p>3580180.36229713</text:p>
          </table:table-cell>
          <table:table-cell office:value-type="float" office:value="3591191.29331688" calcext:value-type="float">
            <text:p>3591191.29331688</text:p>
          </table:table-cell>
          <table:table-cell table:formula="of:=[.B12]-[.A12]" office:value-type="float" office:value="11010.9310197532" calcext:value-type="float">
            <text:p>11010.9310197532</text:p>
          </table:table-cell>
          <table:table-cell table:formula="of:=[.C12]-[.$C$449]" office:value-type="float" office:value="-0.206565379136009" calcext:value-type="float">
            <text:p>-0.2065653791</text:p>
          </table:table-cell>
          <table:table-cell table:number-columns-repeated="3"/>
        </table:table-row>
        <table:table-row table:style-name="ro1">
          <table:table-cell office:value-type="float" office:value="3591191.29331688" calcext:value-type="float">
            <text:p>3591191.29331688</text:p>
          </table:table-cell>
          <table:table-cell office:value-type="float" office:value="3602202.99286335" calcext:value-type="float">
            <text:p>3602202.99286335</text:p>
          </table:table-cell>
          <table:table-cell table:formula="of:=[.B13]-[.A13]" office:value-type="float" office:value="11011.6995464694" calcext:value-type="float">
            <text:p>11011.6995464694</text:p>
          </table:table-cell>
          <table:table-cell table:formula="of:=[.C13]-[.$C$449]" office:value-type="float" office:value="0.561961337021785" calcext:value-type="float">
            <text:p>0.561961337</text:p>
          </table:table-cell>
          <table:table-cell table:number-columns-repeated="3"/>
        </table:table-row>
        <table:table-row table:style-name="ro1">
          <table:table-cell office:value-type="float" office:value="3602202.99286335" calcext:value-type="float">
            <text:p>3602202.99286335</text:p>
          </table:table-cell>
          <table:table-cell office:value-type="float" office:value="3613213.66337647" calcext:value-type="float">
            <text:p>3613213.66337647</text:p>
          </table:table-cell>
          <table:table-cell table:formula="of:=[.B14]-[.A14]" office:value-type="float" office:value="11010.6705131191" calcext:value-type="float">
            <text:p>11010.6705131191</text:p>
          </table:table-cell>
          <table:table-cell table:formula="of:=[.C14]-[.$C$449]" office:value-type="float" office:value="-0.467072013270808" calcext:value-type="float">
            <text:p>-0.4670720133</text:p>
          </table:table-cell>
          <table:table-cell table:number-columns-repeated="3"/>
        </table:table-row>
        <table:table-row table:style-name="ro1">
          <table:table-cell office:value-type="float" office:value="3613213.66337647" calcext:value-type="float">
            <text:p>3613213.66337647</text:p>
          </table:table-cell>
          <table:table-cell office:value-type="float" office:value="3624225.00488061" calcext:value-type="float">
            <text:p>3624225.00488061</text:p>
          </table:table-cell>
          <table:table-cell table:formula="of:=[.B15]-[.A15]" office:value-type="float" office:value="11011.341504144" calcext:value-type="float">
            <text:p>11011.341504144</text:p>
          </table:table-cell>
          <table:table-cell table:formula="of:=[.C15]-[.$C$449]" office:value-type="float" office:value="0.203919011662947" calcext:value-type="float">
            <text:p>0.2039190117</text:p>
          </table:table-cell>
          <table:table-cell table:number-columns-repeated="3"/>
        </table:table-row>
        <table:table-row table:style-name="ro1">
          <table:table-cell office:value-type="float" office:value="3624225.00488061" calcext:value-type="float">
            <text:p>3624225.00488061</text:p>
          </table:table-cell>
          <table:table-cell office:value-type="float" office:value="3635237.29449047" calcext:value-type="float">
            <text:p>3635237.29449047</text:p>
          </table:table-cell>
          <table:table-cell table:formula="of:=[.B16]-[.A16]" office:value-type="float" office:value="11012.2896098536" calcext:value-type="float">
            <text:p>11012.2896098536</text:p>
          </table:table-cell>
          <table:table-cell table:formula="of:=[.C16]-[.$C$449]" office:value-type="float" office:value="1.15202472129022" calcext:value-type="float">
            <text:p>1.1520247213</text:p>
          </table:table-cell>
          <table:table-cell table:number-columns-repeated="3"/>
        </table:table-row>
        <table:table-row table:style-name="ro1">
          <table:table-cell office:value-type="float" office:value="3635237.29449047" calcext:value-type="float">
            <text:p>3635237.29449047</text:p>
          </table:table-cell>
          <table:table-cell office:value-type="float" office:value="3646247.55994228" calcext:value-type="float">
            <text:p>3646247.55994228</text:p>
          </table:table-cell>
          <table:table-cell table:formula="of:=[.B17]-[.A17]" office:value-type="float" office:value="11010.2654518089" calcext:value-type="float">
            <text:p>11010.2654518089</text:p>
          </table:table-cell>
          <table:table-cell table:formula="of:=[.C17]-[.$C$449]" office:value-type="float" office:value="-0.872133323427988" calcext:value-type="float">
            <text:p>-0.8721333234</text:p>
          </table:table-cell>
          <table:table-cell table:number-columns-repeated="3"/>
        </table:table-row>
        <table:table-row table:style-name="ro1">
          <table:table-cell office:value-type="float" office:value="3646247.55994228" calcext:value-type="float">
            <text:p>3646247.55994228</text:p>
          </table:table-cell>
          <table:table-cell office:value-type="float" office:value="3657259.58486534" calcext:value-type="float">
            <text:p>3657259.58486534</text:p>
          </table:table-cell>
          <table:table-cell table:formula="of:=[.B18]-[.A18]" office:value-type="float" office:value="11012.0249230638" calcext:value-type="float">
            <text:p>11012.0249230638</text:p>
          </table:table-cell>
          <table:table-cell table:formula="of:=[.C18]-[.$C$449]" office:value-type="float" office:value="0.887337931460934" calcext:value-type="float">
            <text:p>0.8873379315</text:p>
          </table:table-cell>
          <table:table-cell table:number-columns-repeated="3"/>
        </table:table-row>
        <table:table-row table:style-name="ro1">
          <table:table-cell office:value-type="float" office:value="3657259.58486534" calcext:value-type="float">
            <text:p>3657259.58486534</text:p>
          </table:table-cell>
          <table:table-cell office:value-type="float" office:value="3668269.61219903" calcext:value-type="float">
            <text:p>3668269.61219903</text:p>
          </table:table-cell>
          <table:table-cell table:formula="of:=[.B19]-[.A19]" office:value-type="float" office:value="11010.027333694" calcext:value-type="float">
            <text:p>11010.027333694</text:p>
          </table:table-cell>
          <table:table-cell table:formula="of:=[.C19]-[.$C$449]" office:value-type="float" office:value="-1.11025143830921" calcext:value-type="float">
            <text:p>-1.1102514383</text:p>
          </table:table-cell>
          <table:table-cell table:number-columns-repeated="3"/>
        </table:table-row>
        <table:table-row table:style-name="ro1">
          <table:table-cell office:value-type="float" office:value="3668269.61219903" calcext:value-type="float">
            <text:p>3668269.61219903</text:p>
          </table:table-cell>
          <table:table-cell office:value-type="float" office:value="3679280.51969138" calcext:value-type="float">
            <text:p>3679280.51969138</text:p>
          </table:table-cell>
          <table:table-cell table:formula="of:=[.B20]-[.A20]" office:value-type="float" office:value="11010.9074923494" calcext:value-type="float">
            <text:p>11010.9074923494</text:p>
          </table:table-cell>
          <table:table-cell table:formula="of:=[.C20]-[.$C$449]" office:value-type="float" office:value="-0.230092782963766" calcext:value-type="float">
            <text:p>-0.230092783</text:p>
          </table:table-cell>
          <table:table-cell table:number-columns-repeated="3"/>
        </table:table-row>
        <table:table-row table:style-name="ro1">
          <table:table-cell office:value-type="float" office:value="3679280.51969138" calcext:value-type="float">
            <text:p>3679280.51969138</text:p>
          </table:table-cell>
          <table:table-cell office:value-type="float" office:value="3690292.45529908" calcext:value-type="float">
            <text:p>3690292.45529908</text:p>
          </table:table-cell>
          <table:table-cell table:formula="of:=[.B21]-[.A21]" office:value-type="float" office:value="11011.9356076969" calcext:value-type="float">
            <text:p>11011.9356076969</text:p>
          </table:table-cell>
          <table:table-cell table:formula="of:=[.C21]-[.$C$449]" office:value-type="float" office:value="0.798022564529674" calcext:value-type="float">
            <text:p>0.7980225645</text:p>
          </table:table-cell>
          <table:table-cell table:number-columns-repeated="3"/>
        </table:table-row>
        <table:table-row table:style-name="ro1">
          <table:table-cell office:value-type="float" office:value="3690292.45529908" calcext:value-type="float">
            <text:p>3690292.45529908</text:p>
          </table:table-cell>
          <table:table-cell office:value-type="float" office:value="3701303.21670165" calcext:value-type="float">
            <text:p>3701303.21670165</text:p>
          </table:table-cell>
          <table:table-cell table:formula="of:=[.B22]-[.A22]" office:value-type="float" office:value="11010.761402572" calcext:value-type="float">
            <text:p>11010.761402572</text:p>
          </table:table-cell>
          <table:table-cell table:formula="of:=[.C22]-[.$C$449]" office:value-type="float" office:value="-0.376182560314191" calcext:value-type="float">
            <text:p>-0.3761825603</text:p>
          </table:table-cell>
          <table:table-cell table:number-columns-repeated="3"/>
        </table:table-row>
        <table:table-row table:style-name="ro1">
          <table:table-cell office:value-type="float" office:value="3701303.21670165" calcext:value-type="float">
            <text:p>3701303.21670165</text:p>
          </table:table-cell>
          <table:table-cell office:value-type="float" office:value="3712314.12278807" calcext:value-type="float">
            <text:p>3712314.12278807</text:p>
          </table:table-cell>
          <table:table-cell table:formula="of:=[.B23]-[.A23]" office:value-type="float" office:value="11010.9060864206" calcext:value-type="float">
            <text:p>11010.9060864206</text:p>
          </table:table-cell>
          <table:table-cell table:formula="of:=[.C23]-[.$C$449]" office:value-type="float" office:value="-0.231498711713357" calcext:value-type="float">
            <text:p>-0.2314987117</text:p>
          </table:table-cell>
          <table:table-cell table:number-columns-repeated="3"/>
        </table:table-row>
        <table:table-row table:style-name="ro1">
          <table:table-cell office:value-type="float" office:value="3712314.12278807" calcext:value-type="float">
            <text:p>3712314.12278807</text:p>
          </table:table-cell>
          <table:table-cell office:value-type="float" office:value="3723324.92713526" calcext:value-type="float">
            <text:p>3723324.92713526</text:p>
          </table:table-cell>
          <table:table-cell table:formula="of:=[.B24]-[.A24]" office:value-type="float" office:value="11010.804347191" calcext:value-type="float">
            <text:p>11010.804347191</text:p>
          </table:table-cell>
          <table:table-cell table:formula="of:=[.C24]-[.$C$449]" office:value-type="float" office:value="-0.333237941347761" calcext:value-type="float">
            <text:p>-0.3332379413</text:p>
          </table:table-cell>
          <table:table-cell table:number-columns-repeated="3"/>
        </table:table-row>
        <table:table-row table:style-name="ro1">
          <table:table-cell office:value-type="float" office:value="3723324.92713526" calcext:value-type="float">
            <text:p>3723324.92713526</text:p>
          </table:table-cell>
          <table:table-cell office:value-type="float" office:value="3734335.77517877" calcext:value-type="float">
            <text:p>3734335.77517877</text:p>
          </table:table-cell>
          <table:table-cell table:formula="of:=[.B25]-[.A25]" office:value-type="float" office:value="11010.8480435079" calcext:value-type="float">
            <text:p>11010.8480435079</text:p>
          </table:table-cell>
          <table:table-cell table:formula="of:=[.C25]-[.$C$449]" office:value-type="float" office:value="-0.289541624457343" calcext:value-type="float">
            <text:p>-0.2895416245</text:p>
          </table:table-cell>
          <table:table-cell table:number-columns-repeated="3"/>
        </table:table-row>
        <table:table-row table:style-name="ro1">
          <table:table-cell office:value-type="float" office:value="3734335.77517877" calcext:value-type="float">
            <text:p>3734335.77517877</text:p>
          </table:table-cell>
          <table:table-cell office:value-type="float" office:value="3745347.46813416" calcext:value-type="float">
            <text:p>3745347.46813416</text:p>
          </table:table-cell>
          <table:table-cell table:formula="of:=[.B26]-[.A26]" office:value-type="float" office:value="11011.692955384" calcext:value-type="float">
            <text:p>11011.692955384</text:p>
          </table:table-cell>
          <table:table-cell table:formula="of:=[.C26]-[.$C$449]" office:value-type="float" office:value="0.555370251677232" calcext:value-type="float">
            <text:p>0.5553702517</text:p>
          </table:table-cell>
          <table:table-cell table:number-columns-repeated="3"/>
        </table:table-row>
        <table:table-row table:style-name="ro1">
          <table:table-cell office:value-type="float" office:value="3745347.46813416" calcext:value-type="float">
            <text:p>3745347.46813416</text:p>
          </table:table-cell>
          <table:table-cell office:value-type="float" office:value="3756358.31743701" calcext:value-type="float">
            <text:p>3756358.31743701</text:p>
          </table:table-cell>
          <table:table-cell table:formula="of:=[.B27]-[.A27]" office:value-type="float" office:value="11010.8493028558" calcext:value-type="float">
            <text:p>11010.8493028558</text:p>
          </table:table-cell>
          <table:table-cell table:formula="of:=[.C27]-[.$C$449]" office:value-type="float" office:value="-0.28828227656777" calcext:value-type="float">
            <text:p>-0.2882822766</text:p>
          </table:table-cell>
          <table:table-cell table:number-columns-repeated="3"/>
        </table:table-row>
        <table:table-row table:style-name="ro1">
          <table:table-cell office:value-type="float" office:value="3756358.31743701" calcext:value-type="float">
            <text:p>3756358.31743701</text:p>
          </table:table-cell>
          <table:table-cell office:value-type="float" office:value="3767371.35540397" calcext:value-type="float">
            <text:p>3767371.35540397</text:p>
          </table:table-cell>
          <table:table-cell table:formula="of:=[.B28]-[.A28]" office:value-type="float" office:value="11013.0379669545" calcext:value-type="float">
            <text:p>11013.0379669545</text:p>
          </table:table-cell>
          <table:table-cell table:formula="of:=[.C28]-[.$C$449]" office:value-type="float" office:value="1.90038182216813" calcext:value-type="float">
            <text:p>1.9003818222</text:p>
          </table:table-cell>
          <table:table-cell table:number-columns-repeated="3"/>
        </table:table-row>
        <table:table-row table:style-name="ro1">
          <table:table-cell office:value-type="float" office:value="3767371.35540397" calcext:value-type="float">
            <text:p>3767371.35540397</text:p>
          </table:table-cell>
          <table:table-cell office:value-type="float" office:value="3778380.16239009" calcext:value-type="float">
            <text:p>3778380.16239009</text:p>
          </table:table-cell>
          <table:table-cell table:formula="of:=[.B29]-[.A29]" office:value-type="float" office:value="11008.8069861247" calcext:value-type="float">
            <text:p>11008.8069861247</text:p>
          </table:table-cell>
          <table:table-cell table:formula="of:=[.C29]-[.$C$449]" office:value-type="float" office:value="-2.33059900763328" calcext:value-type="float">
            <text:p>-2.3305990076</text:p>
          </table:table-cell>
          <table:table-cell table:number-columns-repeated="3"/>
        </table:table-row>
        <table:table-row table:style-name="ro1">
          <table:table-cell office:value-type="float" office:value="3778380.16239009" calcext:value-type="float">
            <text:p>3778380.16239009</text:p>
          </table:table-cell>
          <table:table-cell office:value-type="float" office:value="3789393.29188629" calcext:value-type="float">
            <text:p>3789393.29188629</text:p>
          </table:table-cell>
          <table:table-cell table:formula="of:=[.B30]-[.A30]" office:value-type="float" office:value="11013.1294962033" calcext:value-type="float">
            <text:p>11013.1294962033</text:p>
          </table:table-cell>
          <table:table-cell table:formula="of:=[.C30]-[.$C$449]" office:value-type="float" office:value="1.9919110709161" calcext:value-type="float">
            <text:p>1.9919110709</text:p>
          </table:table-cell>
          <table:table-cell table:number-columns-repeated="3"/>
        </table:table-row>
        <table:table-row table:style-name="ro1">
          <table:table-cell office:value-type="float" office:value="3789393.29188629" calcext:value-type="float">
            <text:p>3789393.29188629</text:p>
          </table:table-cell>
          <table:table-cell office:value-type="float" office:value="3800403.52810004" calcext:value-type="float">
            <text:p>3800403.52810004</text:p>
          </table:table-cell>
          <table:table-cell table:formula="of:=[.B31]-[.A31]" office:value-type="float" office:value="11010.2362137451" calcext:value-type="float">
            <text:p>11010.2362137451</text:p>
          </table:table-cell>
          <table:table-cell table:formula="of:=[.C31]-[.$C$449]" office:value-type="float" office:value="-0.901371387270046" calcext:value-type="float">
            <text:p>-0.9013713873</text:p>
          </table:table-cell>
          <table:table-cell table:number-columns-repeated="3"/>
        </table:table-row>
        <table:table-row table:style-name="ro1">
          <table:table-cell office:value-type="float" office:value="3800403.52810004" calcext:value-type="float">
            <text:p>3800403.52810004</text:p>
          </table:table-cell>
          <table:table-cell office:value-type="float" office:value="3811414.69920405" calcext:value-type="float">
            <text:p>3811414.69920405</text:p>
          </table:table-cell>
          <table:table-cell table:formula="of:=[.B32]-[.A32]" office:value-type="float" office:value="11011.1711040139" calcext:value-type="float">
            <text:p>11011.1711040139</text:p>
          </table:table-cell>
          <table:table-cell table:formula="of:=[.C32]-[.$C$449]" office:value-type="float" office:value="0.033518881566124" calcext:value-type="float">
            <text:p>0.0335188816</text:p>
          </table:table-cell>
          <table:table-cell table:number-columns-repeated="3"/>
        </table:table-row>
        <table:table-row table:style-name="ro1">
          <table:table-cell office:value-type="float" office:value="3811414.69920405" calcext:value-type="float">
            <text:p>3811414.69920405</text:p>
          </table:table-cell>
          <table:table-cell office:value-type="float" office:value="3822425.10695579" calcext:value-type="float">
            <text:p>3822425.10695579</text:p>
          </table:table-cell>
          <table:table-cell table:formula="of:=[.B33]-[.A33]" office:value-type="float" office:value="11010.4077517358" calcext:value-type="float">
            <text:p>11010.4077517358</text:p>
          </table:table-cell>
          <table:table-cell table:formula="of:=[.C33]-[.$C$449]" office:value-type="float" office:value="-0.729833396588219" calcext:value-type="float">
            <text:p>-0.7298333966</text:p>
          </table:table-cell>
          <table:table-cell table:number-columns-repeated="3"/>
        </table:table-row>
        <table:table-row table:style-name="ro1">
          <table:table-cell office:value-type="float" office:value="3822425.10695579" calcext:value-type="float">
            <text:p>3822425.10695579</text:p>
          </table:table-cell>
          <table:table-cell office:value-type="float" office:value="3833436.74378976" calcext:value-type="float">
            <text:p>3833436.74378976</text:p>
          </table:table-cell>
          <table:table-cell table:formula="of:=[.B34]-[.A34]" office:value-type="float" office:value="11011.636833969" calcext:value-type="float">
            <text:p>11011.636833969</text:p>
          </table:table-cell>
          <table:table-cell table:formula="of:=[.C34]-[.$C$449]" office:value-type="float" office:value="0.499248836684274" calcext:value-type="float">
            <text:p>0.4992488367</text:p>
          </table:table-cell>
          <table:table-cell table:number-columns-repeated="3"/>
        </table:table-row>
        <table:table-row table:style-name="ro1">
          <table:table-cell office:value-type="float" office:value="3833436.74378976" calcext:value-type="float">
            <text:p>3833436.74378976</text:p>
          </table:table-cell>
          <table:table-cell office:value-type="float" office:value="3844448.30541947" calcext:value-type="float">
            <text:p>3844448.30541947</text:p>
          </table:table-cell>
          <table:table-cell table:formula="of:=[.B35]-[.A35]" office:value-type="float" office:value="11011.5616297075" calcext:value-type="float">
            <text:p>11011.5616297075</text:p>
          </table:table-cell>
          <table:table-cell table:formula="of:=[.C35]-[.$C$449]" office:value-type="float" office:value="0.424044575105654" calcext:value-type="float">
            <text:p>0.4240445751</text:p>
          </table:table-cell>
          <table:table-cell table:number-columns-repeated="3"/>
        </table:table-row>
        <table:table-row table:style-name="ro1">
          <table:table-cell office:value-type="float" office:value="3844448.30541947" calcext:value-type="float">
            <text:p>3844448.30541947</text:p>
          </table:table-cell>
          <table:table-cell office:value-type="float" office:value="3855459.14402667" calcext:value-type="float">
            <text:p>3855459.14402667</text:p>
          </table:table-cell>
          <table:table-cell table:formula="of:=[.B36]-[.A36]" office:value-type="float" office:value="11010.8386072065" calcext:value-type="float">
            <text:p>11010.8386072065</text:p>
          </table:table-cell>
          <table:table-cell table:formula="of:=[.C36]-[.$C$449]" office:value-type="float" office:value="-0.298977925878717" calcext:value-type="float">
            <text:p>-0.2989779259</text:p>
          </table:table-cell>
          <table:table-cell table:number-columns-repeated="3"/>
        </table:table-row>
        <table:table-row table:style-name="ro1">
          <table:table-cell office:value-type="float" office:value="3855459.14402667" calcext:value-type="float">
            <text:p>3855459.14402667</text:p>
          </table:table-cell>
          <table:table-cell office:value-type="float" office:value="3866471.25742879" calcext:value-type="float">
            <text:p>3866471.25742879</text:p>
          </table:table-cell>
          <table:table-cell table:formula="of:=[.B37]-[.A37]" office:value-type="float" office:value="11012.1134021198" calcext:value-type="float">
            <text:p>11012.1134021198</text:p>
          </table:table-cell>
          <table:table-cell table:formula="of:=[.C37]-[.$C$449]" office:value-type="float" office:value="0.975816987483995" calcext:value-type="float">
            <text:p>0.9758169875</text:p>
          </table:table-cell>
          <table:table-cell table:number-columns-repeated="3"/>
        </table:table-row>
        <table:table-row table:style-name="ro1">
          <table:table-cell office:value-type="float" office:value="3866471.25742879" calcext:value-type="float">
            <text:p>3866471.25742879</text:p>
          </table:table-cell>
          <table:table-cell office:value-type="float" office:value="3877482.14473914" calcext:value-type="float">
            <text:p>3877482.14473914</text:p>
          </table:table-cell>
          <table:table-cell table:formula="of:=[.B38]-[.A38]" office:value-type="float" office:value="11010.8873103489" calcext:value-type="float">
            <text:p>11010.8873103489</text:p>
          </table:table-cell>
          <table:table-cell table:formula="of:=[.C38]-[.$C$449]" office:value-type="float" office:value="-0.250274783436907" calcext:value-type="float">
            <text:p>-0.2502747834</text:p>
          </table:table-cell>
          <table:table-cell table:number-columns-repeated="3"/>
        </table:table-row>
        <table:table-row table:style-name="ro1">
          <table:table-cell office:value-type="float" office:value="3877482.14473914" calcext:value-type="float">
            <text:p>3877482.14473914</text:p>
          </table:table-cell>
          <table:table-cell office:value-type="float" office:value="3888492.74465398" calcext:value-type="float">
            <text:p>3888492.74465398</text:p>
          </table:table-cell>
          <table:table-cell table:formula="of:=[.B39]-[.A39]" office:value-type="float" office:value="11010.5999148353" calcext:value-type="float">
            <text:p>11010.5999148353</text:p>
          </table:table-cell>
          <table:table-cell table:formula="of:=[.C39]-[.$C$449]" office:value-type="float" office:value="-0.53767029705341" calcext:value-type="float">
            <text:p>-0.5376702971</text:p>
          </table:table-cell>
          <table:table-cell table:number-columns-repeated="3"/>
        </table:table-row>
        <table:table-row table:style-name="ro1">
          <table:table-cell office:value-type="float" office:value="3888492.74465398" calcext:value-type="float">
            <text:p>3888492.74465398</text:p>
          </table:table-cell>
          <table:table-cell office:value-type="float" office:value="3899503.06982583" calcext:value-type="float">
            <text:p>3899503.06982583</text:p>
          </table:table-cell>
          <table:table-cell table:formula="of:=[.B40]-[.A40]" office:value-type="float" office:value="11010.3251718548" calcext:value-type="float">
            <text:p>11010.3251718548</text:p>
          </table:table-cell>
          <table:table-cell table:formula="of:=[.C40]-[.$C$449]" office:value-type="float" office:value="-0.812413277541054" calcext:value-type="float">
            <text:p>-0.8124132775</text:p>
          </table:table-cell>
          <table:table-cell table:number-columns-repeated="3"/>
        </table:table-row>
        <table:table-row table:style-name="ro1">
          <table:table-cell office:value-type="float" office:value="3899503.06982583" calcext:value-type="float">
            <text:p>3899503.06982583</text:p>
          </table:table-cell>
          <table:table-cell office:value-type="float" office:value="3910515.12644402" calcext:value-type="float">
            <text:p>3910515.12644402</text:p>
          </table:table-cell>
          <table:table-cell table:formula="of:=[.B41]-[.A41]" office:value-type="float" office:value="11012.0566181913" calcext:value-type="float">
            <text:p>11012.0566181913</text:p>
          </table:table-cell>
          <table:table-cell table:formula="of:=[.C41]-[.$C$449]" office:value-type="float" office:value="0.919033058948116" calcext:value-type="float">
            <text:p>0.9190330589</text:p>
          </table:table-cell>
          <table:table-cell table:number-columns-repeated="3"/>
        </table:table-row>
        <table:table-row table:style-name="ro1">
          <table:table-cell office:value-type="float" office:value="3910515.12644402" calcext:value-type="float">
            <text:p>3910515.12644402</text:p>
          </table:table-cell>
          <table:table-cell office:value-type="float" office:value="3921526.1390392" calcext:value-type="float">
            <text:p>3921526.1390392</text:p>
          </table:table-cell>
          <table:table-cell table:formula="of:=[.B42]-[.A42]" office:value-type="float" office:value="11011.0125951818" calcext:value-type="float">
            <text:p>11011.0125951818</text:p>
          </table:table-cell>
          <table:table-cell table:formula="of:=[.C42]-[.$C$449]" office:value-type="float" office:value="-0.124989950534655" calcext:value-type="float">
            <text:p>-0.1249899505</text:p>
          </table:table-cell>
          <table:table-cell table:number-columns-repeated="3"/>
        </table:table-row>
        <table:table-row table:style-name="ro1">
          <table:table-cell office:value-type="float" office:value="3921526.1390392" calcext:value-type="float">
            <text:p>3921526.1390392</text:p>
          </table:table-cell>
          <table:table-cell office:value-type="float" office:value="3932536.51732563" calcext:value-type="float">
            <text:p>3932536.51732563</text:p>
          </table:table-cell>
          <table:table-cell table:formula="of:=[.B43]-[.A43]" office:value-type="float" office:value="11010.3782864292" calcext:value-type="float">
            <text:p>11010.3782864292</text:p>
          </table:table-cell>
          <table:table-cell table:formula="of:=[.C43]-[.$C$449]" office:value-type="float" office:value="-0.759298703138484" calcext:value-type="float">
            <text:p>-0.7592987031</text:p>
          </table:table-cell>
          <table:table-cell table:number-columns-repeated="3"/>
        </table:table-row>
        <table:table-row table:style-name="ro1">
          <table:table-cell office:value-type="float" office:value="3932536.51732563" calcext:value-type="float">
            <text:p>3932536.51732563</text:p>
          </table:table-cell>
          <table:table-cell office:value-type="float" office:value="3943548.13858835" calcext:value-type="float">
            <text:p>3943548.13858835</text:p>
          </table:table-cell>
          <table:table-cell table:formula="of:=[.B44]-[.A44]" office:value-type="float" office:value="11011.6212627138" calcext:value-type="float">
            <text:p>11011.6212627138</text:p>
          </table:table-cell>
          <table:table-cell table:formula="of:=[.C44]-[.$C$449]" office:value-type="float" office:value="0.483677581447409" calcext:value-type="float">
            <text:p>0.4836775814</text:p>
          </table:table-cell>
          <table:table-cell table:number-columns-repeated="3"/>
        </table:table-row>
        <table:table-row table:style-name="ro1">
          <table:table-cell office:value-type="float" office:value="3943548.13858835" calcext:value-type="float">
            <text:p>3943548.13858835</text:p>
          </table:table-cell>
          <table:table-cell office:value-type="float" office:value="3954559.95211506" calcext:value-type="float">
            <text:p>3954559.95211506</text:p>
          </table:table-cell>
          <table:table-cell table:formula="of:=[.B45]-[.A45]" office:value-type="float" office:value="11011.81352671" calcext:value-type="float">
            <text:p>11011.81352671</text:p>
          </table:table-cell>
          <table:table-cell table:formula="of:=[.C45]-[.$C$449]" office:value-type="float" office:value="0.675941577675985" calcext:value-type="float">
            <text:p>0.6759415777</text:p>
          </table:table-cell>
          <table:table-cell table:number-columns-repeated="3"/>
        </table:table-row>
        <table:table-row table:style-name="ro1">
          <table:table-cell office:value-type="float" office:value="3954559.95211506" calcext:value-type="float">
            <text:p>3954559.95211506</text:p>
          </table:table-cell>
          <table:table-cell office:value-type="float" office:value="3965570.10187088" calcext:value-type="float">
            <text:p>3965570.10187088</text:p>
          </table:table-cell>
          <table:table-cell table:formula="of:=[.B46]-[.A46]" office:value-type="float" office:value="11010.1497558188" calcext:value-type="float">
            <text:p>11010.1497558188</text:p>
          </table:table-cell>
          <table:table-cell table:formula="of:=[.C46]-[.$C$449]" office:value-type="float" office:value="-0.987829313584371" calcext:value-type="float">
            <text:p>-0.9878293136</text:p>
          </table:table-cell>
          <table:table-cell table:number-columns-repeated="3"/>
        </table:table-row>
        <table:table-row table:style-name="ro1">
          <table:table-cell office:value-type="float" office:value="3965570.10187088" calcext:value-type="float">
            <text:p>3965570.10187088</text:p>
          </table:table-cell>
          <table:table-cell office:value-type="float" office:value="3976580.73459163" calcext:value-type="float">
            <text:p>3976580.73459163</text:p>
          </table:table-cell>
          <table:table-cell table:formula="of:=[.B47]-[.A47]" office:value-type="float" office:value="11010.6327207559" calcext:value-type="float">
            <text:p>11010.6327207559</text:p>
          </table:table-cell>
          <table:table-cell table:formula="of:=[.C47]-[.$C$449]" office:value-type="float" office:value="-0.50486437647487" calcext:value-type="float">
            <text:p>-0.5048643765</text:p>
          </table:table-cell>
          <table:table-cell table:number-columns-repeated="3"/>
        </table:table-row>
        <table:table-row table:style-name="ro1">
          <table:table-cell office:value-type="float" office:value="3976580.73459163" calcext:value-type="float">
            <text:p>3976580.73459163</text:p>
          </table:table-cell>
          <table:table-cell office:value-type="float" office:value="3987593.33615459" calcext:value-type="float">
            <text:p>3987593.33615459</text:p>
          </table:table-cell>
          <table:table-cell table:formula="of:=[.B48]-[.A48]" office:value-type="float" office:value="11012.6015629563" calcext:value-type="float">
            <text:p>11012.6015629563</text:p>
          </table:table-cell>
          <table:table-cell table:formula="of:=[.C48]-[.$C$449]" office:value-type="float" office:value="1.46397782399436" calcext:value-type="float">
            <text:p>1.463977824</text:p>
          </table:table-cell>
          <table:table-cell table:number-columns-repeated="3"/>
        </table:table-row>
        <table:table-row table:style-name="ro1">
          <table:table-cell office:value-type="float" office:value="3987593.33615459" calcext:value-type="float">
            <text:p>3987593.33615459</text:p>
          </table:table-cell>
          <table:table-cell office:value-type="float" office:value="3998604.44294409" calcext:value-type="float">
            <text:p>3998604.44294409</text:p>
          </table:table-cell>
          <table:table-cell table:formula="of:=[.B49]-[.A49]" office:value-type="float" office:value="11011.1067895028" calcext:value-type="float">
            <text:p>11011.1067895028</text:p>
          </table:table-cell>
          <table:table-cell table:formula="of:=[.C49]-[.$C$449]" office:value-type="float" office:value="-0.0307956295728218" calcext:value-type="float">
            <text:p>-0.0307956296</text:p>
          </table:table-cell>
          <table:table-cell table:number-columns-repeated="3"/>
        </table:table-row>
        <table:table-row table:style-name="ro1">
          <table:table-cell office:value-type="float" office:value="3998604.44294409" calcext:value-type="float">
            <text:p>3998604.44294409</text:p>
          </table:table-cell>
          <table:table-cell office:value-type="float" office:value="4009615.00160091" calcext:value-type="float">
            <text:p>4009615.00160091</text:p>
          </table:table-cell>
          <table:table-cell table:formula="of:=[.B50]-[.A50]" office:value-type="float" office:value="11010.558656821" calcext:value-type="float">
            <text:p>11010.558656821</text:p>
          </table:table-cell>
          <table:table-cell table:formula="of:=[.C50]-[.$C$449]" office:value-type="float" office:value="-0.578928311326308" calcext:value-type="float">
            <text:p>-0.5789283113</text:p>
          </table:table-cell>
          <table:table-cell table:number-columns-repeated="3"/>
        </table:table-row>
        <table:table-row table:style-name="ro1">
          <table:table-cell office:value-type="float" office:value="4009615.00160091" calcext:value-type="float">
            <text:p>4009615.00160091</text:p>
          </table:table-cell>
          <table:table-cell office:value-type="float" office:value="4020625.82812458" calcext:value-type="float">
            <text:p>4020625.82812458</text:p>
          </table:table-cell>
          <table:table-cell table:formula="of:=[.B51]-[.A51]" office:value-type="float" office:value="11010.8265236695" calcext:value-type="float">
            <text:p>11010.8265236695</text:p>
          </table:table-cell>
          <table:table-cell table:formula="of:=[.C51]-[.$C$449]" office:value-type="float" office:value="-0.311061462824" calcext:value-type="float">
            <text:p>-0.3110614628</text:p>
          </table:table-cell>
          <table:table-cell table:number-columns-repeated="3"/>
        </table:table-row>
        <table:table-row table:style-name="ro1">
          <table:table-cell office:value-type="float" office:value="4020625.82812458" calcext:value-type="float">
            <text:p>4020625.82812458</text:p>
          </table:table-cell>
          <table:table-cell office:value-type="float" office:value="4031635.99554616" calcext:value-type="float">
            <text:p>4031635.99554616</text:p>
          </table:table-cell>
          <table:table-cell table:formula="of:=[.B52]-[.A52]" office:value-type="float" office:value="11010.1674215784" calcext:value-type="float">
            <text:p>11010.1674215784</text:p>
          </table:table-cell>
          <table:table-cell table:formula="of:=[.C52]-[.$C$449]" office:value-type="float" office:value="-0.970163553924067" calcext:value-type="float">
            <text:p>-0.9701635539</text:p>
          </table:table-cell>
          <table:table-cell table:number-columns-repeated="3"/>
        </table:table-row>
        <table:table-row table:style-name="ro1">
          <table:table-cell office:value-type="float" office:value="4031635.99554616" calcext:value-type="float">
            <text:p>4031635.99554616</text:p>
          </table:table-cell>
          <table:table-cell office:value-type="float" office:value="4042648.60637877" calcext:value-type="float">
            <text:p>4042648.60637877</text:p>
          </table:table-cell>
          <table:table-cell table:formula="of:=[.B53]-[.A53]" office:value-type="float" office:value="11012.6108326041" calcext:value-type="float">
            <text:p>11012.6108326041</text:p>
          </table:table-cell>
          <table:table-cell table:formula="of:=[.C53]-[.$C$449]" office:value-type="float" office:value="1.47324747176026" calcext:value-type="float">
            <text:p>1.4732474718</text:p>
          </table:table-cell>
          <table:table-cell table:number-columns-repeated="3"/>
        </table:table-row>
        <table:table-row table:style-name="ro1">
          <table:table-cell office:value-type="float" office:value="4042648.60637877" calcext:value-type="float">
            <text:p>4042648.60637877</text:p>
          </table:table-cell>
          <table:table-cell office:value-type="float" office:value="4053659.37375615" calcext:value-type="float">
            <text:p>4053659.37375615</text:p>
          </table:table-cell>
          <table:table-cell table:formula="of:=[.B54]-[.A54]" office:value-type="float" office:value="11010.7673773849" calcext:value-type="float">
            <text:p>11010.7673773849</text:p>
          </table:table-cell>
          <table:table-cell table:formula="of:=[.C54]-[.$C$449]" office:value-type="float" office:value="-0.370207747415407" calcext:value-type="float">
            <text:p>-0.3702077474</text:p>
          </table:table-cell>
          <table:table-cell table:number-columns-repeated="3"/>
        </table:table-row>
        <table:table-row table:style-name="ro1">
          <table:table-cell office:value-type="float" office:value="4053659.37375615" calcext:value-type="float">
            <text:p>4053659.37375615</text:p>
          </table:table-cell>
          <table:table-cell office:value-type="float" office:value="4064671.13316781" calcext:value-type="float">
            <text:p>4064671.13316781</text:p>
          </table:table-cell>
          <table:table-cell table:formula="of:=[.B55]-[.A55]" office:value-type="float" office:value="11011.7594116572" calcext:value-type="float">
            <text:p>11011.7594116572</text:p>
          </table:table-cell>
          <table:table-cell table:formula="of:=[.C55]-[.$C$449]" office:value-type="float" office:value="0.62182652487536" calcext:value-type="float">
            <text:p>0.6218265249</text:p>
          </table:table-cell>
          <table:table-cell table:number-columns-repeated="3"/>
        </table:table-row>
        <table:table-row table:style-name="ro1">
          <table:table-cell office:value-type="float" office:value="4064671.13316781" calcext:value-type="float">
            <text:p>4064671.13316781</text:p>
          </table:table-cell>
          <table:table-cell office:value-type="float" office:value="4075681.47262137" calcext:value-type="float">
            <text:p>4075681.47262137</text:p>
          </table:table-cell>
          <table:table-cell table:formula="of:=[.B56]-[.A56]" office:value-type="float" office:value="11010.3394535645" calcext:value-type="float">
            <text:p>11010.3394535645</text:p>
          </table:table-cell>
          <table:table-cell table:formula="of:=[.C56]-[.$C$449]" office:value-type="float" office:value="-0.798131567862583" calcext:value-type="float">
            <text:p>-0.7981315679</text:p>
          </table:table-cell>
          <table:table-cell table:number-columns-repeated="3"/>
        </table:table-row>
        <table:table-row table:style-name="ro1">
          <table:table-cell office:value-type="float" office:value="4075681.47262137" calcext:value-type="float">
            <text:p>4075681.47262137</text:p>
          </table:table-cell>
          <table:table-cell office:value-type="float" office:value="4086693.90897524" calcext:value-type="float">
            <text:p>4086693.90897524</text:p>
          </table:table-cell>
          <table:table-cell table:formula="of:=[.B57]-[.A57]" office:value-type="float" office:value="11012.4363538716" calcext:value-type="float">
            <text:p>11012.4363538716</text:p>
          </table:table-cell>
          <table:table-cell table:formula="of:=[.C57]-[.$C$449]" office:value-type="float" office:value="1.29876873924513" calcext:value-type="float">
            <text:p>1.2987687392</text:p>
          </table:table-cell>
          <table:table-cell table:number-columns-repeated="3"/>
        </table:table-row>
        <table:table-row table:style-name="ro1">
          <table:table-cell office:value-type="float" office:value="4086693.90897524" calcext:value-type="float">
            <text:p>4086693.90897524</text:p>
          </table:table-cell>
          <table:table-cell office:value-type="float" office:value="4097703.32667979" calcext:value-type="float">
            <text:p>4097703.32667979</text:p>
          </table:table-cell>
          <table:table-cell table:formula="of:=[.B58]-[.A58]" office:value-type="float" office:value="11009.4177045478" calcext:value-type="float">
            <text:p>11009.4177045478</text:p>
          </table:table-cell>
          <table:table-cell table:formula="of:=[.C58]-[.$C$449]" office:value-type="float" office:value="-1.71988058459829" calcext:value-type="float">
            <text:p>-1.7198805846</text:p>
          </table:table-cell>
          <table:table-cell table:number-columns-repeated="3"/>
        </table:table-row>
        <table:table-row table:style-name="ro1">
          <table:table-cell office:value-type="float" office:value="4097703.32667979" calcext:value-type="float">
            <text:p>4097703.32667979</text:p>
          </table:table-cell>
          <table:table-cell office:value-type="float" office:value="4108715.67866093" calcext:value-type="float">
            <text:p>4108715.67866093</text:p>
          </table:table-cell>
          <table:table-cell table:formula="of:=[.B59]-[.A59]" office:value-type="float" office:value="11012.3519811374" calcext:value-type="float">
            <text:p>11012.3519811374</text:p>
          </table:table-cell>
          <table:table-cell table:formula="of:=[.C59]-[.$C$449]" office:value-type="float" office:value="1.21439600505983" calcext:value-type="float">
            <text:p>1.2143960051</text:p>
          </table:table-cell>
          <table:table-cell table:number-columns-repeated="3"/>
        </table:table-row>
        <table:table-row table:style-name="ro1">
          <table:table-cell office:value-type="float" office:value="4108715.67866093" calcext:value-type="float">
            <text:p>4108715.67866093</text:p>
          </table:table-cell>
          <table:table-cell office:value-type="float" office:value="4119726.38304852" calcext:value-type="float">
            <text:p>4119726.38304852</text:p>
          </table:table-cell>
          <table:table-cell table:formula="of:=[.B60]-[.A60]" office:value-type="float" office:value="11010.7043875949" calcext:value-type="float">
            <text:p>11010.7043875949</text:p>
          </table:table-cell>
          <table:table-cell table:formula="of:=[.C60]-[.$C$449]" office:value-type="float" office:value="-0.433197537407978" calcext:value-type="float">
            <text:p>-0.4331975374</text:p>
          </table:table-cell>
          <table:table-cell table:number-columns-repeated="3"/>
        </table:table-row>
        <table:table-row table:style-name="ro1">
          <table:table-cell office:value-type="float" office:value="4119726.38304852" calcext:value-type="float">
            <text:p>4119726.38304852</text:p>
          </table:table-cell>
          <table:table-cell office:value-type="float" office:value="4130737.20802555" calcext:value-type="float">
            <text:p>4130737.20802555</text:p>
          </table:table-cell>
          <table:table-cell table:formula="of:=[.B61]-[.A61]" office:value-type="float" office:value="11010.8249770226" calcext:value-type="float">
            <text:p>11010.8249770226</text:p>
          </table:table-cell>
          <table:table-cell table:formula="of:=[.C61]-[.$C$449]" office:value-type="float" office:value="-0.312608109758003" calcext:value-type="float">
            <text:p>-0.3126081098</text:p>
          </table:table-cell>
          <table:table-cell table:number-columns-repeated="3"/>
        </table:table-row>
        <table:table-row table:style-name="ro1">
          <table:table-cell office:value-type="float" office:value="4130737.20802555" calcext:value-type="float">
            <text:p>4130737.20802555</text:p>
          </table:table-cell>
          <table:table-cell office:value-type="float" office:value="4141748.70800009" calcext:value-type="float">
            <text:p>4141748.70800009</text:p>
          </table:table-cell>
          <table:table-cell table:formula="of:=[.B62]-[.A62]" office:value-type="float" office:value="11011.499974546" calcext:value-type="float">
            <text:p>11011.499974546</text:p>
          </table:table-cell>
          <table:table-cell table:formula="of:=[.C62]-[.$C$449]" office:value-type="float" office:value="0.362389413669007" calcext:value-type="float">
            <text:p>0.3623894137</text:p>
          </table:table-cell>
          <table:table-cell table:number-columns-repeated="3"/>
        </table:table-row>
        <table:table-row table:style-name="ro1">
          <table:table-cell office:value-type="float" office:value="4141748.70800009" calcext:value-type="float">
            <text:p>4141748.70800009</text:p>
          </table:table-cell>
          <table:table-cell office:value-type="float" office:value="4152760.89643152" calcext:value-type="float">
            <text:p>4152760.89643152</text:p>
          </table:table-cell>
          <table:table-cell table:formula="of:=[.B63]-[.A63]" office:value-type="float" office:value="11012.1884314255" calcext:value-type="float">
            <text:p>11012.1884314255</text:p>
          </table:table-cell>
          <table:table-cell table:formula="of:=[.C63]-[.$C$449]" office:value-type="float" office:value="1.05084629313205" calcext:value-type="float">
            <text:p>1.0508462931</text:p>
          </table:table-cell>
          <table:table-cell table:number-columns-repeated="3"/>
        </table:table-row>
        <table:table-row table:style-name="ro1">
          <table:table-cell office:value-type="float" office:value="4152760.89643152" calcext:value-type="float">
            <text:p>4152760.89643152</text:p>
          </table:table-cell>
          <table:table-cell office:value-type="float" office:value="4163771.06884457" calcext:value-type="float">
            <text:p>4163771.06884457</text:p>
          </table:table-cell>
          <table:table-cell table:formula="of:=[.B64]-[.A64]" office:value-type="float" office:value="11010.1724130553" calcext:value-type="float">
            <text:p>11010.1724130553</text:p>
          </table:table-cell>
          <table:table-cell table:formula="of:=[.C64]-[.$C$449]" office:value-type="float" office:value="-0.965172077034367" calcext:value-type="float">
            <text:p>-0.965172077</text:p>
          </table:table-cell>
          <table:table-cell table:number-columns-repeated="3"/>
        </table:table-row>
        <table:table-row table:style-name="ro1">
          <table:table-cell office:value-type="float" office:value="4163771.06884457" calcext:value-type="float">
            <text:p>4163771.06884457</text:p>
          </table:table-cell>
          <table:table-cell office:value-type="float" office:value="4174783.31141323" calcext:value-type="float">
            <text:p>4174783.31141323</text:p>
          </table:table-cell>
          <table:table-cell table:formula="of:=[.B65]-[.A65]" office:value-type="float" office:value="11012.2425686596" calcext:value-type="float">
            <text:p>11012.2425686596</text:p>
          </table:table-cell>
          <table:table-cell table:formula="of:=[.C65]-[.$C$449]" office:value-type="float" office:value="1.10498352724244" calcext:value-type="float">
            <text:p>1.1049835272</text:p>
          </table:table-cell>
          <table:table-cell table:number-columns-repeated="3"/>
        </table:table-row>
        <table:table-row table:style-name="ro1">
          <table:table-cell office:value-type="float" office:value="4174783.31141323" calcext:value-type="float">
            <text:p>4174783.31141323</text:p>
          </table:table-cell>
          <table:table-cell office:value-type="float" office:value="4185792.87574304" calcext:value-type="float">
            <text:p>4185792.87574304</text:p>
          </table:table-cell>
          <table:table-cell table:formula="of:=[.B66]-[.A66]" office:value-type="float" office:value="11009.5643298058" calcext:value-type="float">
            <text:p>11009.5643298058</text:p>
          </table:table-cell>
          <table:table-cell table:formula="of:=[.C66]-[.$C$449]" office:value-type="float" office:value="-1.57325532656978" calcext:value-type="float">
            <text:p>-1.5732553266</text:p>
          </table:table-cell>
          <table:table-cell table:number-columns-repeated="3"/>
        </table:table-row>
        <table:table-row table:style-name="ro1">
          <table:table-cell office:value-type="float" office:value="4185792.87574304" calcext:value-type="float">
            <text:p>4185792.87574304</text:p>
          </table:table-cell>
          <table:table-cell office:value-type="float" office:value="4196803.85395358" calcext:value-type="float">
            <text:p>4196803.85395358</text:p>
          </table:table-cell>
          <table:table-cell table:formula="of:=[.B67]-[.A67]" office:value-type="float" office:value="11010.9782105465" calcext:value-type="float">
            <text:p>11010.9782105465</text:p>
          </table:table-cell>
          <table:table-cell table:formula="of:=[.C67]-[.$C$449]" office:value-type="float" office:value="-0.159374585811747" calcext:value-type="float">
            <text:p>-0.1593745858</text:p>
          </table:table-cell>
          <table:table-cell table:number-columns-repeated="3"/>
        </table:table-row>
        <table:table-row table:style-name="ro1">
          <table:table-cell office:value-type="float" office:value="4196803.85395358" calcext:value-type="float">
            <text:p>4196803.85395358</text:p>
          </table:table-cell>
          <table:table-cell office:value-type="float" office:value="4207815.57911469" calcext:value-type="float">
            <text:p>4207815.57911469</text:p>
          </table:table-cell>
          <table:table-cell table:formula="of:=[.B68]-[.A68]" office:value-type="float" office:value="11011.7251611054" calcext:value-type="float">
            <text:p>11011.7251611054</text:p>
          </table:table-cell>
          <table:table-cell table:formula="of:=[.C68]-[.$C$449]" office:value-type="float" office:value="0.587575973040657" calcext:value-type="float">
            <text:p>0.587575973</text:p>
          </table:table-cell>
          <table:table-cell table:number-columns-repeated="3"/>
        </table:table-row>
        <table:table-row table:style-name="ro1">
          <table:table-cell office:value-type="float" office:value="4207815.57911469" calcext:value-type="float">
            <text:p>4207815.57911469</text:p>
          </table:table-cell>
          <table:table-cell office:value-type="float" office:value="4218826.69867688" calcext:value-type="float">
            <text:p>4218826.69867688</text:p>
          </table:table-cell>
          <table:table-cell table:formula="of:=[.B69]-[.A69]" office:value-type="float" office:value="11011.1195621919" calcext:value-type="float">
            <text:p>11011.1195621919</text:p>
          </table:table-cell>
          <table:table-cell table:formula="of:=[.C69]-[.$C$449]" office:value-type="float" office:value="-0.0180229404650163" calcext:value-type="float">
            <text:p>-0.0180229405</text:p>
          </table:table-cell>
          <table:table-cell table:number-columns-repeated="3"/>
        </table:table-row>
        <table:table-row table:style-name="ro1">
          <table:table-cell office:value-type="float" office:value="4218826.69867688" calcext:value-type="float">
            <text:p>4218826.69867688</text:p>
          </table:table-cell>
          <table:table-cell office:value-type="float" office:value="4229837.49508977" calcext:value-type="float">
            <text:p>4229837.49508977</text:p>
          </table:table-cell>
          <table:table-cell table:formula="of:=[.B70]-[.A70]" office:value-type="float" office:value="11010.7964128861" calcext:value-type="float">
            <text:p>11010.7964128861</text:p>
          </table:table-cell>
          <table:table-cell table:formula="of:=[.C70]-[.$C$449]" office:value-type="float" office:value="-0.341172246233327" calcext:value-type="float">
            <text:p>-0.3411722462</text:p>
          </table:table-cell>
          <table:table-cell table:number-columns-repeated="3"/>
        </table:table-row>
        <table:table-row table:style-name="ro1">
          <table:table-cell office:value-type="float" office:value="4229837.49508977" calcext:value-type="float">
            <text:p>4229837.49508977</text:p>
          </table:table-cell>
          <table:table-cell office:value-type="float" office:value="4240849.89399361" calcext:value-type="float">
            <text:p>4240849.89399361</text:p>
          </table:table-cell>
          <table:table-cell table:formula="of:=[.B71]-[.A71]" office:value-type="float" office:value="11012.3989038412" calcext:value-type="float">
            <text:p>11012.3989038412</text:p>
          </table:table-cell>
          <table:table-cell table:formula="of:=[.C71]-[.$C$449]" office:value-type="float" office:value="1.26131870879908" calcext:value-type="float">
            <text:p>1.2613187088</text:p>
          </table:table-cell>
          <table:table-cell table:number-columns-repeated="3"/>
        </table:table-row>
        <table:table-row table:style-name="ro1">
          <table:table-cell office:value-type="float" office:value="4240849.89399361" calcext:value-type="float">
            <text:p>4240849.89399361</text:p>
          </table:table-cell>
          <table:table-cell office:value-type="float" office:value="4251860.76026049" calcext:value-type="float">
            <text:p>4251860.76026049</text:p>
          </table:table-cell>
          <table:table-cell table:formula="of:=[.B72]-[.A72]" office:value-type="float" office:value="11010.8662668765" calcext:value-type="float">
            <text:p>11010.8662668765</text:p>
          </table:table-cell>
          <table:table-cell table:formula="of:=[.C72]-[.$C$449]" office:value-type="float" office:value="-0.271318255894585" calcext:value-type="float">
            <text:p>-0.2713182559</text:p>
          </table:table-cell>
          <table:table-cell table:number-columns-repeated="3"/>
        </table:table-row>
        <table:table-row table:style-name="ro1">
          <table:table-cell office:value-type="float" office:value="4251860.76026049" calcext:value-type="float">
            <text:p>4251860.76026049</text:p>
          </table:table-cell>
          <table:table-cell office:value-type="float" office:value="4262871.33394797" calcext:value-type="float">
            <text:p>4262871.33394797</text:p>
          </table:table-cell>
          <table:table-cell table:formula="of:=[.B73]-[.A73]" office:value-type="float" office:value="11010.5736874882" calcext:value-type="float">
            <text:p>11010.5736874882</text:p>
          </table:table-cell>
          <table:table-cell table:formula="of:=[.C73]-[.$C$449]" office:value-type="float" office:value="-0.563897644140525" calcext:value-type="float">
            <text:p>-0.5638976441</text:p>
          </table:table-cell>
          <table:table-cell table:number-columns-repeated="3"/>
        </table:table-row>
        <table:table-row table:style-name="ro1">
          <table:table-cell office:value-type="float" office:value="4262871.33394797" calcext:value-type="float">
            <text:p>4262871.33394797</text:p>
          </table:table-cell>
          <table:table-cell office:value-type="float" office:value="4273882.44823251" calcext:value-type="float">
            <text:p>4273882.44823251</text:p>
          </table:table-cell>
          <table:table-cell table:formula="of:=[.B74]-[.A74]" office:value-type="float" office:value="11011.1142845321" calcext:value-type="float">
            <text:p>11011.1142845321</text:p>
          </table:table-cell>
          <table:table-cell table:formula="of:=[.C74]-[.$C$449]" office:value-type="float" office:value="-0.0233006002090406" calcext:value-type="float">
            <text:p>-0.0233006002</text:p>
          </table:table-cell>
          <table:table-cell table:number-columns-repeated="3"/>
        </table:table-row>
        <table:table-row table:style-name="ro1">
          <table:table-cell office:value-type="float" office:value="4273882.44823251" calcext:value-type="float">
            <text:p>4273882.44823251</text:p>
          </table:table-cell>
          <table:table-cell office:value-type="float" office:value="4284893.15336921" calcext:value-type="float">
            <text:p>4284893.15336921</text:p>
          </table:table-cell>
          <table:table-cell table:formula="of:=[.B75]-[.A75]" office:value-type="float" office:value="11010.7051367071" calcext:value-type="float">
            <text:p>11010.7051367071</text:p>
          </table:table-cell>
          <table:table-cell table:formula="of:=[.C75]-[.$C$449]" office:value-type="float" office:value="-0.432448425301118" calcext:value-type="float">
            <text:p>-0.4324484253</text:p>
          </table:table-cell>
          <table:table-cell table:number-columns-repeated="3"/>
        </table:table-row>
        <table:table-row table:style-name="ro1">
          <table:table-cell office:value-type="float" office:value="4284893.15336921" calcext:value-type="float">
            <text:p>4284893.15336921</text:p>
          </table:table-cell>
          <table:table-cell office:value-type="float" office:value="4295904.6962873" calcext:value-type="float">
            <text:p>4295904.6962873</text:p>
          </table:table-cell>
          <table:table-cell table:formula="of:=[.B76]-[.A76]" office:value-type="float" office:value="11011.5429180833" calcext:value-type="float">
            <text:p>11011.5429180833</text:p>
          </table:table-cell>
          <table:table-cell table:formula="of:=[.C76]-[.$C$449]" office:value-type="float" office:value="0.405332950904267" calcext:value-type="float">
            <text:p>0.4053329509</text:p>
          </table:table-cell>
          <table:table-cell table:number-columns-repeated="3"/>
        </table:table-row>
        <table:table-row table:style-name="ro1">
          <table:table-cell office:value-type="float" office:value="4295904.6962873" calcext:value-type="float">
            <text:p>4295904.6962873</text:p>
          </table:table-cell>
          <table:table-cell office:value-type="float" office:value="4306914.61156532" calcext:value-type="float">
            <text:p>4306914.61156532</text:p>
          </table:table-cell>
          <table:table-cell table:formula="of:=[.B77]-[.A77]" office:value-type="float" office:value="11009.9152780203" calcext:value-type="float">
            <text:p>11009.9152780203</text:p>
          </table:table-cell>
          <table:table-cell table:formula="of:=[.C77]-[.$C$449]" office:value-type="float" office:value="-1.22230711203883" calcext:value-type="float">
            <text:p>-1.222307112</text:p>
          </table:table-cell>
          <table:table-cell table:number-columns-repeated="3"/>
        </table:table-row>
        <table:table-row table:style-name="ro1">
          <table:table-cell office:value-type="float" office:value="4306914.61156532" calcext:value-type="float">
            <text:p>4306914.61156532</text:p>
          </table:table-cell>
          <table:table-cell office:value-type="float" office:value="4317926.34984727" calcext:value-type="float">
            <text:p>4317926.34984727</text:p>
          </table:table-cell>
          <table:table-cell table:formula="of:=[.B78]-[.A78]" office:value-type="float" office:value="11011.7382819494" calcext:value-type="float">
            <text:p>11011.7382819494</text:p>
          </table:table-cell>
          <table:table-cell table:formula="of:=[.C78]-[.$C$449]" office:value-type="float" office:value="0.600696817069547" calcext:value-type="float">
            <text:p>0.6006968171</text:p>
          </table:table-cell>
          <table:table-cell table:number-columns-repeated="3"/>
        </table:table-row>
        <table:table-row table:style-name="ro1">
          <table:table-cell office:value-type="float" office:value="4317926.34984727" calcext:value-type="float">
            <text:p>4317926.34984727</text:p>
          </table:table-cell>
          <table:table-cell office:value-type="float" office:value="4328937.58146665" calcext:value-type="float">
            <text:p>4328937.58146665</text:p>
          </table:table-cell>
          <table:table-cell table:formula="of:=[.B79]-[.A79]" office:value-type="float" office:value="11011.2316193804" calcext:value-type="float">
            <text:p>11011.2316193804</text:p>
          </table:table-cell>
          <table:table-cell table:formula="of:=[.C79]-[.$C$449]" office:value-type="float" office:value="0.0940342480607796" calcext:value-type="float">
            <text:p>0.0940342481</text:p>
          </table:table-cell>
          <table:table-cell table:number-columns-repeated="3"/>
        </table:table-row>
        <table:table-row table:style-name="ro1">
          <table:table-cell office:value-type="float" office:value="4328937.58146665" calcext:value-type="float">
            <text:p>4328937.58146665</text:p>
          </table:table-cell>
          <table:table-cell office:value-type="float" office:value="4339949.55774668" calcext:value-type="float">
            <text:p>4339949.55774668</text:p>
          </table:table-cell>
          <table:table-cell table:formula="of:=[.B80]-[.A80]" office:value-type="float" office:value="11011.9762800327" calcext:value-type="float">
            <text:p>11011.9762800327</text:p>
          </table:table-cell>
          <table:table-cell table:formula="of:=[.C80]-[.$C$449]" office:value-type="float" office:value="0.838694900303381" calcext:value-type="float">
            <text:p>0.8386949003</text:p>
          </table:table-cell>
          <table:table-cell table:number-columns-repeated="3"/>
        </table:table-row>
        <table:table-row table:style-name="ro1">
          <table:table-cell office:value-type="float" office:value="4339949.55774668" calcext:value-type="float">
            <text:p>4339949.55774668</text:p>
          </table:table-cell>
          <table:table-cell office:value-type="float" office:value="4350961.46141565" calcext:value-type="float">
            <text:p>4350961.46141565</text:p>
          </table:table-cell>
          <table:table-cell table:formula="of:=[.B81]-[.A81]" office:value-type="float" office:value="11011.9036689736" calcext:value-type="float">
            <text:p>11011.9036689736</text:p>
          </table:table-cell>
          <table:table-cell table:formula="of:=[.C81]-[.$C$449]" office:value-type="float" office:value="0.766083841241198" calcext:value-type="float">
            <text:p>0.7660838412</text:p>
          </table:table-cell>
          <table:table-cell table:number-columns-repeated="3"/>
        </table:table-row>
        <table:table-row table:style-name="ro1">
          <table:table-cell office:value-type="float" office:value="4350961.46141565" calcext:value-type="float">
            <text:p>4350961.46141565</text:p>
          </table:table-cell>
          <table:table-cell office:value-type="float" office:value="4361972.74852266" calcext:value-type="float">
            <text:p>4361972.74852266</text:p>
          </table:table-cell>
          <table:table-cell table:formula="of:=[.B82]-[.A82]" office:value-type="float" office:value="11011.2871070066" calcext:value-type="float">
            <text:p>11011.2871070066</text:p>
          </table:table-cell>
          <table:table-cell table:formula="of:=[.C82]-[.$C$449]" office:value-type="float" office:value="0.149521874292986" calcext:value-type="float">
            <text:p>0.1495218743</text:p>
          </table:table-cell>
          <table:table-cell table:number-columns-repeated="3"/>
        </table:table-row>
        <table:table-row table:style-name="ro1">
          <table:table-cell office:value-type="float" office:value="4361972.74852266" calcext:value-type="float">
            <text:p>4361972.74852266</text:p>
          </table:table-cell>
          <table:table-cell office:value-type="float" office:value="4372981.7645852" calcext:value-type="float">
            <text:p>4372981.7645852</text:p>
          </table:table-cell>
          <table:table-cell table:formula="of:=[.B83]-[.A83]" office:value-type="float" office:value="11009.0160625372" calcext:value-type="float">
            <text:p>11009.0160625372</text:p>
          </table:table-cell>
          <table:table-cell table:formula="of:=[.C83]-[.$C$449]" office:value-type="float" office:value="-2.12152259514551" calcext:value-type="float">
            <text:p>-2.1215225951</text:p>
          </table:table-cell>
          <table:table-cell table:number-columns-repeated="3"/>
        </table:table-row>
        <table:table-row table:style-name="ro1">
          <table:table-cell office:value-type="float" office:value="4372981.7645852" calcext:value-type="float">
            <text:p>4372981.7645852</text:p>
          </table:table-cell>
          <table:table-cell office:value-type="float" office:value="4383993.64291588" calcext:value-type="float">
            <text:p>4383993.64291588</text:p>
          </table:table-cell>
          <table:table-cell table:formula="of:=[.B84]-[.A84]" office:value-type="float" office:value="11011.8783306852" calcext:value-type="float">
            <text:p>11011.8783306852</text:p>
          </table:table-cell>
          <table:table-cell table:formula="of:=[.C84]-[.$C$449]" office:value-type="float" office:value="0.740745552844601" calcext:value-type="float">
            <text:p>0.7407455528</text:p>
          </table:table-cell>
          <table:table-cell table:number-columns-repeated="3"/>
        </table:table-row>
        <table:table-row table:style-name="ro1">
          <table:table-cell office:value-type="float" office:value="4383993.64291588" calcext:value-type="float">
            <text:p>4383993.64291588</text:p>
          </table:table-cell>
          <table:table-cell office:value-type="float" office:value="4395004.09877858" calcext:value-type="float">
            <text:p>4395004.09877858</text:p>
          </table:table-cell>
          <table:table-cell table:formula="of:=[.B85]-[.A85]" office:value-type="float" office:value="11010.4558626991" calcext:value-type="float">
            <text:p>11010.4558626991</text:p>
          </table:table-cell>
          <table:table-cell table:formula="of:=[.C85]-[.$C$449]" office:value-type="float" office:value="-0.681722433277173" calcext:value-type="float">
            <text:p>-0.6817224333</text:p>
          </table:table-cell>
          <table:table-cell table:number-columns-repeated="3"/>
        </table:table-row>
        <table:table-row table:style-name="ro1">
          <table:table-cell office:value-type="float" office:value="4395004.09877858" calcext:value-type="float">
            <text:p>4395004.09877858</text:p>
          </table:table-cell>
          <table:table-cell office:value-type="float" office:value="4406015.22152677" calcext:value-type="float">
            <text:p>4406015.22152677</text:p>
          </table:table-cell>
          <table:table-cell table:formula="of:=[.B86]-[.A86]" office:value-type="float" office:value="11011.1227481905" calcext:value-type="float">
            <text:p>11011.1227481905</text:p>
          </table:table-cell>
          <table:table-cell table:formula="of:=[.C86]-[.$C$449]" office:value-type="float" office:value="-0.0148369418166112" calcext:value-type="float">
            <text:p>-0.0148369418</text:p>
          </table:table-cell>
          <table:table-cell table:number-columns-repeated="3"/>
        </table:table-row>
        <table:table-row table:style-name="ro1">
          <table:table-cell office:value-type="float" office:value="4406015.22152677" calcext:value-type="float">
            <text:p>4406015.22152677</text:p>
          </table:table-cell>
          <table:table-cell office:value-type="float" office:value="4417027.16169177" calcext:value-type="float">
            <text:p>4417027.16169177</text:p>
          </table:table-cell>
          <table:table-cell table:formula="of:=[.B87]-[.A87]" office:value-type="float" office:value="11011.9401649954" calcext:value-type="float">
            <text:p>11011.9401649954</text:p>
          </table:table-cell>
          <table:table-cell table:formula="of:=[.C87]-[.$C$449]" office:value-type="float" office:value="0.80257986302604" calcext:value-type="float">
            <text:p>0.802579863</text:p>
          </table:table-cell>
          <table:table-cell table:number-columns-repeated="3"/>
        </table:table-row>
        <table:table-row table:style-name="ro1">
          <table:table-cell office:value-type="float" office:value="4417027.16169177" calcext:value-type="float">
            <text:p>4417027.16169177</text:p>
          </table:table-cell>
          <table:table-cell office:value-type="float" office:value="4428037.84246781" calcext:value-type="float">
            <text:p>4428037.84246781</text:p>
          </table:table-cell>
          <table:table-cell table:formula="of:=[.B88]-[.A88]" office:value-type="float" office:value="11010.6807760438" calcext:value-type="float">
            <text:p>11010.6807760438</text:p>
          </table:table-cell>
          <table:table-cell table:formula="of:=[.C88]-[.$C$449]" office:value-type="float" office:value="-0.456809088558657" calcext:value-type="float">
            <text:p>-0.4568090886</text:p>
          </table:table-cell>
          <table:table-cell table:number-columns-repeated="3"/>
        </table:table-row>
        <table:table-row table:style-name="ro1">
          <table:table-cell office:value-type="float" office:value="4428037.84246781" calcext:value-type="float">
            <text:p>4428037.84246781</text:p>
          </table:table-cell>
          <table:table-cell office:value-type="float" office:value="4439049.35991938" calcext:value-type="float">
            <text:p>4439049.35991938</text:p>
          </table:table-cell>
          <table:table-cell table:formula="of:=[.B89]-[.A89]" office:value-type="float" office:value="11011.5174515657" calcext:value-type="float">
            <text:p>11011.5174515657</text:p>
          </table:table-cell>
          <table:table-cell table:formula="of:=[.C89]-[.$C$449]" office:value-type="float" office:value="0.379866433358984" calcext:value-type="float">
            <text:p>0.3798664334</text:p>
          </table:table-cell>
          <table:table-cell table:number-columns-repeated="3"/>
        </table:table-row>
        <table:table-row table:style-name="ro1">
          <table:table-cell office:value-type="float" office:value="4439049.35991938" calcext:value-type="float">
            <text:p>4439049.35991938</text:p>
          </table:table-cell>
          <table:table-cell office:value-type="float" office:value="4450060.60950989" calcext:value-type="float">
            <text:p>4450060.60950989</text:p>
          </table:table-cell>
          <table:table-cell table:formula="of:=[.B90]-[.A90]" office:value-type="float" office:value="11011.2495905142" calcext:value-type="float">
            <text:p>11011.2495905142</text:p>
          </table:table-cell>
          <table:table-cell table:formula="of:=[.C90]-[.$C$449]" office:value-type="float" office:value="0.112005381874042" calcext:value-type="float">
            <text:p>0.1120053819</text:p>
          </table:table-cell>
          <table:table-cell table:number-columns-repeated="3"/>
        </table:table-row>
        <table:table-row table:style-name="ro1">
          <table:table-cell office:value-type="float" office:value="4450060.60950989" calcext:value-type="float">
            <text:p>4450060.60950989</text:p>
          </table:table-cell>
          <table:table-cell office:value-type="float" office:value="4461071.4597427" calcext:value-type="float">
            <text:p>4461071.4597427</text:p>
          </table:table-cell>
          <table:table-cell table:formula="of:=[.B91]-[.A91]" office:value-type="float" office:value="11010.8502328107" calcext:value-type="float">
            <text:p>11010.8502328107</text:p>
          </table:table-cell>
          <table:table-cell table:formula="of:=[.C91]-[.$C$449]" office:value-type="float" office:value="-0.287352321640356" calcext:value-type="float">
            <text:p>-0.2873523216</text:p>
          </table:table-cell>
          <table:table-cell table:number-columns-repeated="3"/>
        </table:table-row>
        <table:table-row table:style-name="ro1">
          <table:table-cell office:value-type="float" office:value="4461071.4597427" calcext:value-type="float">
            <text:p>4461071.4597427</text:p>
          </table:table-cell>
          <table:table-cell office:value-type="float" office:value="4472083.31652349" calcext:value-type="float">
            <text:p>4472083.31652349</text:p>
          </table:table-cell>
          <table:table-cell table:formula="of:=[.B92]-[.A92]" office:value-type="float" office:value="11011.8567807879" calcext:value-type="float">
            <text:p>11011.8567807879</text:p>
          </table:table-cell>
          <table:table-cell table:formula="of:=[.C92]-[.$C$449]" office:value-type="float" office:value="0.719195655576186" calcext:value-type="float">
            <text:p>0.7191956556</text:p>
          </table:table-cell>
          <table:table-cell table:number-columns-repeated="3"/>
        </table:table-row>
        <table:table-row table:style-name="ro1">
          <table:table-cell office:value-type="float" office:value="4472083.31652349" calcext:value-type="float">
            <text:p>4472083.31652349</text:p>
          </table:table-cell>
          <table:table-cell office:value-type="float" office:value="4483094.79216382" calcext:value-type="float">
            <text:p>4483094.79216382</text:p>
          </table:table-cell>
          <table:table-cell table:formula="of:=[.B93]-[.A93]" office:value-type="float" office:value="11011.4756403305" calcext:value-type="float">
            <text:p>11011.4756403305</text:p>
          </table:table-cell>
          <table:table-cell table:formula="of:=[.C93]-[.$C$449]" office:value-type="float" office:value="0.338055198109942" calcext:value-type="float">
            <text:p>0.3380551981</text:p>
          </table:table-cell>
          <table:table-cell table:number-columns-repeated="3"/>
        </table:table-row>
        <table:table-row table:style-name="ro1">
          <table:table-cell office:value-type="float" office:value="4483094.79216382" calcext:value-type="float">
            <text:p>4483094.79216382</text:p>
          </table:table-cell>
          <table:table-cell office:value-type="float" office:value="4494106.17445401" calcext:value-type="float">
            <text:p>4494106.17445401</text:p>
          </table:table-cell>
          <table:table-cell table:formula="of:=[.B94]-[.A94]" office:value-type="float" office:value="11011.3822901929" calcext:value-type="float">
            <text:p>11011.3822901929</text:p>
          </table:table-cell>
          <table:table-cell table:formula="of:=[.C94]-[.$C$449]" office:value-type="float" office:value="0.24470506052603" calcext:value-type="float">
            <text:p>0.2447050605</text:p>
          </table:table-cell>
          <table:table-cell table:number-columns-repeated="3"/>
        </table:table-row>
        <table:table-row table:style-name="ro1">
          <table:table-cell office:value-type="float" office:value="4494106.17445401" calcext:value-type="float">
            <text:p>4494106.17445401</text:p>
          </table:table-cell>
          <table:table-cell office:value-type="float" office:value="4505115.08730292" calcext:value-type="float">
            <text:p>4505115.08730292</text:p>
          </table:table-cell>
          <table:table-cell table:formula="of:=[.B95]-[.A95]" office:value-type="float" office:value="11008.9128489057" calcext:value-type="float">
            <text:p>11008.9128489057</text:p>
          </table:table-cell>
          <table:table-cell table:formula="of:=[.C95]-[.$C$449]" office:value-type="float" office:value="-2.22473622669349" calcext:value-type="float">
            <text:p>-2.2247362267</text:p>
          </table:table-cell>
          <table:table-cell table:number-columns-repeated="3"/>
        </table:table-row>
        <table:table-row table:style-name="ro1">
          <table:table-cell office:value-type="float" office:value="4505115.08730292" calcext:value-type="float">
            <text:p>4505115.08730292</text:p>
          </table:table-cell>
          <table:table-cell office:value-type="float" office:value="4516127.00750119" calcext:value-type="float">
            <text:p>4516127.00750119</text:p>
          </table:table-cell>
          <table:table-cell table:formula="of:=[.B96]-[.A96]" office:value-type="float" office:value="11011.9201982748" calcext:value-type="float">
            <text:p>11011.9201982748</text:p>
          </table:table-cell>
          <table:table-cell table:formula="of:=[.C96]-[.$C$449]" office:value-type="float" office:value="0.782613142422633" calcext:value-type="float">
            <text:p>0.7826131424</text:p>
          </table:table-cell>
          <table:table-cell table:number-columns-repeated="3"/>
        </table:table-row>
        <table:table-row table:style-name="ro1">
          <table:table-cell office:value-type="float" office:value="4516127.00750119" calcext:value-type="float">
            <text:p>4516127.00750119</text:p>
          </table:table-cell>
          <table:table-cell office:value-type="float" office:value="4527138.86076409" calcext:value-type="float">
            <text:p>4527138.86076409</text:p>
          </table:table-cell>
          <table:table-cell table:formula="of:=[.B97]-[.A97]" office:value-type="float" office:value="11011.8532628948" calcext:value-type="float">
            <text:p>11011.8532628948</text:p>
          </table:table-cell>
          <table:table-cell table:formula="of:=[.C97]-[.$C$449]" office:value-type="float" office:value="0.715677762433188" calcext:value-type="float">
            <text:p>0.7156777624</text:p>
          </table:table-cell>
          <table:table-cell table:number-columns-repeated="3"/>
        </table:table-row>
        <table:table-row table:style-name="ro1">
          <table:table-cell office:value-type="float" office:value="4527138.86076409" calcext:value-type="float">
            <text:p>4527138.86076409</text:p>
          </table:table-cell>
          <table:table-cell office:value-type="float" office:value="4538150.37387607" calcext:value-type="float">
            <text:p>4538150.37387607</text:p>
          </table:table-cell>
          <table:table-cell table:formula="of:=[.B98]-[.A98]" office:value-type="float" office:value="11011.5131119844" calcext:value-type="float">
            <text:p>11011.5131119844</text:p>
          </table:table-cell>
          <table:table-cell table:formula="of:=[.C98]-[.$C$449]" office:value-type="float" office:value="0.375526852003532" calcext:value-type="float">
            <text:p>0.375526852</text:p>
          </table:table-cell>
          <table:table-cell table:number-columns-repeated="3"/>
        </table:table-row>
        <table:table-row table:style-name="ro1">
          <table:table-cell office:value-type="float" office:value="4538150.37387607" calcext:value-type="float">
            <text:p>4538150.37387607</text:p>
          </table:table-cell>
          <table:table-cell office:value-type="float" office:value="4549161.83579136" calcext:value-type="float">
            <text:p>4549161.83579136</text:p>
          </table:table-cell>
          <table:table-cell table:formula="of:=[.B99]-[.A99]" office:value-type="float" office:value="11011.4619152909" calcext:value-type="float">
            <text:p>11011.4619152909</text:p>
          </table:table-cell>
          <table:table-cell table:formula="of:=[.C99]-[.$C$449]" office:value-type="float" office:value="0.32433015856077" calcext:value-type="float">
            <text:p>0.3243301586</text:p>
          </table:table-cell>
          <table:table-cell table:number-columns-repeated="3"/>
        </table:table-row>
        <table:table-row table:style-name="ro1">
          <table:table-cell office:value-type="float" office:value="4549161.83579136" calcext:value-type="float">
            <text:p>4549161.83579136</text:p>
          </table:table-cell>
          <table:table-cell office:value-type="float" office:value="4560172.12654558" calcext:value-type="float">
            <text:p>4560172.12654558</text:p>
          </table:table-cell>
          <table:table-cell table:formula="of:=[.B100]-[.A100]" office:value-type="float" office:value="11010.2907542177" calcext:value-type="float">
            <text:p>11010.2907542177</text:p>
          </table:table-cell>
          <table:table-cell table:formula="of:=[.C100]-[.$C$449]" office:value-type="float" office:value="-0.84683091469924" calcext:value-type="float">
            <text:p>-0.8468309147</text:p>
          </table:table-cell>
          <table:table-cell table:number-columns-repeated="3"/>
        </table:table-row>
        <table:table-row table:style-name="ro1">
          <table:table-cell office:value-type="float" office:value="4560172.12654558" calcext:value-type="float">
            <text:p>4560172.12654558</text:p>
          </table:table-cell>
          <table:table-cell office:value-type="float" office:value="4571184.07364222" calcext:value-type="float">
            <text:p>4571184.07364222</text:p>
          </table:table-cell>
          <table:table-cell table:formula="of:=[.B101]-[.A101]" office:value-type="float" office:value="11011.947096644" calcext:value-type="float">
            <text:p>11011.947096644</text:p>
          </table:table-cell>
          <table:table-cell table:formula="of:=[.C101]-[.$C$449]" office:value-type="float" office:value="0.80951151161571" calcext:value-type="float">
            <text:p>0.8095115116</text:p>
          </table:table-cell>
          <table:table-cell table:number-columns-repeated="3"/>
        </table:table-row>
        <table:table-row table:style-name="ro1">
          <table:table-cell office:value-type="float" office:value="4571184.07364222" calcext:value-type="float">
            <text:p>4571184.07364222</text:p>
          </table:table-cell>
          <table:table-cell office:value-type="float" office:value="4582193.87520752" calcext:value-type="float">
            <text:p>4582193.87520752</text:p>
          </table:table-cell>
          <table:table-cell table:formula="of:=[.B102]-[.A102]" office:value-type="float" office:value="11009.8015652923" calcext:value-type="float">
            <text:p>11009.8015652923</text:p>
          </table:table-cell>
          <table:table-cell table:formula="of:=[.C102]-[.$C$449]" office:value-type="float" office:value="-1.33601984006236" calcext:value-type="float">
            <text:p>-1.3360198401</text:p>
          </table:table-cell>
          <table:table-cell table:number-columns-repeated="3"/>
        </table:table-row>
        <table:table-row table:style-name="ro1">
          <table:table-cell office:value-type="float" office:value="4582193.87520752" calcext:value-type="float">
            <text:p>4582193.87520752</text:p>
          </table:table-cell>
          <table:table-cell office:value-type="float" office:value="4593204.64436628" calcext:value-type="float">
            <text:p>4593204.64436628</text:p>
          </table:table-cell>
          <table:table-cell table:formula="of:=[.B103]-[.A103]" office:value-type="float" office:value="11010.7691587638" calcext:value-type="float">
            <text:p>11010.7691587638</text:p>
          </table:table-cell>
          <table:table-cell table:formula="of:=[.C103]-[.$C$449]" office:value-type="float" office:value="-0.368426368542714" calcext:value-type="float">
            <text:p>-0.3684263685</text:p>
          </table:table-cell>
          <table:table-cell table:number-columns-repeated="3"/>
        </table:table-row>
        <table:table-row table:style-name="ro1">
          <table:table-cell office:value-type="float" office:value="4593204.64436628" calcext:value-type="float">
            <text:p>4593204.64436628</text:p>
          </table:table-cell>
          <table:table-cell office:value-type="float" office:value="4604216.39209873" calcext:value-type="float">
            <text:p>4604216.39209873</text:p>
          </table:table-cell>
          <table:table-cell table:formula="of:=[.B104]-[.A104]" office:value-type="float" office:value="11011.7477324484" calcext:value-type="float">
            <text:p>11011.7477324484</text:p>
          </table:table-cell>
          <table:table-cell table:formula="of:=[.C104]-[.$C$449]" office:value-type="float" office:value="0.61014731603791" calcext:value-type="float">
            <text:p>0.610147316</text:p>
          </table:table-cell>
          <table:table-cell table:number-columns-repeated="3"/>
        </table:table-row>
        <table:table-row table:style-name="ro1">
          <table:table-cell office:value-type="float" office:value="4604216.39209873" calcext:value-type="float">
            <text:p>4604216.39209873</text:p>
          </table:table-cell>
          <table:table-cell office:value-type="float" office:value="4615226.7194742" calcext:value-type="float">
            <text:p>4615226.7194742</text:p>
          </table:table-cell>
          <table:table-cell table:formula="of:=[.B105]-[.A105]" office:value-type="float" office:value="11010.3273754716" calcext:value-type="float">
            <text:p>11010.3273754716</text:p>
          </table:table-cell>
          <table:table-cell table:formula="of:=[.C105]-[.$C$449]" office:value-type="float" office:value="-0.810209660761757" calcext:value-type="float">
            <text:p>-0.8102096608</text:p>
          </table:table-cell>
          <table:table-cell table:number-columns-repeated="3"/>
        </table:table-row>
        <table:table-row table:style-name="ro1">
          <table:table-cell office:value-type="float" office:value="4615226.7194742" calcext:value-type="float">
            <text:p>4615226.7194742</text:p>
          </table:table-cell>
          <table:table-cell office:value-type="float" office:value="4626238.1840015" calcext:value-type="float">
            <text:p>4626238.1840015</text:p>
          </table:table-cell>
          <table:table-cell table:formula="of:=[.B106]-[.A106]" office:value-type="float" office:value="11011.4645272996" calcext:value-type="float">
            <text:p>11011.4645272996</text:p>
          </table:table-cell>
          <table:table-cell table:formula="of:=[.C106]-[.$C$449]" office:value-type="float" office:value="0.326942167273955" calcext:value-type="float">
            <text:p>0.3269421673</text:p>
          </table:table-cell>
          <table:table-cell table:number-columns-repeated="3"/>
        </table:table-row>
        <table:table-row table:style-name="ro1">
          <table:table-cell office:value-type="float" office:value="4626238.1840015" calcext:value-type="float">
            <text:p>4626238.1840015</text:p>
          </table:table-cell>
          <table:table-cell office:value-type="float" office:value="4637250.65490286" calcext:value-type="float">
            <text:p>4637250.65490286</text:p>
          </table:table-cell>
          <table:table-cell table:formula="of:=[.B107]-[.A107]" office:value-type="float" office:value="11012.4709013589" calcext:value-type="float">
            <text:p>11012.4709013589</text:p>
          </table:table-cell>
          <table:table-cell table:formula="of:=[.C107]-[.$C$449]" office:value-type="float" office:value="1.33331622651895" calcext:value-type="float">
            <text:p>1.3333162265</text:p>
          </table:table-cell>
          <table:table-cell table:number-columns-repeated="3"/>
        </table:table-row>
        <table:table-row table:style-name="ro1">
          <table:table-cell office:value-type="float" office:value="4637250.65490286" calcext:value-type="float">
            <text:p>4637250.65490286</text:p>
          </table:table-cell>
          <table:table-cell office:value-type="float" office:value="4648261.86754823" calcext:value-type="float">
            <text:p>4648261.86754823</text:p>
          </table:table-cell>
          <table:table-cell table:formula="of:=[.B108]-[.A108]" office:value-type="float" office:value="11011.2126453714" calcext:value-type="float">
            <text:p>11011.2126453714</text:p>
          </table:table-cell>
          <table:table-cell table:formula="of:=[.C108]-[.$C$449]" office:value-type="float" office:value="0.0750602390908171" calcext:value-type="float">
            <text:p>0.0750602391</text:p>
          </table:table-cell>
          <table:table-cell table:number-columns-repeated="3"/>
        </table:table-row>
        <table:table-row table:style-name="ro1">
          <table:table-cell office:value-type="float" office:value="4648261.86754823" calcext:value-type="float">
            <text:p>4648261.86754823</text:p>
          </table:table-cell>
          <table:table-cell office:value-type="float" office:value="4659271.82533284" calcext:value-type="float">
            <text:p>4659271.82533284</text:p>
          </table:table-cell>
          <table:table-cell table:formula="of:=[.B109]-[.A109]" office:value-type="float" office:value="11009.9577846108" calcext:value-type="float">
            <text:p>11009.9577846108</text:p>
          </table:table-cell>
          <table:table-cell table:formula="of:=[.C109]-[.$C$449]" office:value-type="float" office:value="-1.17980052155326" calcext:value-type="float">
            <text:p>-1.1798005216</text:p>
          </table:table-cell>
          <table:table-cell table:number-columns-repeated="3"/>
        </table:table-row>
        <table:table-row table:style-name="ro1">
          <table:table-cell office:value-type="float" office:value="4659271.82533284" calcext:value-type="float">
            <text:p>4659271.82533284</text:p>
          </table:table-cell>
          <table:table-cell office:value-type="float" office:value="4670282.81188333" calcext:value-type="float">
            <text:p>4670282.81188333</text:p>
          </table:table-cell>
          <table:table-cell table:formula="of:=[.B110]-[.A110]" office:value-type="float" office:value="11010.9865504913" calcext:value-type="float">
            <text:p>11010.9865504913</text:p>
          </table:table-cell>
          <table:table-cell table:formula="of:=[.C110]-[.$C$449]" office:value-type="float" office:value="-0.151034641050501" calcext:value-type="float">
            <text:p>-0.1510346411</text:p>
          </table:table-cell>
          <table:table-cell table:number-columns-repeated="3"/>
        </table:table-row>
        <table:table-row table:style-name="ro1">
          <table:table-cell office:value-type="float" office:value="4670282.81188333" calcext:value-type="float">
            <text:p>4670282.81188333</text:p>
          </table:table-cell>
          <table:table-cell office:value-type="float" office:value="4681294.8378096" calcext:value-type="float">
            <text:p>4681294.8378096</text:p>
          </table:table-cell>
          <table:table-cell table:formula="of:=[.B111]-[.A111]" office:value-type="float" office:value="11012.0259262677" calcext:value-type="float">
            <text:p>11012.0259262677</text:p>
          </table:table-cell>
          <table:table-cell table:formula="of:=[.C111]-[.$C$449]" office:value-type="float" office:value="0.888341135374503" calcext:value-type="float">
            <text:p>0.8883411354</text:p>
          </table:table-cell>
          <table:table-cell table:number-columns-repeated="3"/>
        </table:table-row>
        <table:table-row table:style-name="ro1">
          <table:table-cell office:value-type="float" office:value="4681294.8378096" calcext:value-type="float">
            <text:p>4681294.8378096</text:p>
          </table:table-cell>
          <table:table-cell office:value-type="float" office:value="4692305.62843089" calcext:value-type="float">
            <text:p>4692305.62843089</text:p>
          </table:table-cell>
          <table:table-cell table:formula="of:=[.B112]-[.A112]" office:value-type="float" office:value="11010.7906212918" calcext:value-type="float">
            <text:p>11010.7906212918</text:p>
          </table:table-cell>
          <table:table-cell table:formula="of:=[.C112]-[.$C$449]" office:value-type="float" office:value="-0.346963840507669" calcext:value-type="float">
            <text:p>-0.3469638405</text:p>
          </table:table-cell>
          <table:table-cell table:number-columns-repeated="3"/>
        </table:table-row>
        <table:table-row table:style-name="ro1">
          <table:table-cell office:value-type="float" office:value="4692305.62843089" calcext:value-type="float">
            <text:p>4692305.62843089</text:p>
          </table:table-cell>
          <table:table-cell office:value-type="float" office:value="4703317.47456427" calcext:value-type="float">
            <text:p>4703317.47456427</text:p>
          </table:table-cell>
          <table:table-cell table:formula="of:=[.B113]-[.A113]" office:value-type="float" office:value="11011.8461333755" calcext:value-type="float">
            <text:p>11011.8461333755</text:p>
          </table:table-cell>
          <table:table-cell table:formula="of:=[.C113]-[.$C$449]" office:value-type="float" office:value="0.708548243186669" calcext:value-type="float">
            <text:p>0.7085482432</text:p>
          </table:table-cell>
          <table:table-cell table:number-columns-repeated="3"/>
        </table:table-row>
        <table:table-row table:style-name="ro1">
          <table:table-cell office:value-type="float" office:value="4703317.47456427" calcext:value-type="float">
            <text:p>4703317.47456427</text:p>
          </table:table-cell>
          <table:table-cell office:value-type="float" office:value="4714328.09646228" calcext:value-type="float">
            <text:p>4714328.09646228</text:p>
          </table:table-cell>
          <table:table-cell table:formula="of:=[.B114]-[.A114]" office:value-type="float" office:value="11010.6218980169" calcext:value-type="float">
            <text:p>11010.6218980169</text:p>
          </table:table-cell>
          <table:table-cell table:formula="of:=[.C114]-[.$C$449]" office:value-type="float" office:value="-0.515687115461333" calcext:value-type="float">
            <text:p>-0.5156871155</text:p>
          </table:table-cell>
          <table:table-cell table:number-columns-repeated="3"/>
        </table:table-row>
        <table:table-row table:style-name="ro1">
          <table:table-cell office:value-type="float" office:value="4714328.09646228" calcext:value-type="float">
            <text:p>4714328.09646228</text:p>
          </table:table-cell>
          <table:table-cell office:value-type="float" office:value="4725339.78976258" calcext:value-type="float">
            <text:p>4725339.78976258</text:p>
          </table:table-cell>
          <table:table-cell table:formula="of:=[.B115]-[.A115]" office:value-type="float" office:value="11011.693300291" calcext:value-type="float">
            <text:p>11011.693300291</text:p>
          </table:table-cell>
          <table:table-cell table:formula="of:=[.C115]-[.$C$449]" office:value-type="float" office:value="0.555715158610838" calcext:value-type="float">
            <text:p>0.5557151586</text:p>
          </table:table-cell>
          <table:table-cell table:number-columns-repeated="3"/>
        </table:table-row>
        <table:table-row table:style-name="ro1">
          <table:table-cell office:value-type="float" office:value="4725339.78976258" calcext:value-type="float">
            <text:p>4725339.78976258</text:p>
          </table:table-cell>
          <table:table-cell office:value-type="float" office:value="4736350.12617426" calcext:value-type="float">
            <text:p>4736350.12617426</text:p>
          </table:table-cell>
          <table:table-cell table:formula="of:=[.B116]-[.A116]" office:value-type="float" office:value="11010.3364116875" calcext:value-type="float">
            <text:p>11010.3364116875</text:p>
          </table:table-cell>
          <table:table-cell table:formula="of:=[.C116]-[.$C$449]" office:value-type="float" office:value="-0.801173444808228" calcext:value-type="float">
            <text:p>-0.8011734448</text:p>
          </table:table-cell>
          <table:table-cell table:number-columns-repeated="3"/>
        </table:table-row>
        <table:table-row table:style-name="ro1">
          <table:table-cell office:value-type="float" office:value="4736350.12617426" calcext:value-type="float">
            <text:p>4736350.12617426</text:p>
          </table:table-cell>
          <table:table-cell office:value-type="float" office:value="4747359.82605099" calcext:value-type="float">
            <text:p>4747359.82605099</text:p>
          </table:table-cell>
          <table:table-cell table:formula="of:=[.B117]-[.A117]" office:value-type="float" office:value="11009.6998767313" calcext:value-type="float">
            <text:p>11009.6998767313</text:p>
          </table:table-cell>
          <table:table-cell table:formula="of:=[.C117]-[.$C$449]" office:value-type="float" office:value="-1.4377084010921" calcext:value-type="float">
            <text:p>-1.4377084011</text:p>
          </table:table-cell>
          <table:table-cell table:number-columns-repeated="3"/>
        </table:table-row>
        <table:table-row table:style-name="ro1">
          <table:table-cell office:value-type="float" office:value="4747359.82605099" calcext:value-type="float">
            <text:p>4747359.82605099</text:p>
          </table:table-cell>
          <table:table-cell office:value-type="float" office:value="4758372.4880443" calcext:value-type="float">
            <text:p>4758372.4880443</text:p>
          </table:table-cell>
          <table:table-cell table:formula="of:=[.B118]-[.A118]" office:value-type="float" office:value="11012.6619933089" calcext:value-type="float">
            <text:p>11012.6619933089</text:p>
          </table:table-cell>
          <table:table-cell table:formula="of:=[.C118]-[.$C$449]" office:value-type="float" office:value="1.52440817657043" calcext:value-type="float">
            <text:p>1.5244081766</text:p>
          </table:table-cell>
          <table:table-cell table:number-columns-repeated="3"/>
        </table:table-row>
        <table:table-row table:style-name="ro1">
          <table:table-cell office:value-type="float" office:value="4758372.4880443" calcext:value-type="float">
            <text:p>4758372.4880443</text:p>
          </table:table-cell>
          <table:table-cell office:value-type="float" office:value="4769383.95478985" calcext:value-type="float">
            <text:p>4769383.95478985</text:p>
          </table:table-cell>
          <table:table-cell table:formula="of:=[.B119]-[.A119]" office:value-type="float" office:value="11011.466745548" calcext:value-type="float">
            <text:p>11011.466745548</text:p>
          </table:table-cell>
          <table:table-cell table:formula="of:=[.C119]-[.$C$449]" office:value-type="float" office:value="0.329160415596561" calcext:value-type="float">
            <text:p>0.3291604156</text:p>
          </table:table-cell>
          <table:table-cell table:number-columns-repeated="3"/>
        </table:table-row>
        <table:table-row table:style-name="ro1">
          <table:table-cell office:value-type="float" office:value="4769383.95478985" calcext:value-type="float">
            <text:p>4769383.95478985</text:p>
          </table:table-cell>
          <table:table-cell office:value-type="float" office:value="4780394.37294282" calcext:value-type="float">
            <text:p>4780394.37294282</text:p>
          </table:table-cell>
          <table:table-cell table:formula="of:=[.B120]-[.A120]" office:value-type="float" office:value="11010.4181529665" calcext:value-type="float">
            <text:p>11010.4181529665</text:p>
          </table:table-cell>
          <table:table-cell table:formula="of:=[.C120]-[.$C$449]" office:value-type="float" office:value="-0.719432165817125" calcext:value-type="float">
            <text:p>-0.7194321658</text:p>
          </table:table-cell>
          <table:table-cell table:number-columns-repeated="3"/>
        </table:table-row>
        <table:table-row table:style-name="ro1">
          <table:table-cell office:value-type="float" office:value="4780394.37294282" calcext:value-type="float">
            <text:p>4780394.37294282</text:p>
          </table:table-cell>
          <table:table-cell office:value-type="float" office:value="4791405.7647675" calcext:value-type="float">
            <text:p>4791405.7647675</text:p>
          </table:table-cell>
          <table:table-cell table:formula="of:=[.B121]-[.A121]" office:value-type="float" office:value="11011.3918246822" calcext:value-type="float">
            <text:p>11011.3918246822</text:p>
          </table:table-cell>
          <table:table-cell table:formula="of:=[.C121]-[.$C$449]" office:value-type="float" office:value="0.254239549889462" calcext:value-type="float">
            <text:p>0.2542395499</text:p>
          </table:table-cell>
          <table:table-cell table:number-columns-repeated="3"/>
        </table:table-row>
        <table:table-row table:style-name="ro1">
          <table:table-cell office:value-type="float" office:value="4791405.7647675" calcext:value-type="float">
            <text:p>4791405.7647675</text:p>
          </table:table-cell>
          <table:table-cell office:value-type="float" office:value="4802418.28419985" calcext:value-type="float">
            <text:p>4802418.28419985</text:p>
          </table:table-cell>
          <table:table-cell table:formula="of:=[.B122]-[.A122]" office:value-type="float" office:value="11012.5194323501" calcext:value-type="float">
            <text:p>11012.5194323501</text:p>
          </table:table-cell>
          <table:table-cell table:formula="of:=[.C122]-[.$C$449]" office:value-type="float" office:value="1.38184721770813" calcext:value-type="float">
            <text:p>1.3818472177</text:p>
          </table:table-cell>
          <table:table-cell table:number-columns-repeated="3"/>
        </table:table-row>
        <table:table-row table:style-name="ro1">
          <table:table-cell office:value-type="float" office:value="4802418.28419985" calcext:value-type="float">
            <text:p>4802418.28419985</text:p>
          </table:table-cell>
          <table:table-cell office:value-type="float" office:value="4813427.60461712" calcext:value-type="float">
            <text:p>4813427.60461712</text:p>
          </table:table-cell>
          <table:table-cell table:formula="of:=[.B123]-[.A123]" office:value-type="float" office:value="11009.3204172729" calcext:value-type="float">
            <text:p>11009.3204172729</text:p>
          </table:table-cell>
          <table:table-cell table:formula="of:=[.C123]-[.$C$449]" office:value-type="float" office:value="-1.81716785949538" calcext:value-type="float">
            <text:p>-1.8171678595</text:p>
          </table:table-cell>
          <table:table-cell table:number-columns-repeated="3"/>
        </table:table-row>
        <table:table-row table:style-name="ro1">
          <table:table-cell office:value-type="float" office:value="4813427.60461712" calcext:value-type="float">
            <text:p>4813427.60461712</text:p>
          </table:table-cell>
          <table:table-cell office:value-type="float" office:value="4824440.08894977" calcext:value-type="float">
            <text:p>4824440.08894977</text:p>
          </table:table-cell>
          <table:table-cell table:formula="of:=[.B124]-[.A124]" office:value-type="float" office:value="11012.4843326472" calcext:value-type="float">
            <text:p>11012.4843326472</text:p>
          </table:table-cell>
          <table:table-cell table:formula="of:=[.C124]-[.$C$449]" office:value-type="float" office:value="1.34674751482089" calcext:value-type="float">
            <text:p>1.3467475148</text:p>
          </table:table-cell>
          <table:table-cell table:number-columns-repeated="3"/>
        </table:table-row>
        <table:table-row table:style-name="ro1">
          <table:table-cell office:value-type="float" office:value="4824440.08894977" calcext:value-type="float">
            <text:p>4824440.08894977</text:p>
          </table:table-cell>
          <table:table-cell office:value-type="float" office:value="4835451.5524543" calcext:value-type="float">
            <text:p>4835451.5524543</text:p>
          </table:table-cell>
          <table:table-cell table:formula="of:=[.B125]-[.A125]" office:value-type="float" office:value="11011.4635045342" calcext:value-type="float">
            <text:p>11011.4635045342</text:p>
          </table:table-cell>
          <table:table-cell table:formula="of:=[.C125]-[.$C$449]" office:value-type="float" office:value="0.325919401861029" calcext:value-type="float">
            <text:p>0.3259194019</text:p>
          </table:table-cell>
          <table:table-cell table:number-columns-repeated="3"/>
        </table:table-row>
        <table:table-row table:style-name="ro1">
          <table:table-cell office:value-type="float" office:value="4835451.5524543" calcext:value-type="float">
            <text:p>4835451.5524543</text:p>
          </table:table-cell>
          <table:table-cell office:value-type="float" office:value="4846461.85270047" calcext:value-type="float">
            <text:p>4846461.85270047</text:p>
          </table:table-cell>
          <table:table-cell table:formula="of:=[.B126]-[.A126]" office:value-type="float" office:value="11010.3002461614" calcext:value-type="float">
            <text:p>11010.3002461614</text:p>
          </table:table-cell>
          <table:table-cell table:formula="of:=[.C126]-[.$C$449]" office:value-type="float" office:value="-0.837338970944984" calcext:value-type="float">
            <text:p>-0.8373389709</text:p>
          </table:table-cell>
          <table:table-cell table:number-columns-repeated="3"/>
        </table:table-row>
        <table:table-row table:style-name="ro1">
          <table:table-cell office:value-type="float" office:value="4846461.85270047" calcext:value-type="float">
            <text:p>4846461.85270047</text:p>
          </table:table-cell>
          <table:table-cell office:value-type="float" office:value="4857473.31481848" calcext:value-type="float">
            <text:p>4857473.31481848</text:p>
          </table:table-cell>
          <table:table-cell table:formula="of:=[.B127]-[.A127]" office:value-type="float" office:value="11011.4621180128" calcext:value-type="float">
            <text:p>11011.4621180128</text:p>
          </table:table-cell>
          <table:table-cell table:formula="of:=[.C127]-[.$C$449]" office:value-type="float" office:value="0.324532880476909" calcext:value-type="float">
            <text:p>0.3245328805</text:p>
          </table:table-cell>
          <table:table-cell table:number-columns-repeated="3"/>
        </table:table-row>
        <table:table-row table:style-name="ro1">
          <table:table-cell office:value-type="float" office:value="4857473.31481848" calcext:value-type="float">
            <text:p>4857473.31481848</text:p>
          </table:table-cell>
          <table:table-cell office:value-type="float" office:value="4868483.76817477" calcext:value-type="float">
            <text:p>4868483.76817477</text:p>
          </table:table-cell>
          <table:table-cell table:formula="of:=[.B128]-[.A128]" office:value-type="float" office:value="11010.4533562884" calcext:value-type="float">
            <text:p>11010.4533562884</text:p>
          </table:table-cell>
          <table:table-cell table:formula="of:=[.C128]-[.$C$449]" office:value-type="float" office:value="-0.684228843980236" calcext:value-type="float">
            <text:p>-0.684228844</text:p>
          </table:table-cell>
          <table:table-cell table:number-columns-repeated="3"/>
        </table:table-row>
        <table:table-row table:style-name="ro1">
          <table:table-cell office:value-type="float" office:value="4868483.76817477" calcext:value-type="float">
            <text:p>4868483.76817477</text:p>
          </table:table-cell>
          <table:table-cell office:value-type="float" office:value="4879495.10684628" calcext:value-type="float">
            <text:p>4879495.10684628</text:p>
          </table:table-cell>
          <table:table-cell table:formula="of:=[.B129]-[.A129]" office:value-type="float" office:value="11011.338671512" calcext:value-type="float">
            <text:p>11011.338671512</text:p>
          </table:table-cell>
          <table:table-cell table:formula="of:=[.C129]-[.$C$449]" office:value-type="float" office:value="0.201086379616754" calcext:value-type="float">
            <text:p>0.2010863796</text:p>
          </table:table-cell>
          <table:table-cell table:number-columns-repeated="3"/>
        </table:table-row>
        <table:table-row table:style-name="ro1">
          <table:table-cell office:value-type="float" office:value="4879495.10684628" calcext:value-type="float">
            <text:p>4879495.10684628</text:p>
          </table:table-cell>
          <table:table-cell office:value-type="float" office:value="4890508.0678253" calcext:value-type="float">
            <text:p>4890508.0678253</text:p>
          </table:table-cell>
          <table:table-cell table:formula="of:=[.B130]-[.A130]" office:value-type="float" office:value="11012.9609790221" calcext:value-type="float">
            <text:p>11012.9609790221</text:p>
          </table:table-cell>
          <table:table-cell table:formula="of:=[.C130]-[.$C$449]" office:value-type="float" office:value="1.82339388973196" calcext:value-type="float">
            <text:p>1.8233938897</text:p>
          </table:table-cell>
          <table:table-cell table:number-columns-repeated="3"/>
        </table:table-row>
        <table:table-row table:style-name="ro1">
          <table:table-cell office:value-type="float" office:value="4890508.0678253" calcext:value-type="float">
            <text:p>4890508.0678253</text:p>
          </table:table-cell>
          <table:table-cell office:value-type="float" office:value="4901517.26599897" calcext:value-type="float">
            <text:p>4901517.26599897</text:p>
          </table:table-cell>
          <table:table-cell table:formula="of:=[.B131]-[.A131]" office:value-type="float" office:value="11009.1981736738" calcext:value-type="float">
            <text:p>11009.1981736738</text:p>
          </table:table-cell>
          <table:table-cell table:formula="of:=[.C131]-[.$C$449]" office:value-type="float" office:value="-1.93941145853023" calcext:value-type="float">
            <text:p>-1.9394114585</text:p>
          </table:table-cell>
          <table:table-cell table:number-columns-repeated="3"/>
        </table:table-row>
        <table:table-row table:style-name="ro1">
          <table:table-cell office:value-type="float" office:value="4901517.26599897" calcext:value-type="float">
            <text:p>4901517.26599897</text:p>
          </table:table-cell>
          <table:table-cell office:value-type="float" office:value="4912527.65835418" calcext:value-type="float">
            <text:p>4912527.65835418</text:p>
          </table:table-cell>
          <table:table-cell table:formula="of:=[.B132]-[.A132]" office:value-type="float" office:value="11010.3923552055" calcext:value-type="float">
            <text:p>11010.3923552055</text:p>
          </table:table-cell>
          <table:table-cell table:formula="of:=[.C132]-[.$C$449]" office:value-type="float" office:value="-0.745229926862521" calcext:value-type="float">
            <text:p>-0.7452299269</text:p>
          </table:table-cell>
          <table:table-cell table:number-columns-repeated="3"/>
        </table:table-row>
        <table:table-row table:style-name="ro1">
          <table:table-cell office:value-type="float" office:value="4912527.65835418" calcext:value-type="float">
            <text:p>4912527.65835418</text:p>
          </table:table-cell>
          <table:table-cell office:value-type="float" office:value="4923539.40045108" calcext:value-type="float">
            <text:p>4923539.40045108</text:p>
          </table:table-cell>
          <table:table-cell table:formula="of:=[.B133]-[.A133]" office:value-type="float" office:value="11011.7420968991" calcext:value-type="float">
            <text:p>11011.7420968991</text:p>
          </table:table-cell>
          <table:table-cell table:formula="of:=[.C133]-[.$C$449]" office:value-type="float" office:value="0.60451176672359" calcext:value-type="float">
            <text:p>0.6045117667</text:p>
          </table:table-cell>
          <table:table-cell table:number-columns-repeated="3"/>
        </table:table-row>
        <table:table-row table:style-name="ro1">
          <table:table-cell office:value-type="float" office:value="4923539.40045108" calcext:value-type="float">
            <text:p>4923539.40045108</text:p>
          </table:table-cell>
          <table:table-cell office:value-type="float" office:value="4934552.20946805" calcext:value-type="float">
            <text:p>4934552.20946805</text:p>
          </table:table-cell>
          <table:table-cell table:formula="of:=[.B134]-[.A134]" office:value-type="float" office:value="11012.8090169681" calcext:value-type="float">
            <text:p>11012.8090169681</text:p>
          </table:table-cell>
          <table:table-cell table:formula="of:=[.C134]-[.$C$449]" office:value-type="float" office:value="1.67143183576991" calcext:value-type="float">
            <text:p>1.6714318358</text:p>
          </table:table-cell>
          <table:table-cell table:number-columns-repeated="3"/>
        </table:table-row>
        <table:table-row table:style-name="ro1">
          <table:table-cell office:value-type="float" office:value="4934552.20946805" calcext:value-type="float">
            <text:p>4934552.20946805</text:p>
          </table:table-cell>
          <table:table-cell office:value-type="float" office:value="4945561.69937563" calcext:value-type="float">
            <text:p>4945561.69937563</text:p>
          </table:table-cell>
          <table:table-cell table:formula="of:=[.B135]-[.A135]" office:value-type="float" office:value="11009.4899075842" calcext:value-type="float">
            <text:p>11009.4899075842</text:p>
          </table:table-cell>
          <table:table-cell table:formula="of:=[.C135]-[.$C$449]" office:value-type="float" office:value="-1.64767754820059" calcext:value-type="float">
            <text:p>-1.6476775482</text:p>
          </table:table-cell>
          <table:table-cell table:number-columns-repeated="3"/>
        </table:table-row>
        <table:table-row table:style-name="ro1">
          <table:table-cell office:value-type="float" office:value="4945561.69937563" calcext:value-type="float">
            <text:p>4945561.69937563</text:p>
          </table:table-cell>
          <table:table-cell office:value-type="float" office:value="4956572.55721743" calcext:value-type="float">
            <text:p>4956572.55721743</text:p>
          </table:table-cell>
          <table:table-cell table:formula="of:=[.B136]-[.A136]" office:value-type="float" office:value="11010.857841799" calcext:value-type="float">
            <text:p>11010.857841799</text:p>
          </table:table-cell>
          <table:table-cell table:formula="of:=[.C136]-[.$C$449]" office:value-type="float" office:value="-0.279743333318038" calcext:value-type="float">
            <text:p>-0.2797433333</text:p>
          </table:table-cell>
          <table:table-cell table:number-columns-repeated="3"/>
        </table:table-row>
        <table:table-row table:style-name="ro1">
          <table:table-cell office:value-type="float" office:value="4956572.55721743" calcext:value-type="float">
            <text:p>4956572.55721743</text:p>
          </table:table-cell>
          <table:table-cell office:value-type="float" office:value="4967582.14981989" calcext:value-type="float">
            <text:p>4967582.14981989</text:p>
          </table:table-cell>
          <table:table-cell table:formula="of:=[.B137]-[.A137]" office:value-type="float" office:value="11009.592602456" calcext:value-type="float">
            <text:p>11009.592602456</text:p>
          </table:table-cell>
          <table:table-cell table:formula="of:=[.C137]-[.$C$449]" office:value-type="float" office:value="-1.54498267636518" calcext:value-type="float">
            <text:p>-1.5449826764</text:p>
          </table:table-cell>
          <table:table-cell table:number-columns-repeated="3"/>
        </table:table-row>
        <table:table-row table:style-name="ro1">
          <table:table-cell office:value-type="float" office:value="4967582.14981989" calcext:value-type="float">
            <text:p>4967582.14981989</text:p>
          </table:table-cell>
          <table:table-cell office:value-type="float" office:value="4978595.18154139" calcext:value-type="float">
            <text:p>4978595.18154139</text:p>
          </table:table-cell>
          <table:table-cell table:formula="of:=[.B138]-[.A138]" office:value-type="float" office:value="11013.0317215025" calcext:value-type="float">
            <text:p>11013.0317215025</text:p>
          </table:table-cell>
          <table:table-cell table:formula="of:=[.C138]-[.$C$449]" office:value-type="float" office:value="1.89413637018879" calcext:value-type="float">
            <text:p>1.8941363702</text:p>
          </table:table-cell>
          <table:table-cell table:number-columns-repeated="3"/>
        </table:table-row>
        <table:table-row table:style-name="ro1">
          <table:table-cell office:value-type="float" office:value="4978595.18154139" calcext:value-type="float">
            <text:p>4978595.18154139</text:p>
          </table:table-cell>
          <table:table-cell office:value-type="float" office:value="4989607.25423242" calcext:value-type="float">
            <text:p>4989607.25423242</text:p>
          </table:table-cell>
          <table:table-cell table:formula="of:=[.B139]-[.A139]" office:value-type="float" office:value="11012.0726910271" calcext:value-type="float">
            <text:p>11012.0726910271</text:p>
          </table:table-cell>
          <table:table-cell table:formula="of:=[.C139]-[.$C$449]" office:value-type="float" office:value="0.935105894721346" calcext:value-type="float">
            <text:p>0.9351058947</text:p>
          </table:table-cell>
          <table:table-cell table:number-columns-repeated="3"/>
        </table:table-row>
        <table:table-row table:style-name="ro1">
          <table:table-cell office:value-type="float" office:value="4989607.25423242" calcext:value-type="float">
            <text:p>4989607.25423242</text:p>
          </table:table-cell>
          <table:table-cell office:value-type="float" office:value="5000616.01228104" calcext:value-type="float">
            <text:p>5000616.01228104</text:p>
          </table:table-cell>
          <table:table-cell table:formula="of:=[.B140]-[.A140]" office:value-type="float" office:value="11008.7580486219" calcext:value-type="float">
            <text:p>11008.7580486219</text:p>
          </table:table-cell>
          <table:table-cell table:formula="of:=[.C140]-[.$C$449]" office:value-type="float" office:value="-2.37953651041607" calcext:value-type="float">
            <text:p>-2.3795365104</text:p>
          </table:table-cell>
          <table:table-cell table:number-columns-repeated="3"/>
        </table:table-row>
        <table:table-row table:style-name="ro1">
          <table:table-cell office:value-type="float" office:value="5000616.01228104" calcext:value-type="float">
            <text:p>5000616.01228104</text:p>
          </table:table-cell>
          <table:table-cell office:value-type="float" office:value="5011628.23362866" calcext:value-type="float">
            <text:p>5011628.23362866</text:p>
          </table:table-cell>
          <table:table-cell table:formula="of:=[.B141]-[.A141]" office:value-type="float" office:value="11012.2213476226" calcext:value-type="float">
            <text:p>11012.2213476226</text:p>
          </table:table-cell>
          <table:table-cell table:formula="of:=[.C141]-[.$C$449]" office:value-type="float" office:value="1.08376249021967" calcext:value-type="float">
            <text:p>1.0837624902</text:p>
          </table:table-cell>
          <table:table-cell table:number-columns-repeated="3"/>
        </table:table-row>
        <table:table-row table:style-name="ro1">
          <table:table-cell office:value-type="float" office:value="5011628.23362866" calcext:value-type="float">
            <text:p>5011628.23362866</text:p>
          </table:table-cell>
          <table:table-cell office:value-type="float" office:value="5022639.65264775" calcext:value-type="float">
            <text:p>5022639.65264775</text:p>
          </table:table-cell>
          <table:table-cell table:formula="of:=[.B142]-[.A142]" office:value-type="float" office:value="11011.4190190872" calcext:value-type="float">
            <text:p>11011.4190190872</text:p>
          </table:table-cell>
          <table:table-cell table:formula="of:=[.C142]-[.$C$449]" office:value-type="float" office:value="0.281433954864042" calcext:value-type="float">
            <text:p>0.2814339549</text:p>
          </table:table-cell>
          <table:table-cell table:number-columns-repeated="3"/>
        </table:table-row>
        <table:table-row table:style-name="ro1">
          <table:table-cell office:value-type="float" office:value="5022639.65264775" calcext:value-type="float">
            <text:p>5022639.65264775</text:p>
          </table:table-cell>
          <table:table-cell office:value-type="float" office:value="5033651.89720712" calcext:value-type="float">
            <text:p>5033651.89720712</text:p>
          </table:table-cell>
          <table:table-cell table:formula="of:=[.B143]-[.A143]" office:value-type="float" office:value="11012.2445593765" calcext:value-type="float">
            <text:p>11012.2445593765</text:p>
          </table:table-cell>
          <table:table-cell table:formula="of:=[.C143]-[.$C$449]" office:value-type="float" office:value="1.10697424414684" calcext:value-type="float">
            <text:p>1.1069742441</text:p>
          </table:table-cell>
          <table:table-cell table:number-columns-repeated="3"/>
        </table:table-row>
        <table:table-row table:style-name="ro1">
          <table:table-cell office:value-type="float" office:value="5033651.89720712" calcext:value-type="float">
            <text:p>5033651.89720712</text:p>
          </table:table-cell>
          <table:table-cell office:value-type="float" office:value="5044663.19867304" calcext:value-type="float">
            <text:p>5044663.19867304</text:p>
          </table:table-cell>
          <table:table-cell table:formula="of:=[.B144]-[.A144]" office:value-type="float" office:value="11011.3014659137" calcext:value-type="float">
            <text:p>11011.3014659137</text:p>
          </table:table-cell>
          <table:table-cell table:formula="of:=[.C144]-[.$C$449]" office:value-type="float" office:value="0.163880781299667" calcext:value-type="float">
            <text:p>0.1638807813</text:p>
          </table:table-cell>
          <table:table-cell table:number-columns-repeated="3"/>
        </table:table-row>
        <table:table-row table:style-name="ro1">
          <table:table-cell office:value-type="float" office:value="5044663.19867304" calcext:value-type="float">
            <text:p>5044663.19867304</text:p>
          </table:table-cell>
          <table:table-cell office:value-type="float" office:value="5055671.33578392" calcext:value-type="float">
            <text:p>5055671.33578392</text:p>
          </table:table-cell>
          <table:table-cell table:formula="of:=[.B145]-[.A145]" office:value-type="float" office:value="11008.1371108834" calcext:value-type="float">
            <text:p>11008.1371108834</text:p>
          </table:table-cell>
          <table:table-cell table:formula="of:=[.C145]-[.$C$449]" office:value-type="float" office:value="-3.00047424898366" calcext:value-type="float">
            <text:p>-3.000474249</text:p>
          </table:table-cell>
          <table:table-cell table:number-columns-repeated="3"/>
        </table:table-row>
        <table:table-row table:style-name="ro1">
          <table:table-cell office:value-type="float" office:value="5055671.33578392" calcext:value-type="float">
            <text:p>5055671.33578392</text:p>
          </table:table-cell>
          <table:table-cell office:value-type="float" office:value="5066685.05344198" calcext:value-type="float">
            <text:p>5066685.05344198</text:p>
          </table:table-cell>
          <table:table-cell table:formula="of:=[.B146]-[.A146]" office:value-type="float" office:value="11013.7176580541" calcext:value-type="float">
            <text:p>11013.7176580541</text:p>
          </table:table-cell>
          <table:table-cell table:formula="of:=[.C146]-[.$C$449]" office:value-type="float" office:value="2.58007292172988" calcext:value-type="float">
            <text:p>2.5800729217</text:p>
          </table:table-cell>
          <table:table-cell table:number-columns-repeated="3"/>
        </table:table-row>
        <table:table-row table:style-name="ro1">
          <table:table-cell office:value-type="float" office:value="5066685.05344198" calcext:value-type="float">
            <text:p>5066685.05344198</text:p>
          </table:table-cell>
          <table:table-cell office:value-type="float" office:value="5077695.91052277" calcext:value-type="float">
            <text:p>5077695.91052277</text:p>
          </table:table-cell>
          <table:table-cell table:formula="of:=[.B147]-[.A147]" office:value-type="float" office:value="11010.8570807939" calcext:value-type="float">
            <text:p>11010.8570807939</text:p>
          </table:table-cell>
          <table:table-cell table:formula="of:=[.C147]-[.$C$449]" office:value-type="float" office:value="-0.280504338414175" calcext:value-type="float">
            <text:p>-0.2805043384</text:p>
          </table:table-cell>
          <table:table-cell table:number-columns-repeated="3"/>
        </table:table-row>
        <table:table-row table:style-name="ro1">
          <table:table-cell office:value-type="float" office:value="5077695.91052277" calcext:value-type="float">
            <text:p>5077695.91052277</text:p>
          </table:table-cell>
          <table:table-cell office:value-type="float" office:value="5088707.46938114" calcext:value-type="float">
            <text:p>5088707.46938114</text:p>
          </table:table-cell>
          <table:table-cell table:formula="of:=[.B148]-[.A148]" office:value-type="float" office:value="11011.5588583704" calcext:value-type="float">
            <text:p>11011.5588583704</text:p>
          </table:table-cell>
          <table:table-cell table:formula="of:=[.C148]-[.$C$449]" office:value-type="float" office:value="0.42127323805471" calcext:value-type="float">
            <text:p>0.4212732381</text:p>
          </table:table-cell>
          <table:table-cell table:number-columns-repeated="3"/>
        </table:table-row>
        <table:table-row table:style-name="ro1">
          <table:table-cell office:value-type="float" office:value="5088707.46938114" calcext:value-type="float">
            <text:p>5088707.46938114</text:p>
          </table:table-cell>
          <table:table-cell office:value-type="float" office:value="5099718.24806646" calcext:value-type="float">
            <text:p>5099718.24806646</text:p>
          </table:table-cell>
          <table:table-cell table:formula="of:=[.B149]-[.A149]" office:value-type="float" office:value="11010.7786853192" calcext:value-type="float">
            <text:p>11010.7786853192</text:p>
          </table:table-cell>
          <table:table-cell table:formula="of:=[.C149]-[.$C$449]" office:value-type="float" office:value="-0.358899813116295" calcext:value-type="float">
            <text:p>-0.3588998131</text:p>
          </table:table-cell>
          <table:table-cell table:number-columns-repeated="3"/>
        </table:table-row>
        <table:table-row table:style-name="ro1">
          <table:table-cell office:value-type="float" office:value="5099718.24806646" calcext:value-type="float">
            <text:p>5099718.24806646</text:p>
          </table:table-cell>
          <table:table-cell office:value-type="float" office:value="5110728.24783997" calcext:value-type="float">
            <text:p>5110728.24783997</text:p>
          </table:table-cell>
          <table:table-cell table:formula="of:=[.B150]-[.A150]" office:value-type="float" office:value="11009.9997735145" calcext:value-type="float">
            <text:p>11009.9997735145</text:p>
          </table:table-cell>
          <table:table-cell table:formula="of:=[.C150]-[.$C$449]" office:value-type="float" office:value="-1.13781161789666" calcext:value-type="float">
            <text:p>-1.1378116179</text:p>
          </table:table-cell>
          <table:table-cell table:number-columns-repeated="3"/>
        </table:table-row>
        <table:table-row table:style-name="ro1">
          <table:table-cell office:value-type="float" office:value="5110728.24783997" calcext:value-type="float">
            <text:p>5110728.24783997</text:p>
          </table:table-cell>
          <table:table-cell office:value-type="float" office:value="5121741.94531831" calcext:value-type="float">
            <text:p>5121741.94531831</text:p>
          </table:table-cell>
          <table:table-cell table:formula="of:=[.B151]-[.A151]" office:value-type="float" office:value="11013.6974783335" calcext:value-type="float">
            <text:p>11013.6974783335</text:p>
          </table:table-cell>
          <table:table-cell table:formula="of:=[.C151]-[.$C$449]" office:value-type="float" office:value="2.5598932011344" calcext:value-type="float">
            <text:p>2.5598932011</text:p>
          </table:table-cell>
          <table:table-cell table:number-columns-repeated="3"/>
        </table:table-row>
        <table:table-row table:style-name="ro1">
          <table:table-cell office:value-type="float" office:value="5121741.94531831" calcext:value-type="float">
            <text:p>5121741.94531831</text:p>
          </table:table-cell>
          <table:table-cell office:value-type="float" office:value="5132751.88939297" calcext:value-type="float">
            <text:p>5132751.88939297</text:p>
          </table:table-cell>
          <table:table-cell table:formula="of:=[.B152]-[.A152]" office:value-type="float" office:value="11009.9440746596" calcext:value-type="float">
            <text:p>11009.9440746596</text:p>
          </table:table-cell>
          <table:table-cell table:formula="of:=[.C152]-[.$C$449]" office:value-type="float" office:value="-1.1935104727454" calcext:value-type="float">
            <text:p>-1.1935104727</text:p>
          </table:table-cell>
          <table:table-cell table:number-columns-repeated="3"/>
        </table:table-row>
        <table:table-row table:style-name="ro1">
          <table:table-cell office:value-type="float" office:value="5132751.88939297" calcext:value-type="float">
            <text:p>5132751.88939297</text:p>
          </table:table-cell>
          <table:table-cell office:value-type="float" office:value="5143763.1546384" calcext:value-type="float">
            <text:p>5143763.1546384</text:p>
          </table:table-cell>
          <table:table-cell table:formula="of:=[.B153]-[.A153]" office:value-type="float" office:value="11011.2652454302" calcext:value-type="float">
            <text:p>11011.2652454302</text:p>
          </table:table-cell>
          <table:table-cell table:formula="of:=[.C153]-[.$C$449]" office:value-type="float" office:value="0.127660297817783" calcext:value-type="float">
            <text:p>0.1276602978</text:p>
          </table:table-cell>
          <table:table-cell table:number-columns-repeated="3"/>
        </table:table-row>
        <table:table-row table:style-name="ro1">
          <table:table-cell office:value-type="float" office:value="5143763.1546384" calcext:value-type="float">
            <text:p>5143763.1546384</text:p>
          </table:table-cell>
          <table:table-cell office:value-type="float" office:value="5154773.50377168" calcext:value-type="float">
            <text:p>5154773.50377168</text:p>
          </table:table-cell>
          <table:table-cell table:formula="of:=[.B154]-[.A154]" office:value-type="float" office:value="11010.3491332829" calcext:value-type="float">
            <text:p>11010.3491332829</text:p>
          </table:table-cell>
          <table:table-cell table:formula="of:=[.C154]-[.$C$449]" office:value-type="float" office:value="-0.78845184945385" calcext:value-type="float">
            <text:p>-0.7884518495</text:p>
          </table:table-cell>
          <table:table-cell table:number-columns-repeated="3"/>
        </table:table-row>
        <table:table-row table:style-name="ro1">
          <table:table-cell office:value-type="float" office:value="5154773.50377168" calcext:value-type="float">
            <text:p>5154773.50377168</text:p>
          </table:table-cell>
          <table:table-cell office:value-type="float" office:value="5165785.18520289" calcext:value-type="float">
            <text:p>5165785.18520289</text:p>
          </table:table-cell>
          <table:table-cell table:formula="of:=[.B155]-[.A155]" office:value-type="float" office:value="11011.6814312106" calcext:value-type="float">
            <text:p>11011.6814312106</text:p>
          </table:table-cell>
          <table:table-cell table:formula="of:=[.C155]-[.$C$449]" office:value-type="float" office:value="0.543846078246133" calcext:value-type="float">
            <text:p>0.5438460782</text:p>
          </table:table-cell>
          <table:table-cell table:number-columns-repeated="3"/>
        </table:table-row>
        <table:table-row table:style-name="ro1">
          <table:table-cell office:value-type="float" office:value="5165785.18520289" calcext:value-type="float">
            <text:p>5165785.18520289</text:p>
          </table:table-cell>
          <table:table-cell office:value-type="float" office:value="5176795.95633642" calcext:value-type="float">
            <text:p>5176795.95633642</text:p>
          </table:table-cell>
          <table:table-cell table:formula="of:=[.B156]-[.A156]" office:value-type="float" office:value="11010.7711335262" calcext:value-type="float">
            <text:p>11010.7711335262</text:p>
          </table:table-cell>
          <table:table-cell table:formula="of:=[.C156]-[.$C$449]" office:value-type="float" office:value="-0.366451606125338" calcext:value-type="float">
            <text:p>-0.3664516061</text:p>
          </table:table-cell>
          <table:table-cell table:number-columns-repeated="3"/>
        </table:table-row>
        <table:table-row table:style-name="ro1">
          <table:table-cell office:value-type="float" office:value="5176795.95633642" calcext:value-type="float">
            <text:p>5176795.95633642</text:p>
          </table:table-cell>
          <table:table-cell office:value-type="float" office:value="5187805.51692943" calcext:value-type="float">
            <text:p>5187805.51692943</text:p>
          </table:table-cell>
          <table:table-cell table:formula="of:=[.B157]-[.A157]" office:value-type="float" office:value="11009.5605930099" calcext:value-type="float">
            <text:p>11009.5605930099</text:p>
          </table:table-cell>
          <table:table-cell table:formula="of:=[.C157]-[.$C$449]" office:value-type="float" office:value="-1.57699212242733" calcext:value-type="float">
            <text:p>-1.5769921224</text:p>
          </table:table-cell>
          <table:table-cell table:number-columns-repeated="3"/>
        </table:table-row>
        <table:table-row table:style-name="ro1">
          <table:table-cell office:value-type="float" office:value="5187805.51692943" calcext:value-type="float">
            <text:p>5187805.51692943</text:p>
          </table:table-cell>
          <table:table-cell office:value-type="float" office:value="5198818.82899027" calcext:value-type="float">
            <text:p>5198818.82899027</text:p>
          </table:table-cell>
          <table:table-cell table:formula="of:=[.B158]-[.A158]" office:value-type="float" office:value="11013.3120608451" calcext:value-type="float">
            <text:p>11013.3120608451</text:p>
          </table:table-cell>
          <table:table-cell table:formula="of:=[.C158]-[.$C$449]" office:value-type="float" office:value="2.17447571273078" calcext:value-type="float">
            <text:p>2.1744757127</text:p>
          </table:table-cell>
          <table:table-cell table:number-columns-repeated="3"/>
        </table:table-row>
        <table:table-row table:style-name="ro1">
          <table:table-cell office:value-type="float" office:value="5198818.82899027" calcext:value-type="float">
            <text:p>5198818.82899027</text:p>
          </table:table-cell>
          <table:table-cell office:value-type="float" office:value="5209828.5309952" calcext:value-type="float">
            <text:p>5209828.5309952</text:p>
          </table:table-cell>
          <table:table-cell table:formula="of:=[.B159]-[.A159]" office:value-type="float" office:value="11009.7020049291" calcext:value-type="float">
            <text:p>11009.7020049291</text:p>
          </table:table-cell>
          <table:table-cell table:formula="of:=[.C159]-[.$C$449]" office:value-type="float" office:value="-1.43558020328055" calcext:value-type="float">
            <text:p>-1.4355802033</text:p>
          </table:table-cell>
          <table:table-cell table:number-columns-repeated="3"/>
        </table:table-row>
        <table:table-row table:style-name="ro1">
          <table:table-cell office:value-type="float" office:value="5209828.5309952" calcext:value-type="float">
            <text:p>5209828.5309952</text:p>
          </table:table-cell>
          <table:table-cell office:value-type="float" office:value="5220839.88943378" calcext:value-type="float">
            <text:p>5220839.88943378</text:p>
          </table:table-cell>
          <table:table-cell table:formula="of:=[.B160]-[.A160]" office:value-type="float" office:value="11011.3584385812" calcext:value-type="float">
            <text:p>11011.3584385812</text:p>
          </table:table-cell>
          <table:table-cell table:formula="of:=[.C160]-[.$C$449]" office:value-type="float" office:value="0.22085344887455" calcext:value-type="float">
            <text:p>0.2208534489</text:p>
          </table:table-cell>
          <table:table-cell table:number-columns-repeated="3"/>
        </table:table-row>
        <table:table-row table:style-name="ro1">
          <table:table-cell office:value-type="float" office:value="5220839.88943378" calcext:value-type="float">
            <text:p>5220839.88943378</text:p>
          </table:table-cell>
          <table:table-cell office:value-type="float" office:value="5231850.49842934" calcext:value-type="float">
            <text:p>5231850.49842934</text:p>
          </table:table-cell>
          <table:table-cell table:formula="of:=[.B161]-[.A161]" office:value-type="float" office:value="11010.608995554" calcext:value-type="float">
            <text:p>11010.608995554</text:p>
          </table:table-cell>
          <table:table-cell table:formula="of:=[.C161]-[.$C$449]" office:value-type="float" office:value="-0.528589578316314" calcext:value-type="float">
            <text:p>-0.5285895783</text:p>
          </table:table-cell>
          <table:table-cell table:number-columns-repeated="3"/>
        </table:table-row>
        <table:table-row table:style-name="ro1">
          <table:table-cell office:value-type="float" office:value="5231850.49842934" calcext:value-type="float">
            <text:p>5231850.49842934</text:p>
          </table:table-cell>
          <table:table-cell office:value-type="float" office:value="5242861.8692407" calcext:value-type="float">
            <text:p>5242861.8692407</text:p>
          </table:table-cell>
          <table:table-cell table:formula="of:=[.B162]-[.A162]" office:value-type="float" office:value="11011.3708113674" calcext:value-type="float">
            <text:p>11011.3708113674</text:p>
          </table:table-cell>
          <table:table-cell table:formula="of:=[.C162]-[.$C$449]" office:value-type="float" office:value="0.233226235053735" calcext:value-type="float">
            <text:p>0.2332262351</text:p>
          </table:table-cell>
          <table:table-cell table:number-columns-repeated="3"/>
        </table:table-row>
        <table:table-row table:style-name="ro1">
          <table:table-cell office:value-type="float" office:value="5242861.8692407" calcext:value-type="float">
            <text:p>5242861.8692407</text:p>
          </table:table-cell>
          <table:table-cell office:value-type="float" office:value="5253872.49468595" calcext:value-type="float">
            <text:p>5253872.49468595</text:p>
          </table:table-cell>
          <table:table-cell table:formula="of:=[.B163]-[.A163]" office:value-type="float" office:value="11010.6254452476" calcext:value-type="float">
            <text:p>11010.6254452476</text:p>
          </table:table-cell>
          <table:table-cell table:formula="of:=[.C163]-[.$C$449]" office:value-type="float" office:value="-0.512139884725912" calcext:value-type="float">
            <text:p>-0.5121398847</text:p>
          </table:table-cell>
          <table:table-cell table:number-columns-repeated="3"/>
        </table:table-row>
        <table:table-row table:style-name="ro1">
          <table:table-cell office:value-type="float" office:value="5253872.49468595" calcext:value-type="float">
            <text:p>5253872.49468595</text:p>
          </table:table-cell>
          <table:table-cell office:value-type="float" office:value="5264886.9183604" calcext:value-type="float">
            <text:p>5264886.9183604</text:p>
          </table:table-cell>
          <table:table-cell table:formula="of:=[.B164]-[.A164]" office:value-type="float" office:value="11014.4236744484" calcext:value-type="float">
            <text:p>11014.4236744484</text:p>
          </table:table-cell>
          <table:table-cell table:formula="of:=[.C164]-[.$C$449]" office:value-type="float" office:value="3.28608931603958" calcext:value-type="float">
            <text:p>3.286089316</text:p>
          </table:table-cell>
          <table:table-cell table:number-columns-repeated="3"/>
        </table:table-row>
        <table:table-row table:style-name="ro1">
          <table:table-cell office:value-type="float" office:value="5264886.9183604" calcext:value-type="float">
            <text:p>5264886.9183604</text:p>
          </table:table-cell>
          <table:table-cell office:value-type="float" office:value="5275895.60390289" calcext:value-type="float">
            <text:p>5275895.60390289</text:p>
          </table:table-cell>
          <table:table-cell table:formula="of:=[.B165]-[.A165]" office:value-type="float" office:value="11008.685542495" calcext:value-type="float">
            <text:p>11008.685542495</text:p>
          </table:table-cell>
          <table:table-cell table:formula="of:=[.C165]-[.$C$449]" office:value-type="float" office:value="-2.45204263736377" calcext:value-type="float">
            <text:p>-2.4520426374</text:p>
          </table:table-cell>
          <table:table-cell table:number-columns-repeated="3"/>
        </table:table-row>
        <table:table-row table:style-name="ro1">
          <table:table-cell office:value-type="float" office:value="5275895.60390289" calcext:value-type="float">
            <text:p>5275895.60390289</text:p>
          </table:table-cell>
          <table:table-cell office:value-type="float" office:value="5286908.09733564" calcext:value-type="float">
            <text:p>5286908.09733564</text:p>
          </table:table-cell>
          <table:table-cell table:formula="of:=[.B166]-[.A166]" office:value-type="float" office:value="11012.4934327472" calcext:value-type="float">
            <text:p>11012.4934327472</text:p>
          </table:table-cell>
          <table:table-cell table:formula="of:=[.C166]-[.$C$449]" office:value-type="float" office:value="1.35584761484643" calcext:value-type="float">
            <text:p>1.3558476148</text:p>
          </table:table-cell>
          <table:table-cell table:number-columns-repeated="3"/>
        </table:table-row>
        <table:table-row table:style-name="ro1">
          <table:table-cell office:value-type="float" office:value="5286908.09733564" calcext:value-type="float">
            <text:p>5286908.09733564</text:p>
          </table:table-cell>
          <table:table-cell office:value-type="float" office:value="5297919.39920523" calcext:value-type="float">
            <text:p>5297919.39920523</text:p>
          </table:table-cell>
          <table:table-cell table:formula="of:=[.B167]-[.A167]" office:value-type="float" office:value="11011.3018695889" calcext:value-type="float">
            <text:p>11011.3018695889</text:p>
          </table:table-cell>
          <table:table-cell table:formula="of:=[.C167]-[.$C$449]" office:value-type="float" office:value="0.164284456550377" calcext:value-type="float">
            <text:p>0.1642844566</text:p>
          </table:table-cell>
          <table:table-cell table:number-columns-repeated="3"/>
        </table:table-row>
        <table:table-row table:style-name="ro1">
          <table:table-cell office:value-type="float" office:value="5297919.39920523" calcext:value-type="float">
            <text:p>5297919.39920523</text:p>
          </table:table-cell>
          <table:table-cell office:value-type="float" office:value="5308929.65990688" calcext:value-type="float">
            <text:p>5308929.65990688</text:p>
          </table:table-cell>
          <table:table-cell table:formula="of:=[.B168]-[.A168]" office:value-type="float" office:value="11010.2607016508" calcext:value-type="float">
            <text:p>11010.2607016508</text:p>
          </table:table-cell>
          <table:table-cell table:formula="of:=[.C168]-[.$C$449]" office:value-type="float" office:value="-0.876883481600089" calcext:value-type="float">
            <text:p>-0.8768834816</text:p>
          </table:table-cell>
          <table:table-cell table:number-columns-repeated="3"/>
        </table:table-row>
        <table:table-row table:style-name="ro1">
          <table:table-cell office:value-type="float" office:value="5308929.65990688" calcext:value-type="float">
            <text:p>5308929.65990688</text:p>
          </table:table-cell>
          <table:table-cell office:value-type="float" office:value="5319941.62023784" calcext:value-type="float">
            <text:p>5319941.62023784</text:p>
          </table:table-cell>
          <table:table-cell table:formula="of:=[.B169]-[.A169]" office:value-type="float" office:value="11011.9603309631" calcext:value-type="float">
            <text:p>11011.9603309631</text:p>
          </table:table-cell>
          <table:table-cell table:formula="of:=[.C169]-[.$C$449]" office:value-type="float" office:value="0.822745830781059" calcext:value-type="float">
            <text:p>0.8227458308</text:p>
          </table:table-cell>
          <table:table-cell table:number-columns-repeated="3"/>
        </table:table-row>
        <table:table-row table:style-name="ro1">
          <table:table-cell office:value-type="float" office:value="5319941.62023784" calcext:value-type="float">
            <text:p>5319941.62023784</text:p>
          </table:table-cell>
          <table:table-cell office:value-type="float" office:value="5330952.3906133" calcext:value-type="float">
            <text:p>5330952.3906133</text:p>
          </table:table-cell>
          <table:table-cell table:formula="of:=[.B170]-[.A170]" office:value-type="float" office:value="11010.7703754595" calcext:value-type="float">
            <text:p>11010.7703754595</text:p>
          </table:table-cell>
          <table:table-cell table:formula="of:=[.C170]-[.$C$449]" office:value-type="float" office:value="-0.367209672898753" calcext:value-type="float">
            <text:p>-0.3672096729</text:p>
          </table:table-cell>
          <table:table-cell table:number-columns-repeated="3"/>
        </table:table-row>
        <table:table-row table:style-name="ro1">
          <table:table-cell office:value-type="float" office:value="5330952.3906133" calcext:value-type="float">
            <text:p>5330952.3906133</text:p>
          </table:table-cell>
          <table:table-cell office:value-type="float" office:value="5341964.25950773" calcext:value-type="float">
            <text:p>5341964.25950773</text:p>
          </table:table-cell>
          <table:table-cell table:formula="of:=[.B171]-[.A171]" office:value-type="float" office:value="11011.8688944299" calcext:value-type="float">
            <text:p>11011.8688944299</text:p>
          </table:table-cell>
          <table:table-cell table:formula="of:=[.C171]-[.$C$449]" office:value-type="float" office:value="0.731309297523694" calcext:value-type="float">
            <text:p>0.7313092975</text:p>
          </table:table-cell>
          <table:table-cell table:number-columns-repeated="3"/>
        </table:table-row>
        <table:table-row table:style-name="ro1">
          <table:table-cell office:value-type="float" office:value="5341964.25950773" calcext:value-type="float">
            <text:p>5341964.25950773</text:p>
          </table:table-cell>
          <table:table-cell office:value-type="float" office:value="5352973.41091249" calcext:value-type="float">
            <text:p>5352973.41091249</text:p>
          </table:table-cell>
          <table:table-cell table:formula="of:=[.B172]-[.A172]" office:value-type="float" office:value="11009.1514047608" calcext:value-type="float">
            <text:p>11009.1514047608</text:p>
          </table:table-cell>
          <table:table-cell table:formula="of:=[.C172]-[.$C$449]" office:value-type="float" office:value="-1.98618037157576" calcext:value-type="float">
            <text:p>-1.9861803716</text:p>
          </table:table-cell>
          <table:table-cell table:number-columns-repeated="3"/>
        </table:table-row>
        <table:table-row table:style-name="ro1">
          <table:table-cell office:value-type="float" office:value="5352973.41091249" calcext:value-type="float">
            <text:p>5352973.41091249</text:p>
          </table:table-cell>
          <table:table-cell office:value-type="float" office:value="5363985.95966836" calcext:value-type="float">
            <text:p>5363985.95966836</text:p>
          </table:table-cell>
          <table:table-cell table:formula="of:=[.B173]-[.A173]" office:value-type="float" office:value="11012.5487558618" calcext:value-type="float">
            <text:p>11012.5487558618</text:p>
          </table:table-cell>
          <table:table-cell table:formula="of:=[.C173]-[.$C$449]" office:value-type="float" office:value="1.41117072946508" calcext:value-type="float">
            <text:p>1.4111707295</text:p>
          </table:table-cell>
          <table:table-cell table:number-columns-repeated="3"/>
        </table:table-row>
        <table:table-row table:style-name="ro1">
          <table:table-cell office:value-type="float" office:value="5363985.95966836" calcext:value-type="float">
            <text:p>5363985.95966836</text:p>
          </table:table-cell>
          <table:table-cell office:value-type="float" office:value="5374997.47575162" calcext:value-type="float">
            <text:p>5374997.47575162</text:p>
          </table:table-cell>
          <table:table-cell table:formula="of:=[.B174]-[.A174]" office:value-type="float" office:value="11011.5160832657" calcext:value-type="float">
            <text:p>11011.5160832657</text:p>
          </table:table-cell>
          <table:table-cell table:formula="of:=[.C174]-[.$C$449]" office:value-type="float" office:value="0.378498133301036" calcext:value-type="float">
            <text:p>0.3784981333</text:p>
          </table:table-cell>
          <table:table-cell table:number-columns-repeated="3"/>
        </table:table-row>
        <table:table-row table:style-name="ro1">
          <table:table-cell office:value-type="float" office:value="5374997.47575162" calcext:value-type="float">
            <text:p>5374997.47575162</text:p>
          </table:table-cell>
          <table:table-cell office:value-type="float" office:value="5386007.80391902" calcext:value-type="float">
            <text:p>5386007.80391902</text:p>
          </table:table-cell>
          <table:table-cell table:formula="of:=[.B175]-[.A175]" office:value-type="float" office:value="11010.3281673975" calcext:value-type="float">
            <text:p>11010.3281673975</text:p>
          </table:table-cell>
          <table:table-cell table:formula="of:=[.C175]-[.$C$449]" office:value-type="float" office:value="-0.80941773482482" calcext:value-type="float">
            <text:p>-0.8094177348</text:p>
          </table:table-cell>
          <table:table-cell table:number-columns-repeated="3"/>
        </table:table-row>
        <table:table-row table:style-name="ro1">
          <table:table-cell office:value-type="float" office:value="5386007.80391902" calcext:value-type="float">
            <text:p>5386007.80391902</text:p>
          </table:table-cell>
          <table:table-cell office:value-type="float" office:value="5397018.01696695" calcext:value-type="float">
            <text:p>5397018.01696695</text:p>
          </table:table-cell>
          <table:table-cell table:formula="of:=[.B176]-[.A176]" office:value-type="float" office:value="11010.2130479328" calcext:value-type="float">
            <text:p>11010.2130479328</text:p>
          </table:table-cell>
          <table:table-cell table:formula="of:=[.C176]-[.$C$449]" office:value-type="float" office:value="-0.924537199520273" calcext:value-type="float">
            <text:p>-0.9245371995</text:p>
          </table:table-cell>
          <table:table-cell table:number-columns-repeated="3"/>
        </table:table-row>
        <table:table-row table:style-name="ro1">
          <table:table-cell office:value-type="float" office:value="5397018.01696695" calcext:value-type="float">
            <text:p>5397018.01696695</text:p>
          </table:table-cell>
          <table:table-cell office:value-type="float" office:value="5408031.03820819" calcext:value-type="float">
            <text:p>5408031.03820819</text:p>
          </table:table-cell>
          <table:table-cell table:formula="of:=[.B177]-[.A177]" office:value-type="float" office:value="11013.0212412383" calcext:value-type="float">
            <text:p>11013.0212412383</text:p>
          </table:table-cell>
          <table:table-cell table:formula="of:=[.C177]-[.$C$449]" office:value-type="float" office:value="1.88365610598703" calcext:value-type="float">
            <text:p>1.883656106</text:p>
          </table:table-cell>
          <table:table-cell table:number-columns-repeated="3"/>
        </table:table-row>
        <table:table-row table:style-name="ro1">
          <table:table-cell office:value-type="float" office:value="5408031.03820819" calcext:value-type="float">
            <text:p>5408031.03820819</text:p>
          </table:table-cell>
          <table:table-cell office:value-type="float" office:value="5419040.87430625" calcext:value-type="float">
            <text:p>5419040.87430625</text:p>
          </table:table-cell>
          <table:table-cell table:formula="of:=[.B178]-[.A178]" office:value-type="float" office:value="11009.8360980554" calcext:value-type="float">
            <text:p>11009.8360980554</text:p>
          </table:table-cell>
          <table:table-cell table:formula="of:=[.C178]-[.$C$449]" office:value-type="float" office:value="-1.30148707699846" calcext:value-type="float">
            <text:p>-1.301487077</text:p>
          </table:table-cell>
          <table:table-cell table:number-columns-repeated="3"/>
        </table:table-row>
        <table:table-row table:style-name="ro1">
          <table:table-cell office:value-type="float" office:value="5419040.87430625" calcext:value-type="float">
            <text:p>5419040.87430625</text:p>
          </table:table-cell>
          <table:table-cell office:value-type="float" office:value="5430052.60260471" calcext:value-type="float">
            <text:p>5430052.60260471</text:p>
          </table:table-cell>
          <table:table-cell table:formula="of:=[.B179]-[.A179]" office:value-type="float" office:value="11011.7282984667" calcext:value-type="float">
            <text:p>11011.7282984667</text:p>
          </table:table-cell>
          <table:table-cell table:formula="of:=[.C179]-[.$C$449]" office:value-type="float" office:value="0.590713334298926" calcext:value-type="float">
            <text:p>0.5907133343</text:p>
          </table:table-cell>
          <table:table-cell table:number-columns-repeated="3"/>
        </table:table-row>
        <table:table-row table:style-name="ro1">
          <table:table-cell office:value-type="float" office:value="5430052.60260471" calcext:value-type="float">
            <text:p>5430052.60260471</text:p>
          </table:table-cell>
          <table:table-cell office:value-type="float" office:value="5441063.14449119" calcext:value-type="float">
            <text:p>5441063.14449119</text:p>
          </table:table-cell>
          <table:table-cell table:formula="of:=[.B180]-[.A180]" office:value-type="float" office:value="11010.5418864759" calcext:value-type="float">
            <text:p>11010.5418864759</text:p>
          </table:table-cell>
          <table:table-cell table:formula="of:=[.C180]-[.$C$449]" office:value-type="float" office:value="-0.595698656485183" calcext:value-type="float">
            <text:p>-0.5956986565</text:p>
          </table:table-cell>
          <table:table-cell table:number-columns-repeated="3"/>
        </table:table-row>
        <table:table-row table:style-name="ro1">
          <table:table-cell office:value-type="float" office:value="5441063.14449119" calcext:value-type="float">
            <text:p>5441063.14449119</text:p>
          </table:table-cell>
          <table:table-cell office:value-type="float" office:value="5452075.12403836" calcext:value-type="float">
            <text:p>5452075.12403836</text:p>
          </table:table-cell>
          <table:table-cell table:formula="of:=[.B181]-[.A181]" office:value-type="float" office:value="11011.97954717" calcext:value-type="float">
            <text:p>11011.97954717</text:p>
          </table:table-cell>
          <table:table-cell table:formula="of:=[.C181]-[.$C$449]" office:value-type="float" office:value="0.841962037637131" calcext:value-type="float">
            <text:p>0.8419620376</text:p>
          </table:table-cell>
          <table:table-cell table:number-columns-repeated="3"/>
        </table:table-row>
        <table:table-row table:style-name="ro1">
          <table:table-cell office:value-type="float" office:value="5452075.12403836" calcext:value-type="float">
            <text:p>5452075.12403836</text:p>
          </table:table-cell>
          <table:table-cell office:value-type="float" office:value="5463085.60816476" calcext:value-type="float">
            <text:p>5463085.60816476</text:p>
          </table:table-cell>
          <table:table-cell table:formula="of:=[.B182]-[.A182]" office:value-type="float" office:value="11010.4841264002" calcext:value-type="float">
            <text:p>11010.4841264002</text:p>
          </table:table-cell>
          <table:table-cell table:formula="of:=[.C182]-[.$C$449]" office:value-type="float" office:value="-0.653458732151194" calcext:value-type="float">
            <text:p>-0.6534587322</text:p>
          </table:table-cell>
          <table:table-cell table:number-columns-repeated="3"/>
        </table:table-row>
        <table:table-row table:style-name="ro1">
          <table:table-cell office:value-type="float" office:value="5463085.60816476" calcext:value-type="float">
            <text:p>5463085.60816476</text:p>
          </table:table-cell>
          <table:table-cell office:value-type="float" office:value="5474095.83187764" calcext:value-type="float">
            <text:p>5474095.83187764</text:p>
          </table:table-cell>
          <table:table-cell table:formula="of:=[.B183]-[.A183]" office:value-type="float" office:value="11010.2237128774" calcext:value-type="float">
            <text:p>11010.2237128774</text:p>
          </table:table-cell>
          <table:table-cell table:formula="of:=[.C183]-[.$C$449]" office:value-type="float" office:value="-0.913872254983289" calcext:value-type="float">
            <text:p>-0.913872255</text:p>
          </table:table-cell>
          <table:table-cell table:number-columns-repeated="3"/>
        </table:table-row>
        <table:table-row table:style-name="ro1">
          <table:table-cell office:value-type="float" office:value="5474095.83187764" calcext:value-type="float">
            <text:p>5474095.83187764</text:p>
          </table:table-cell>
          <table:table-cell office:value-type="float" office:value="5485107.19112218" calcext:value-type="float">
            <text:p>5485107.19112218</text:p>
          </table:table-cell>
          <table:table-cell table:formula="of:=[.B184]-[.A184]" office:value-type="float" office:value="11011.3592445403" calcext:value-type="float">
            <text:p>11011.3592445403</text:p>
          </table:table-cell>
          <table:table-cell table:formula="of:=[.C184]-[.$C$449]" office:value-type="float" office:value="0.221659407980042" calcext:value-type="float">
            <text:p>0.221659408</text:p>
          </table:table-cell>
          <table:table-cell table:number-columns-repeated="3"/>
        </table:table-row>
        <table:table-row table:style-name="ro1">
          <table:table-cell office:value-type="float" office:value="5485107.19112218" calcext:value-type="float">
            <text:p>5485107.19112218</text:p>
          </table:table-cell>
          <table:table-cell office:value-type="float" office:value="5496117.36197365" calcext:value-type="float">
            <text:p>5496117.36197365</text:p>
          </table:table-cell>
          <table:table-cell table:formula="of:=[.B185]-[.A185]" office:value-type="float" office:value="11010.1708514746" calcext:value-type="float">
            <text:p>11010.1708514746</text:p>
          </table:table-cell>
          <table:table-cell table:formula="of:=[.C185]-[.$C$449]" office:value-type="float" office:value="-0.966733657725854" calcext:value-type="float">
            <text:p>-0.9667336577</text:p>
          </table:table-cell>
          <table:table-cell table:number-columns-repeated="3"/>
        </table:table-row>
        <table:table-row table:style-name="ro1">
          <table:table-cell office:value-type="float" office:value="5496117.36197365" calcext:value-type="float">
            <text:p>5496117.36197365</text:p>
          </table:table-cell>
          <table:table-cell office:value-type="float" office:value="5507129.60571979" calcext:value-type="float">
            <text:p>5507129.60571979</text:p>
          </table:table-cell>
          <table:table-cell table:formula="of:=[.B186]-[.A186]" office:value-type="float" office:value="11012.2437461363" calcext:value-type="float">
            <text:p>11012.2437461363</text:p>
          </table:table-cell>
          <table:table-cell table:formula="of:=[.C186]-[.$C$449]" office:value-type="float" office:value="1.10616100396146" calcext:value-type="float">
            <text:p>1.106161004</text:p>
          </table:table-cell>
          <table:table-cell table:number-columns-repeated="3"/>
        </table:table-row>
        <table:table-row table:style-name="ro1">
          <table:table-cell office:value-type="float" office:value="5507129.60571979" calcext:value-type="float">
            <text:p>5507129.60571979</text:p>
          </table:table-cell>
          <table:table-cell office:value-type="float" office:value="5518142.6855773" calcext:value-type="float">
            <text:p>5518142.6855773</text:p>
          </table:table-cell>
          <table:table-cell table:formula="of:=[.B187]-[.A187]" office:value-type="float" office:value="11013.0798575096" calcext:value-type="float">
            <text:p>11013.0798575096</text:p>
          </table:table-cell>
          <table:table-cell table:formula="of:=[.C187]-[.$C$449]" office:value-type="float" office:value="1.94227237722953" calcext:value-type="float">
            <text:p>1.9422723772</text:p>
          </table:table-cell>
          <table:table-cell table:number-columns-repeated="3"/>
        </table:table-row>
        <table:table-row table:style-name="ro1">
          <table:table-cell office:value-type="float" office:value="5518142.6855773" calcext:value-type="float">
            <text:p>5518142.6855773</text:p>
          </table:table-cell>
          <table:table-cell office:value-type="float" office:value="5529152.39786103" calcext:value-type="float">
            <text:p>5529152.39786103</text:p>
          </table:table-cell>
          <table:table-cell table:formula="of:=[.B188]-[.A188]" office:value-type="float" office:value="11009.712283737" calcext:value-type="float">
            <text:p>11009.712283737</text:p>
          </table:table-cell>
          <table:table-cell table:formula="of:=[.C188]-[.$C$449]" office:value-type="float" office:value="-1.42530139532755" calcext:value-type="float">
            <text:p>-1.4253013953</text:p>
          </table:table-cell>
          <table:table-cell table:number-columns-repeated="3"/>
        </table:table-row>
        <table:table-row table:style-name="ro1">
          <table:table-cell office:value-type="float" office:value="5529152.39786103" calcext:value-type="float">
            <text:p>5529152.39786103</text:p>
          </table:table-cell>
          <table:table-cell office:value-type="float" office:value="5540163.56776125" calcext:value-type="float">
            <text:p>5540163.56776125</text:p>
          </table:table-cell>
          <table:table-cell table:formula="of:=[.B189]-[.A189]" office:value-type="float" office:value="11011.1699002134" calcext:value-type="float">
            <text:p>11011.1699002134</text:p>
          </table:table-cell>
          <table:table-cell table:formula="of:=[.C189]-[.$C$449]" office:value-type="float" office:value="0.0323150810145307" calcext:value-type="float">
            <text:p>0.032315081</text:p>
          </table:table-cell>
          <table:table-cell table:number-columns-repeated="3"/>
        </table:table-row>
        <table:table-row table:style-name="ro1">
          <table:table-cell office:value-type="float" office:value="5540163.56776125" calcext:value-type="float">
            <text:p>5540163.56776125</text:p>
          </table:table-cell>
          <table:table-cell office:value-type="float" office:value="5551174.01425171" calcext:value-type="float">
            <text:p>5551174.01425171</text:p>
          </table:table-cell>
          <table:table-cell table:formula="of:=[.B190]-[.A190]" office:value-type="float" office:value="11010.4464904666" calcext:value-type="float">
            <text:p>11010.4464904666</text:p>
          </table:table-cell>
          <table:table-cell table:formula="of:=[.C190]-[.$C$449]" office:value-type="float" office:value="-0.69109466575901" calcext:value-type="float">
            <text:p>-0.6910946658</text:p>
          </table:table-cell>
          <table:table-cell table:number-columns-repeated="3"/>
        </table:table-row>
        <table:table-row table:style-name="ro1">
          <table:table-cell office:value-type="float" office:value="5551174.01425171" calcext:value-type="float">
            <text:p>5551174.01425171</text:p>
          </table:table-cell>
          <table:table-cell office:value-type="float" office:value="5562185.76846543" calcext:value-type="float">
            <text:p>5562185.76846543</text:p>
          </table:table-cell>
          <table:table-cell table:formula="of:=[.B191]-[.A191]" office:value-type="float" office:value="11011.754213714" calcext:value-type="float">
            <text:p>11011.754213714</text:p>
          </table:table-cell>
          <table:table-cell table:formula="of:=[.C191]-[.$C$449]" office:value-type="float" office:value="0.61662858168711" calcext:value-type="float">
            <text:p>0.6166285817</text:p>
          </table:table-cell>
          <table:table-cell table:number-columns-repeated="3"/>
        </table:table-row>
        <table:table-row table:style-name="ro1">
          <table:table-cell office:value-type="float" office:value="5562185.76846543" calcext:value-type="float">
            <text:p>5562185.76846543</text:p>
          </table:table-cell>
          <table:table-cell office:value-type="float" office:value="5573196.48678077" calcext:value-type="float">
            <text:p>5573196.48678077</text:p>
          </table:table-cell>
          <table:table-cell table:formula="of:=[.B192]-[.A192]" office:value-type="float" office:value="11010.7183153387" calcext:value-type="float">
            <text:p>11010.7183153387</text:p>
          </table:table-cell>
          <table:table-cell table:formula="of:=[.C192]-[.$C$449]" office:value-type="float" office:value="-0.419269793637795" calcext:value-type="float">
            <text:p>-0.4192697936</text:p>
          </table:table-cell>
          <table:table-cell table:number-columns-repeated="3"/>
        </table:table-row>
        <table:table-row table:style-name="ro1">
          <table:table-cell office:value-type="float" office:value="5573196.48678077" calcext:value-type="float">
            <text:p>5573196.48678077</text:p>
          </table:table-cell>
          <table:table-cell office:value-type="float" office:value="5584208.6743092" calcext:value-type="float">
            <text:p>5584208.6743092</text:p>
          </table:table-cell>
          <table:table-cell table:formula="of:=[.B193]-[.A193]" office:value-type="float" office:value="11012.1875284333" calcext:value-type="float">
            <text:p>11012.1875284333</text:p>
          </table:table-cell>
          <table:table-cell table:formula="of:=[.C193]-[.$C$449]" office:value-type="float" office:value="1.0499433009245" calcext:value-type="float">
            <text:p>1.0499433009</text:p>
          </table:table-cell>
          <table:table-cell table:number-columns-repeated="3"/>
        </table:table-row>
        <table:table-row table:style-name="ro1">
          <table:table-cell office:value-type="float" office:value="5584208.6743092" calcext:value-type="float">
            <text:p>5584208.6743092</text:p>
          </table:table-cell>
          <table:table-cell office:value-type="float" office:value="5595219.82517946" calcext:value-type="float">
            <text:p>5595219.82517946</text:p>
          </table:table-cell>
          <table:table-cell table:formula="of:=[.B194]-[.A194]" office:value-type="float" office:value="11011.1508702626" calcext:value-type="float">
            <text:p>11011.1508702626</text:p>
          </table:table-cell>
          <table:table-cell table:formula="of:=[.C194]-[.$C$449]" office:value-type="float" office:value="0.0132851302914787" calcext:value-type="float">
            <text:p>0.0132851303</text:p>
          </table:table-cell>
          <table:table-cell table:number-columns-repeated="3"/>
        </table:table-row>
        <table:table-row table:style-name="ro1">
          <table:table-cell office:value-type="float" office:value="5595219.82517946" calcext:value-type="float">
            <text:p>5595219.82517946</text:p>
          </table:table-cell>
          <table:table-cell office:value-type="float" office:value="5606230.09299702" calcext:value-type="float">
            <text:p>5606230.09299702</text:p>
          </table:table-cell>
          <table:table-cell table:formula="of:=[.B195]-[.A195]" office:value-type="float" office:value="11010.2678175587" calcext:value-type="float">
            <text:p>11010.2678175587</text:p>
          </table:table-cell>
          <table:table-cell table:formula="of:=[.C195]-[.$C$449]" office:value-type="float" office:value="-0.869767573632998" calcext:value-type="float">
            <text:p>-0.8697675736</text:p>
          </table:table-cell>
          <table:table-cell table:number-columns-repeated="3"/>
        </table:table-row>
        <table:table-row table:style-name="ro1">
          <table:table-cell office:value-type="float" office:value="5606230.09299702" calcext:value-type="float">
            <text:p>5606230.09299702</text:p>
          </table:table-cell>
          <table:table-cell office:value-type="float" office:value="5617241.99235925" calcext:value-type="float">
            <text:p>5617241.99235925</text:p>
          </table:table-cell>
          <table:table-cell table:formula="of:=[.B196]-[.A196]" office:value-type="float" office:value="11011.8993622251" calcext:value-type="float">
            <text:p>11011.8993622251</text:p>
          </table:table-cell>
          <table:table-cell table:formula="of:=[.C196]-[.$C$449]" office:value-type="float" office:value="0.761777092731791" calcext:value-type="float">
            <text:p>0.7617770927</text:p>
          </table:table-cell>
          <table:table-cell table:number-columns-repeated="3"/>
        </table:table-row>
        <table:table-row table:style-name="ro1">
          <table:table-cell office:value-type="float" office:value="5617241.99235925" calcext:value-type="float">
            <text:p>5617241.99235925</text:p>
          </table:table-cell>
          <table:table-cell office:value-type="float" office:value="5628252.53592208" calcext:value-type="float">
            <text:p>5628252.53592208</text:p>
          </table:table-cell>
          <table:table-cell table:formula="of:=[.B197]-[.A197]" office:value-type="float" office:value="11010.5435628369" calcext:value-type="float">
            <text:p>11010.5435628369</text:p>
          </table:table-cell>
          <table:table-cell table:formula="of:=[.C197]-[.$C$449]" office:value-type="float" office:value="-0.594022295408649" calcext:value-type="float">
            <text:p>-0.5940222954</text:p>
          </table:table-cell>
          <table:table-cell table:number-columns-repeated="3"/>
        </table:table-row>
        <table:table-row table:style-name="ro1">
          <table:table-cell office:value-type="float" office:value="5628252.53592208" calcext:value-type="float">
            <text:p>5628252.53592208</text:p>
          </table:table-cell>
          <table:table-cell office:value-type="float" office:value="5639262.349661" calcext:value-type="float">
            <text:p>5639262.349661</text:p>
          </table:table-cell>
          <table:table-cell table:formula="of:=[.B198]-[.A198]" office:value-type="float" office:value="11009.8137389179" calcext:value-type="float">
            <text:p>11009.8137389179</text:p>
          </table:table-cell>
          <table:table-cell table:formula="of:=[.C198]-[.$C$449]" office:value-type="float" office:value="-1.32384621442179" calcext:value-type="float">
            <text:p>-1.3238462144</text:p>
          </table:table-cell>
          <table:table-cell table:number-columns-repeated="3"/>
        </table:table-row>
        <table:table-row table:style-name="ro1">
          <table:table-cell office:value-type="float" office:value="5639262.349661" calcext:value-type="float">
            <text:p>5639262.349661</text:p>
          </table:table-cell>
          <table:table-cell office:value-type="float" office:value="5650275.85292866" calcext:value-type="float">
            <text:p>5650275.85292866</text:p>
          </table:table-cell>
          <table:table-cell table:formula="of:=[.B199]-[.A199]" office:value-type="float" office:value="11013.5032676607" calcext:value-type="float">
            <text:p>11013.5032676607</text:p>
          </table:table-cell>
          <table:table-cell table:formula="of:=[.C199]-[.$C$449]" office:value-type="float" office:value="2.36568252838333" calcext:value-type="float">
            <text:p>2.3656825284</text:p>
          </table:table-cell>
          <table:table-cell table:number-columns-repeated="3"/>
        </table:table-row>
        <table:table-row table:style-name="ro1">
          <table:table-cell office:value-type="float" office:value="5650275.85292866" calcext:value-type="float">
            <text:p>5650275.85292866</text:p>
          </table:table-cell>
          <table:table-cell office:value-type="float" office:value="5661286.10155614" calcext:value-type="float">
            <text:p>5661286.10155614</text:p>
          </table:table-cell>
          <table:table-cell table:formula="of:=[.B200]-[.A200]" office:value-type="float" office:value="11010.2486274755" calcext:value-type="float">
            <text:p>11010.2486274755</text:p>
          </table:table-cell>
          <table:table-cell table:formula="of:=[.C200]-[.$C$449]" office:value-type="float" office:value="-0.888957656890852" calcext:value-type="float">
            <text:p>-0.8889576569</text:p>
          </table:table-cell>
          <table:table-cell table:number-columns-repeated="3"/>
        </table:table-row>
        <table:table-row table:style-name="ro1">
          <table:table-cell office:value-type="float" office:value="5661286.10155614" calcext:value-type="float">
            <text:p>5661286.10155614</text:p>
          </table:table-cell>
          <table:table-cell office:value-type="float" office:value="5672297.67460929" calcext:value-type="float">
            <text:p>5672297.67460929</text:p>
          </table:table-cell>
          <table:table-cell table:formula="of:=[.B201]-[.A201]" office:value-type="float" office:value="11011.5730531504" calcext:value-type="float">
            <text:p>11011.5730531504</text:p>
          </table:table-cell>
          <table:table-cell table:formula="of:=[.C201]-[.$C$449]" office:value-type="float" office:value="0.435468018084066" calcext:value-type="float">
            <text:p>0.4354680181</text:p>
          </table:table-cell>
          <table:table-cell table:number-columns-repeated="3"/>
        </table:table-row>
        <table:table-row table:style-name="ro1">
          <table:table-cell office:value-type="float" office:value="5672297.67460929" calcext:value-type="float">
            <text:p>5672297.67460929</text:p>
          </table:table-cell>
          <table:table-cell office:value-type="float" office:value="5683308.5159432" calcext:value-type="float">
            <text:p>5683308.5159432</text:p>
          </table:table-cell>
          <table:table-cell table:formula="of:=[.B202]-[.A202]" office:value-type="float" office:value="11010.8413339071" calcext:value-type="float">
            <text:p>11010.8413339071</text:p>
          </table:table-cell>
          <table:table-cell table:formula="of:=[.C202]-[.$C$449]" office:value-type="float" office:value="-0.296251225256128" calcext:value-type="float">
            <text:p>-0.2962512253</text:p>
          </table:table-cell>
          <table:table-cell table:number-columns-repeated="3"/>
        </table:table-row>
        <table:table-row table:style-name="ro1">
          <table:table-cell office:value-type="float" office:value="5683308.5159432" calcext:value-type="float">
            <text:p>5683308.5159432</text:p>
          </table:table-cell>
          <table:table-cell office:value-type="float" office:value="5694320.36826188" calcext:value-type="float">
            <text:p>5694320.36826188</text:p>
          </table:table-cell>
          <table:table-cell table:formula="of:=[.B203]-[.A203]" office:value-type="float" office:value="11011.8523186864" calcext:value-type="float">
            <text:p>11011.8523186864</text:p>
          </table:table-cell>
          <table:table-cell table:formula="of:=[.C203]-[.$C$449]" office:value-type="float" office:value="0.71473355407943" calcext:value-type="float">
            <text:p>0.7147335541</text:p>
          </table:table-cell>
          <table:table-cell table:number-columns-repeated="3"/>
        </table:table-row>
        <table:table-row table:style-name="ro1">
          <table:table-cell office:value-type="float" office:value="5694320.36826188" calcext:value-type="float">
            <text:p>5694320.36826188</text:p>
          </table:table-cell>
          <table:table-cell office:value-type="float" office:value="5705331.48684818" calcext:value-type="float">
            <text:p>5705331.48684818</text:p>
          </table:table-cell>
          <table:table-cell table:formula="of:=[.B204]-[.A204]" office:value-type="float" office:value="11011.118586299" calcext:value-type="float">
            <text:p>11011.118586299</text:p>
          </table:table-cell>
          <table:table-cell table:formula="of:=[.C204]-[.$C$449]" office:value-type="float" office:value="-0.0189988333440851" calcext:value-type="float">
            <text:p>-0.0189988333</text:p>
          </table:table-cell>
          <table:table-cell table:number-columns-repeated="3"/>
        </table:table-row>
        <table:table-row table:style-name="ro1">
          <table:table-cell office:value-type="float" office:value="5705331.48684818" calcext:value-type="float">
            <text:p>5705331.48684818</text:p>
          </table:table-cell>
          <table:table-cell office:value-type="float" office:value="5716341.55021474" calcext:value-type="float">
            <text:p>5716341.55021474</text:p>
          </table:table-cell>
          <table:table-cell table:formula="of:=[.B205]-[.A205]" office:value-type="float" office:value="11010.0633665612" calcext:value-type="float">
            <text:p>11010.0633665612</text:p>
          </table:table-cell>
          <table:table-cell table:formula="of:=[.C205]-[.$C$449]" office:value-type="float" office:value="-1.07421857115696" calcext:value-type="float">
            <text:p>-1.0742185712</text:p>
          </table:table-cell>
          <table:table-cell table:number-columns-repeated="3"/>
        </table:table-row>
        <table:table-row table:style-name="ro1">
          <table:table-cell office:value-type="float" office:value="5716341.55021474" calcext:value-type="float">
            <text:p>5716341.55021474</text:p>
          </table:table-cell>
          <table:table-cell office:value-type="float" office:value="5727353.10257882" calcext:value-type="float">
            <text:p>5727353.10257882</text:p>
          </table:table-cell>
          <table:table-cell table:formula="of:=[.B206]-[.A206]" office:value-type="float" office:value="11011.5523640774" calcext:value-type="float">
            <text:p>11011.5523640774</text:p>
          </table:table-cell>
          <table:table-cell table:formula="of:=[.C206]-[.$C$449]" office:value-type="float" office:value="0.414778945065336" calcext:value-type="float">
            <text:p>0.4147789451</text:p>
          </table:table-cell>
          <table:table-cell table:number-columns-repeated="3"/>
        </table:table-row>
        <table:table-row table:style-name="ro1">
          <table:table-cell office:value-type="float" office:value="5727353.10257882" calcext:value-type="float">
            <text:p>5727353.10257882</text:p>
          </table:table-cell>
          <table:table-cell office:value-type="float" office:value="5738363.59681068" calcext:value-type="float">
            <text:p>5738363.59681068</text:p>
          </table:table-cell>
          <table:table-cell table:formula="of:=[.B207]-[.A207]" office:value-type="float" office:value="11010.4942318602" calcext:value-type="float">
            <text:p>11010.4942318602</text:p>
          </table:table-cell>
          <table:table-cell table:formula="of:=[.C207]-[.$C$449]" office:value-type="float" office:value="-0.643353272200329" calcext:value-type="float">
            <text:p>-0.6433532722</text:p>
          </table:table-cell>
          <table:table-cell table:number-columns-repeated="3"/>
        </table:table-row>
        <table:table-row table:style-name="ro1">
          <table:table-cell office:value-type="float" office:value="5738363.59681068" calcext:value-type="float">
            <text:p>5738363.59681068</text:p>
          </table:table-cell>
          <table:table-cell office:value-type="float" office:value="5749375.58325878" calcext:value-type="float">
            <text:p>5749375.58325878</text:p>
          </table:table-cell>
          <table:table-cell table:formula="of:=[.B208]-[.A208]" office:value-type="float" office:value="11011.9864481026" calcext:value-type="float">
            <text:p>11011.9864481026</text:p>
          </table:table-cell>
          <table:table-cell table:formula="of:=[.C208]-[.$C$449]" office:value-type="float" office:value="0.848862970276969" calcext:value-type="float">
            <text:p>0.8488629703</text:p>
          </table:table-cell>
          <table:table-cell table:number-columns-repeated="3"/>
        </table:table-row>
        <table:table-row table:style-name="ro1">
          <table:table-cell office:value-type="float" office:value="5749375.58325878" calcext:value-type="float">
            <text:p>5749375.58325878</text:p>
          </table:table-cell>
          <table:table-cell office:value-type="float" office:value="5760384.42975569" calcext:value-type="float">
            <text:p>5760384.42975569</text:p>
          </table:table-cell>
          <table:table-cell table:formula="of:=[.B209]-[.A209]" office:value-type="float" office:value="11008.846496908" calcext:value-type="float">
            <text:p>11008.846496908</text:p>
          </table:table-cell>
          <table:table-cell table:formula="of:=[.C209]-[.$C$449]" office:value-type="float" office:value="-2.29108822435956" calcext:value-type="float">
            <text:p>-2.2910882244</text:p>
          </table:table-cell>
          <table:table-cell table:number-columns-repeated="3"/>
        </table:table-row>
        <table:table-row table:style-name="ro1">
          <table:table-cell office:value-type="float" office:value="5760384.42975569" calcext:value-type="float">
            <text:p>5760384.42975569</text:p>
          </table:table-cell>
          <table:table-cell office:value-type="float" office:value="5771399.24872532" calcext:value-type="float">
            <text:p>5771399.24872532</text:p>
          </table:table-cell>
          <table:table-cell table:formula="of:=[.B210]-[.A210]" office:value-type="float" office:value="11014.8189696325" calcext:value-type="float">
            <text:p>11014.8189696325</text:p>
          </table:table-cell>
          <table:table-cell table:formula="of:=[.C210]-[.$C$449]" office:value-type="float" office:value="3.68138450014521" calcext:value-type="float">
            <text:p>3.6813845001</text:p>
          </table:table-cell>
          <table:table-cell table:number-columns-repeated="3"/>
        </table:table-row>
        <table:table-row table:style-name="ro1">
          <table:table-cell office:value-type="float" office:value="5771399.24872532" calcext:value-type="float">
            <text:p>5771399.24872532</text:p>
          </table:table-cell>
          <table:table-cell office:value-type="float" office:value="5782408.36036238" calcext:value-type="float">
            <text:p>5782408.36036238</text:p>
          </table:table-cell>
          <table:table-cell table:formula="of:=[.B211]-[.A211]" office:value-type="float" office:value="11009.1116370624" calcext:value-type="float">
            <text:p>11009.1116370624</text:p>
          </table:table-cell>
          <table:table-cell table:formula="of:=[.C211]-[.$C$449]" office:value-type="float" office:value="-2.02594806996058" calcext:value-type="float">
            <text:p>-2.02594807</text:p>
          </table:table-cell>
          <table:table-cell table:number-columns-repeated="3"/>
        </table:table-row>
        <table:table-row table:style-name="ro1">
          <table:table-cell office:value-type="float" office:value="5782408.36036238" calcext:value-type="float">
            <text:p>5782408.36036238</text:p>
          </table:table-cell>
          <table:table-cell office:value-type="float" office:value="5793418.80368983" calcext:value-type="float">
            <text:p>5793418.80368983</text:p>
          </table:table-cell>
          <table:table-cell table:formula="of:=[.B212]-[.A212]" office:value-type="float" office:value="11010.4433274483" calcext:value-type="float">
            <text:p>11010.4433274483</text:p>
          </table:table-cell>
          <table:table-cell table:formula="of:=[.C212]-[.$C$449]" office:value-type="float" office:value="-0.694257684022887" calcext:value-type="float">
            <text:p>-0.694257684</text:p>
          </table:table-cell>
          <table:table-cell table:number-columns-repeated="3"/>
        </table:table-row>
        <table:table-row table:style-name="ro1">
          <table:table-cell office:value-type="float" office:value="5793418.80368983" calcext:value-type="float">
            <text:p>5793418.80368983</text:p>
          </table:table-cell>
          <table:table-cell office:value-type="float" office:value="5804430.74316764" calcext:value-type="float">
            <text:p>5804430.74316764</text:p>
          </table:table-cell>
          <table:table-cell table:formula="of:=[.B213]-[.A213]" office:value-type="float" office:value="11011.939477805" calcext:value-type="float">
            <text:p>11011.939477805</text:p>
          </table:table-cell>
          <table:table-cell table:formula="of:=[.C213]-[.$C$449]" office:value-type="float" office:value="0.801892672694521" calcext:value-type="float">
            <text:p>0.8018926727</text:p>
          </table:table-cell>
          <table:table-cell table:number-columns-repeated="3"/>
        </table:table-row>
        <table:table-row table:style-name="ro1">
          <table:table-cell office:value-type="float" office:value="5804430.74316764" calcext:value-type="float">
            <text:p>5804430.74316764</text:p>
          </table:table-cell>
          <table:table-cell office:value-type="float" office:value="5815441.44802538" calcext:value-type="float">
            <text:p>5815441.44802538</text:p>
          </table:table-cell>
          <table:table-cell table:formula="of:=[.B214]-[.A214]" office:value-type="float" office:value="11010.7048577368" calcext:value-type="float">
            <text:p>11010.7048577368</text:p>
          </table:table-cell>
          <table:table-cell table:formula="of:=[.C214]-[.$C$449]" office:value-type="float" office:value="-0.432727395527763" calcext:value-type="float">
            <text:p>-0.4327273955</text:p>
          </table:table-cell>
          <table:table-cell table:number-columns-repeated="3"/>
        </table:table-row>
        <table:table-row table:style-name="ro1">
          <table:table-cell office:value-type="float" office:value="5815441.44802538" calcext:value-type="float">
            <text:p>5815441.44802538</text:p>
          </table:table-cell>
          <table:table-cell office:value-type="float" office:value="5826454.13404477" calcext:value-type="float">
            <text:p>5826454.13404477</text:p>
          </table:table-cell>
          <table:table-cell table:formula="of:=[.B215]-[.A215]" office:value-type="float" office:value="11012.6860193983" calcext:value-type="float">
            <text:p>11012.6860193983</text:p>
          </table:table-cell>
          <table:table-cell table:formula="of:=[.C215]-[.$C$449]" office:value-type="float" office:value="1.54843426591833" calcext:value-type="float">
            <text:p>1.5484342659</text:p>
          </table:table-cell>
          <table:table-cell table:number-columns-repeated="3"/>
        </table:table-row>
        <table:table-row table:style-name="ro1">
          <table:table-cell office:value-type="float" office:value="5826454.13404477" calcext:value-type="float">
            <text:p>5826454.13404477</text:p>
          </table:table-cell>
          <table:table-cell office:value-type="float" office:value="5837465.42013662" calcext:value-type="float">
            <text:p>5837465.42013662</text:p>
          </table:table-cell>
          <table:table-cell table:formula="of:=[.B216]-[.A216]" office:value-type="float" office:value="11011.2860918436" calcext:value-type="float">
            <text:p>11011.2860918436</text:p>
          </table:table-cell>
          <table:table-cell table:formula="of:=[.C216]-[.$C$449]" office:value-type="float" office:value="0.148506711266236" calcext:value-type="float">
            <text:p>0.1485067113</text:p>
          </table:table-cell>
          <table:table-cell table:number-columns-repeated="3"/>
        </table:table-row>
        <table:table-row table:style-name="ro1">
          <table:table-cell office:value-type="float" office:value="5837465.42013662" calcext:value-type="float">
            <text:p>5837465.42013662</text:p>
          </table:table-cell>
          <table:table-cell office:value-type="float" office:value="5848475.784005" calcext:value-type="float">
            <text:p>5848475.784005</text:p>
          </table:table-cell>
          <table:table-cell table:formula="of:=[.B217]-[.A217]" office:value-type="float" office:value="11010.3638683828" calcext:value-type="float">
            <text:p>11010.3638683828</text:p>
          </table:table-cell>
          <table:table-cell table:formula="of:=[.C217]-[.$C$449]" office:value-type="float" office:value="-0.773716749594314" calcext:value-type="float">
            <text:p>-0.7737167496</text:p>
          </table:table-cell>
          <table:table-cell table:number-columns-repeated="3"/>
        </table:table-row>
        <table:table-row table:style-name="ro1">
          <table:table-cell office:value-type="float" office:value="5848475.784005" calcext:value-type="float">
            <text:p>5848475.784005</text:p>
          </table:table-cell>
          <table:table-cell office:value-type="float" office:value="5859487.96937882" calcext:value-type="float">
            <text:p>5859487.96937882</text:p>
          </table:table-cell>
          <table:table-cell table:formula="of:=[.B218]-[.A218]" office:value-type="float" office:value="11012.1853738176" calcext:value-type="float">
            <text:p>11012.1853738176</text:p>
          </table:table-cell>
          <table:table-cell table:formula="of:=[.C218]-[.$C$449]" office:value-type="float" office:value="1.0477886852168" calcext:value-type="float">
            <text:p>1.0477886852</text:p>
          </table:table-cell>
          <table:table-cell table:number-columns-repeated="3"/>
        </table:table-row>
        <table:table-row table:style-name="ro1">
          <table:table-cell office:value-type="float" office:value="5859487.96937882" calcext:value-type="float">
            <text:p>5859487.96937882</text:p>
          </table:table-cell>
          <table:table-cell office:value-type="float" office:value="5870495.99128242" calcext:value-type="float">
            <text:p>5870495.99128242</text:p>
          </table:table-cell>
          <table:table-cell table:formula="of:=[.B219]-[.A219]" office:value-type="float" office:value="11008.0219036052" calcext:value-type="float">
            <text:p>11008.0219036052</text:p>
          </table:table-cell>
          <table:table-cell table:formula="of:=[.C219]-[.$C$449]" office:value-type="float" office:value="-3.11568152715336" calcext:value-type="float">
            <text:p>-3.1156815272</text:p>
          </table:table-cell>
          <table:table-cell table:number-columns-repeated="3"/>
        </table:table-row>
        <table:table-row table:style-name="ro1">
          <table:table-cell office:value-type="float" office:value="5870495.99128242" calcext:value-type="float">
            <text:p>5870495.99128242</text:p>
          </table:table-cell>
          <table:table-cell office:value-type="float" office:value="5881508.26144959" calcext:value-type="float">
            <text:p>5881508.26144959</text:p>
          </table:table-cell>
          <table:table-cell table:formula="of:=[.B220]-[.A220]" office:value-type="float" office:value="11012.2701671636" calcext:value-type="float">
            <text:p>11012.2701671636</text:p>
          </table:table-cell>
          <table:table-cell table:formula="of:=[.C220]-[.$C$449]" office:value-type="float" office:value="1.1325820312195" calcext:value-type="float">
            <text:p>1.1325820312</text:p>
          </table:table-cell>
          <table:table-cell table:number-columns-repeated="3"/>
        </table:table-row>
        <table:table-row table:style-name="ro1">
          <table:table-cell office:value-type="float" office:value="5881508.26144959" calcext:value-type="float">
            <text:p>5881508.26144959</text:p>
          </table:table-cell>
          <table:table-cell office:value-type="float" office:value="5892519.27576835" calcext:value-type="float">
            <text:p>5892519.27576835</text:p>
          </table:table-cell>
          <table:table-cell table:formula="of:=[.B221]-[.A221]" office:value-type="float" office:value="11011.0143187679" calcext:value-type="float">
            <text:p>11011.0143187679</text:p>
          </table:table-cell>
          <table:table-cell table:formula="of:=[.C221]-[.$C$449]" office:value-type="float" office:value="-0.123266364418669" calcext:value-type="float">
            <text:p>-0.1232663644</text:p>
          </table:table-cell>
          <table:table-cell table:number-columns-repeated="3"/>
        </table:table-row>
        <table:table-row table:style-name="ro1">
          <table:table-cell office:value-type="float" office:value="5892519.27576835" calcext:value-type="float">
            <text:p>5892519.27576835</text:p>
          </table:table-cell>
          <table:table-cell office:value-type="float" office:value="5903529.67762141" calcext:value-type="float">
            <text:p>5903529.67762141</text:p>
          </table:table-cell>
          <table:table-cell table:formula="of:=[.B222]-[.A222]" office:value-type="float" office:value="11010.401853051" calcext:value-type="float">
            <text:p>11010.401853051</text:p>
          </table:table-cell>
          <table:table-cell table:formula="of:=[.C222]-[.$C$449]" office:value-type="float" office:value="-0.73573208131711" calcext:value-type="float">
            <text:p>-0.7357320813</text:p>
          </table:table-cell>
          <table:table-cell table:number-columns-repeated="3"/>
        </table:table-row>
        <table:table-row table:style-name="ro1">
          <table:table-cell office:value-type="float" office:value="5903529.67762141" calcext:value-type="float">
            <text:p>5903529.67762141</text:p>
          </table:table-cell>
          <table:table-cell office:value-type="float" office:value="5914541.4152513" calcext:value-type="float">
            <text:p>5914541.4152513</text:p>
          </table:table-cell>
          <table:table-cell table:formula="of:=[.B223]-[.A223]" office:value-type="float" office:value="11011.737629896" calcext:value-type="float">
            <text:p>11011.737629896</text:p>
          </table:table-cell>
          <table:table-cell table:formula="of:=[.C223]-[.$C$449]" office:value-type="float" office:value="0.600044763676124" calcext:value-type="float">
            <text:p>0.6000447637</text:p>
          </table:table-cell>
          <table:table-cell table:number-columns-repeated="3"/>
        </table:table-row>
        <table:table-row table:style-name="ro1">
          <table:table-cell office:value-type="float" office:value="5914541.4152513" calcext:value-type="float">
            <text:p>5914541.4152513</text:p>
          </table:table-cell>
          <table:table-cell office:value-type="float" office:value="5925554.49164913" calcext:value-type="float">
            <text:p>5925554.49164913</text:p>
          </table:table-cell>
          <table:table-cell table:formula="of:=[.B224]-[.A224]" office:value-type="float" office:value="11013.076397826" calcext:value-type="float">
            <text:p>11013.076397826</text:p>
          </table:table-cell>
          <table:table-cell table:formula="of:=[.C224]-[.$C$449]" office:value-type="float" office:value="1.93881269361009" calcext:value-type="float">
            <text:p>1.9388126936</text:p>
          </table:table-cell>
          <table:table-cell table:number-columns-repeated="3"/>
        </table:table-row>
        <table:table-row table:style-name="ro1">
          <table:table-cell office:value-type="float" office:value="5925554.49164913" calcext:value-type="float">
            <text:p>5925554.49164913</text:p>
          </table:table-cell>
          <table:table-cell office:value-type="float" office:value="5936566.62603084" calcext:value-type="float">
            <text:p>5936566.62603084</text:p>
          </table:table-cell>
          <table:table-cell table:formula="of:=[.B225]-[.A225]" office:value-type="float" office:value="11012.1343817143" calcext:value-type="float">
            <text:p>11012.1343817143</text:p>
          </table:table-cell>
          <table:table-cell table:formula="of:=[.C225]-[.$C$449]" office:value-type="float" office:value="0.996796581923263" calcext:value-type="float">
            <text:p>0.9967965819</text:p>
          </table:table-cell>
          <table:table-cell table:number-columns-repeated="3"/>
        </table:table-row>
        <table:table-row table:style-name="ro1">
          <table:table-cell office:value-type="float" office:value="5936566.62603084" calcext:value-type="float">
            <text:p>5936566.62603084</text:p>
          </table:table-cell>
          <table:table-cell office:value-type="float" office:value="5947574.87269536" calcext:value-type="float">
            <text:p>5947574.87269536</text:p>
          </table:table-cell>
          <table:table-cell table:formula="of:=[.B226]-[.A226]" office:value-type="float" office:value="11008.2466645204" calcext:value-type="float">
            <text:p>11008.2466645204</text:p>
          </table:table-cell>
          <table:table-cell table:formula="of:=[.C226]-[.$C$449]" office:value-type="float" office:value="-2.89092061200063" calcext:value-type="float">
            <text:p>-2.890920612</text:p>
          </table:table-cell>
          <table:table-cell table:number-columns-repeated="3"/>
        </table:table-row>
        <table:table-row table:style-name="ro1">
          <table:table-cell office:value-type="float" office:value="5947574.87269536" calcext:value-type="float">
            <text:p>5947574.87269536</text:p>
          </table:table-cell>
          <table:table-cell office:value-type="float" office:value="5958587.55488573" calcext:value-type="float">
            <text:p>5958587.55488573</text:p>
          </table:table-cell>
          <table:table-cell table:formula="of:=[.B227]-[.A227]" office:value-type="float" office:value="11012.682190367" calcext:value-type="float">
            <text:p>11012.682190367</text:p>
          </table:table-cell>
          <table:table-cell table:formula="of:=[.C227]-[.$C$449]" office:value-type="float" office:value="1.54460523466696" calcext:value-type="float">
            <text:p>1.5446052347</text:p>
          </table:table-cell>
          <table:table-cell table:number-columns-repeated="3"/>
        </table:table-row>
        <table:table-row table:style-name="ro1">
          <table:table-cell office:value-type="float" office:value="5958587.55488573" calcext:value-type="float">
            <text:p>5958587.55488573</text:p>
          </table:table-cell>
          <table:table-cell office:value-type="float" office:value="5969598.95610705" calcext:value-type="float">
            <text:p>5969598.95610705</text:p>
          </table:table-cell>
          <table:table-cell table:formula="of:=[.B228]-[.A228]" office:value-type="float" office:value="11011.4012213191" calcext:value-type="float">
            <text:p>11011.4012213191</text:p>
          </table:table-cell>
          <table:table-cell table:formula="of:=[.C228]-[.$C$449]" office:value-type="float" office:value="0.263636186748045" calcext:value-type="float">
            <text:p>0.2636361867</text:p>
          </table:table-cell>
          <table:table-cell table:number-columns-repeated="3"/>
        </table:table-row>
        <table:table-row table:style-name="ro1">
          <table:table-cell office:value-type="float" office:value="5969598.95610705" calcext:value-type="float">
            <text:p>5969598.95610705</text:p>
          </table:table-cell>
          <table:table-cell office:value-type="float" office:value="5980609.39693866" calcext:value-type="float">
            <text:p>5980609.39693866</text:p>
          </table:table-cell>
          <table:table-cell table:formula="of:=[.B229]-[.A229]" office:value-type="float" office:value="11010.4408316165" calcext:value-type="float">
            <text:p>11010.4408316165</text:p>
          </table:table-cell>
          <table:table-cell table:formula="of:=[.C229]-[.$C$449]" office:value-type="float" office:value="-0.696753515832825" calcext:value-type="float">
            <text:p>-0.6967535158</text:p>
          </table:table-cell>
          <table:table-cell table:number-columns-repeated="3"/>
        </table:table-row>
        <table:table-row table:style-name="ro1">
          <table:table-cell office:value-type="float" office:value="5980609.39693866" calcext:value-type="float">
            <text:p>5980609.39693866</text:p>
          </table:table-cell>
          <table:table-cell office:value-type="float" office:value="5991621.49772323" calcext:value-type="float">
            <text:p>5991621.49772323</text:p>
          </table:table-cell>
          <table:table-cell table:formula="of:=[.B230]-[.A230]" office:value-type="float" office:value="11012.10078457" calcext:value-type="float">
            <text:p>11012.10078457</text:p>
          </table:table-cell>
          <table:table-cell table:formula="of:=[.C230]-[.$C$449]" office:value-type="float" office:value="0.963199437625008" calcext:value-type="float">
            <text:p>0.9631994376</text:p>
          </table:table-cell>
          <table:table-cell table:number-columns-repeated="3"/>
        </table:table-row>
        <table:table-row table:style-name="ro1">
          <table:table-cell office:value-type="float" office:value="5991621.49772323" calcext:value-type="float">
            <text:p>5991621.49772323</text:p>
          </table:table-cell>
          <table:table-cell office:value-type="float" office:value="6002631.97486045" calcext:value-type="float">
            <text:p>6002631.97486045</text:p>
          </table:table-cell>
          <table:table-cell table:formula="of:=[.B231]-[.A231]" office:value-type="float" office:value="11010.4771372154" calcext:value-type="float">
            <text:p>11010.4771372154</text:p>
          </table:table-cell>
          <table:table-cell table:formula="of:=[.C231]-[.$C$449]" office:value-type="float" office:value="-0.660447916918201" calcext:value-type="float">
            <text:p>-0.6604479169</text:p>
          </table:table-cell>
          <table:table-cell table:number-columns-repeated="3"/>
        </table:table-row>
        <table:table-row table:style-name="ro1">
          <table:table-cell office:value-type="float" office:value="6002631.97486045" calcext:value-type="float">
            <text:p>6002631.97486045</text:p>
          </table:table-cell>
          <table:table-cell office:value-type="float" office:value="6013641.64235358" calcext:value-type="float">
            <text:p>6013641.64235358</text:p>
          </table:table-cell>
          <table:table-cell table:formula="of:=[.B232]-[.A232]" office:value-type="float" office:value="11009.6674931329" calcext:value-type="float">
            <text:p>11009.6674931329</text:p>
          </table:table-cell>
          <table:table-cell table:formula="of:=[.C232]-[.$C$449]" office:value-type="float" office:value="-1.47009199947934" calcext:value-type="float">
            <text:p>-1.4700919995</text:p>
          </table:table-cell>
          <table:table-cell table:number-columns-repeated="3"/>
        </table:table-row>
        <table:table-row table:style-name="ro1">
          <table:table-cell office:value-type="float" office:value="6013641.64235358" calcext:value-type="float">
            <text:p>6013641.64235358</text:p>
          </table:table-cell>
          <table:table-cell office:value-type="float" office:value="6024652.96612741" calcext:value-type="float">
            <text:p>6024652.96612741</text:p>
          </table:table-cell>
          <table:table-cell table:formula="of:=[.B233]-[.A233]" office:value-type="float" office:value="11011.3237738283" calcext:value-type="float">
            <text:p>11011.3237738283</text:p>
          </table:table-cell>
          <table:table-cell table:formula="of:=[.C233]-[.$C$449]" office:value-type="float" office:value="0.1861886959814" calcext:value-type="float">
            <text:p>0.186188696</text:p>
          </table:table-cell>
          <table:table-cell table:number-columns-repeated="3"/>
        </table:table-row>
        <table:table-row table:style-name="ro1">
          <table:table-cell office:value-type="float" office:value="6024652.96612741" calcext:value-type="float">
            <text:p>6024652.96612741</text:p>
          </table:table-cell>
          <table:table-cell office:value-type="float" office:value="6035665.45469956" calcext:value-type="float">
            <text:p>6035665.45469956</text:p>
          </table:table-cell>
          <table:table-cell table:formula="of:=[.B234]-[.A234]" office:value-type="float" office:value="11012.4885721458" calcext:value-type="float">
            <text:p>11012.4885721458</text:p>
          </table:table-cell>
          <table:table-cell table:formula="of:=[.C234]-[.$C$449]" office:value-type="float" office:value="1.35098701345851" calcext:value-type="float">
            <text:p>1.3509870135</text:p>
          </table:table-cell>
          <table:table-cell table:number-columns-repeated="3"/>
        </table:table-row>
        <table:table-row table:style-name="ro1">
          <table:table-cell office:value-type="float" office:value="6035665.45469956" calcext:value-type="float">
            <text:p>6035665.45469956</text:p>
          </table:table-cell>
          <table:table-cell office:value-type="float" office:value="6046677.29236217" calcext:value-type="float">
            <text:p>6046677.29236217</text:p>
          </table:table-cell>
          <table:table-cell table:formula="of:=[.B235]-[.A235]" office:value-type="float" office:value="11011.8376626149" calcext:value-type="float">
            <text:p>11011.8376626149</text:p>
          </table:table-cell>
          <table:table-cell table:formula="of:=[.C235]-[.$C$449]" office:value-type="float" office:value="0.700077482528286" calcext:value-type="float">
            <text:p>0.7000774825</text:p>
          </table:table-cell>
          <table:table-cell table:number-columns-repeated="3"/>
        </table:table-row>
        <table:table-row table:style-name="ro1">
          <table:table-cell office:value-type="float" office:value="6046677.29236217" calcext:value-type="float">
            <text:p>6046677.29236217</text:p>
          </table:table-cell>
          <table:table-cell office:value-type="float" office:value="6057687.48113839" calcext:value-type="float">
            <text:p>6057687.48113839</text:p>
          </table:table-cell>
          <table:table-cell table:formula="of:=[.B236]-[.A236]" office:value-type="float" office:value="11010.1887762193" calcext:value-type="float">
            <text:p>11010.1887762193</text:p>
          </table:table-cell>
          <table:table-cell table:formula="of:=[.C236]-[.$C$449]" office:value-type="float" office:value="-0.948808913090033" calcext:value-type="float">
            <text:p>-0.9488089131</text:p>
          </table:table-cell>
          <table:table-cell table:number-columns-repeated="3"/>
        </table:table-row>
        <table:table-row table:style-name="ro1">
          <table:table-cell office:value-type="float" office:value="6057687.48113839" calcext:value-type="float">
            <text:p>6057687.48113839</text:p>
          </table:table-cell>
          <table:table-cell office:value-type="float" office:value="6068699.15857013" calcext:value-type="float">
            <text:p>6068699.15857013</text:p>
          </table:table-cell>
          <table:table-cell table:formula="of:=[.B237]-[.A237]" office:value-type="float" office:value="11011.6774317408" calcext:value-type="float">
            <text:p>11011.6774317408</text:p>
          </table:table-cell>
          <table:table-cell table:formula="of:=[.C237]-[.$C$449]" office:value-type="float" office:value="0.53984660844435" calcext:value-type="float">
            <text:p>0.5398466084</text:p>
          </table:table-cell>
          <table:table-cell table:number-columns-repeated="3"/>
        </table:table-row>
        <table:table-row table:style-name="ro1">
          <table:table-cell office:value-type="float" office:value="6068699.15857013" calcext:value-type="float">
            <text:p>6068699.15857013</text:p>
          </table:table-cell>
          <table:table-cell office:value-type="float" office:value="6079707.68372592" calcext:value-type="float">
            <text:p>6079707.68372592</text:p>
          </table:table-cell>
          <table:table-cell table:formula="of:=[.B238]-[.A238]" office:value-type="float" office:value="11008.5251557855" calcext:value-type="float">
            <text:p>11008.5251557855</text:p>
          </table:table-cell>
          <table:table-cell table:formula="of:=[.C238]-[.$C$449]" office:value-type="float" office:value="-2.61242934686015" calcext:value-type="float">
            <text:p>-2.6124293469</text:p>
          </table:table-cell>
          <table:table-cell table:number-columns-repeated="3"/>
        </table:table-row>
        <table:table-row table:style-name="ro1">
          <table:table-cell office:value-type="float" office:value="6079707.68372592" calcext:value-type="float">
            <text:p>6079707.68372592</text:p>
          </table:table-cell>
          <table:table-cell office:value-type="float" office:value="6090720.01546745" calcext:value-type="float">
            <text:p>6090720.01546745</text:p>
          </table:table-cell>
          <table:table-cell table:formula="of:=[.B239]-[.A239]" office:value-type="float" office:value="11012.3317415304" calcext:value-type="float">
            <text:p>11012.3317415304</text:p>
          </table:table-cell>
          <table:table-cell table:formula="of:=[.C239]-[.$C$449]" office:value-type="float" office:value="1.19415639809449" calcext:value-type="float">
            <text:p>1.1941563981</text:p>
          </table:table-cell>
          <table:table-cell table:number-columns-repeated="3"/>
        </table:table-row>
        <table:table-row table:style-name="ro1">
          <table:table-cell office:value-type="float" office:value="6090720.01546745" calcext:value-type="float">
            <text:p>6090720.01546745</text:p>
          </table:table-cell>
          <table:table-cell office:value-type="float" office:value="6101731.1772015" calcext:value-type="float">
            <text:p>6101731.1772015</text:p>
          </table:table-cell>
          <table:table-cell table:formula="of:=[.B240]-[.A240]" office:value-type="float" office:value="11011.1617340492" calcext:value-type="float">
            <text:p>11011.1617340492</text:p>
          </table:table-cell>
          <table:table-cell table:formula="of:=[.C240]-[.$C$449]" office:value-type="float" office:value="0.024148916854756" calcext:value-type="float">
            <text:p>0.0241489169</text:p>
          </table:table-cell>
          <table:table-cell table:number-columns-repeated="3"/>
        </table:table-row>
        <table:table-row table:style-name="ro1">
          <table:table-cell office:value-type="float" office:value="6101731.1772015" calcext:value-type="float">
            <text:p>6101731.1772015</text:p>
          </table:table-cell>
          <table:table-cell office:value-type="float" office:value="6112743.65823518" calcext:value-type="float">
            <text:p>6112743.65823518</text:p>
          </table:table-cell>
          <table:table-cell table:formula="of:=[.B241]-[.A241]" office:value-type="float" office:value="11012.4810336791" calcext:value-type="float">
            <text:p>11012.4810336791</text:p>
          </table:table-cell>
          <table:table-cell table:formula="of:=[.C241]-[.$C$449]" office:value-type="float" office:value="1.34344854674418" calcext:value-type="float">
            <text:p>1.3434485467</text:p>
          </table:table-cell>
          <table:table-cell table:number-columns-repeated="3"/>
        </table:table-row>
        <table:table-row table:style-name="ro1">
          <table:table-cell office:value-type="float" office:value="6112743.65823518" calcext:value-type="float">
            <text:p>6112743.65823518</text:p>
          </table:table-cell>
          <table:table-cell office:value-type="float" office:value="6123752.45943976" calcext:value-type="float">
            <text:p>6123752.45943976</text:p>
          </table:table-cell>
          <table:table-cell table:formula="of:=[.B242]-[.A242]" office:value-type="float" office:value="11008.8012045855" calcext:value-type="float">
            <text:p>11008.8012045855</text:p>
          </table:table-cell>
          <table:table-cell table:formula="of:=[.C242]-[.$C$449]" office:value-type="float" office:value="-2.33638054688345" calcext:value-type="float">
            <text:p>-2.3363805469</text:p>
          </table:table-cell>
          <table:table-cell table:number-columns-repeated="3"/>
        </table:table-row>
        <table:table-row table:style-name="ro1">
          <table:table-cell office:value-type="float" office:value="6123752.45943976" calcext:value-type="float">
            <text:p>6123752.45943976</text:p>
          </table:table-cell>
          <table:table-cell office:value-type="float" office:value="6134765.57463102" calcext:value-type="float">
            <text:p>6134765.57463102</text:p>
          </table:table-cell>
          <table:table-cell table:formula="of:=[.B243]-[.A243]" office:value-type="float" office:value="11013.1151912631" calcext:value-type="float">
            <text:p>11013.1151912631</text:p>
          </table:table-cell>
          <table:table-cell table:formula="of:=[.C243]-[.$C$449]" office:value-type="float" office:value="1.97760613079299" calcext:value-type="float">
            <text:p>1.9776061308</text:p>
          </table:table-cell>
          <table:table-cell table:number-columns-repeated="3"/>
        </table:table-row>
        <table:table-row table:style-name="ro1">
          <table:table-cell office:value-type="float" office:value="6134765.57463102" calcext:value-type="float">
            <text:p>6134765.57463102</text:p>
          </table:table-cell>
          <table:table-cell office:value-type="float" office:value="6145774.82791419" calcext:value-type="float">
            <text:p>6145774.82791419</text:p>
          </table:table-cell>
          <table:table-cell table:formula="of:=[.B244]-[.A244]" office:value-type="float" office:value="11009.2532831617" calcext:value-type="float">
            <text:p>11009.2532831617</text:p>
          </table:table-cell>
          <table:table-cell table:formula="of:=[.C244]-[.$C$449]" office:value-type="float" office:value="-1.88430197068374" calcext:value-type="float">
            <text:p>-1.8843019707</text:p>
          </table:table-cell>
          <table:table-cell table:number-columns-repeated="3"/>
        </table:table-row>
        <table:table-row table:style-name="ro1">
          <table:table-cell office:value-type="float" office:value="6145774.82791419" calcext:value-type="float">
            <text:p>6145774.82791419</text:p>
          </table:table-cell>
          <table:table-cell office:value-type="float" office:value="6156785.38814386" calcext:value-type="float">
            <text:p>6156785.38814386</text:p>
          </table:table-cell>
          <table:table-cell table:formula="of:=[.B245]-[.A245]" office:value-type="float" office:value="11010.5602296749" calcext:value-type="float">
            <text:p>11010.5602296749</text:p>
          </table:table-cell>
          <table:table-cell table:formula="of:=[.C245]-[.$C$449]" office:value-type="float" office:value="-0.577355457440717" calcext:value-type="float">
            <text:p>-0.5773554574</text:p>
          </table:table-cell>
          <table:table-cell table:number-columns-repeated="3"/>
        </table:table-row>
        <table:table-row table:style-name="ro1">
          <table:table-cell office:value-type="float" office:value="6156785.38814386" calcext:value-type="float">
            <text:p>6156785.38814386</text:p>
          </table:table-cell>
          <table:table-cell office:value-type="float" office:value="6167797.42419382" calcext:value-type="float">
            <text:p>6167797.42419382</text:p>
          </table:table-cell>
          <table:table-cell table:formula="of:=[.B246]-[.A246]" office:value-type="float" office:value="11012.0360499639" calcext:value-type="float">
            <text:p>11012.0360499639</text:p>
          </table:table-cell>
          <table:table-cell table:formula="of:=[.C246]-[.$C$449]" office:value-type="float" office:value="0.898464831552701" calcext:value-type="float">
            <text:p>0.8984648316</text:p>
          </table:table-cell>
          <table:table-cell table:number-columns-repeated="3"/>
        </table:table-row>
        <table:table-row table:style-name="ro1">
          <table:table-cell office:value-type="float" office:value="6167797.42419382" calcext:value-type="float">
            <text:p>6167797.42419382</text:p>
          </table:table-cell>
          <table:table-cell office:value-type="float" office:value="6178808.58919208" calcext:value-type="float">
            <text:p>6178808.58919208</text:p>
          </table:table-cell>
          <table:table-cell table:formula="of:=[.B247]-[.A247]" office:value-type="float" office:value="11011.1649982594" calcext:value-type="float">
            <text:p>11011.1649982594</text:p>
          </table:table-cell>
          <table:table-cell table:formula="of:=[.C247]-[.$C$449]" office:value-type="float" office:value="0.0274131270416547" calcext:value-type="float">
            <text:p>0.027413127</text:p>
          </table:table-cell>
          <table:table-cell table:number-columns-repeated="3"/>
        </table:table-row>
        <table:table-row table:style-name="ro1">
          <table:table-cell office:value-type="float" office:value="6178808.58919208" calcext:value-type="float">
            <text:p>6178808.58919208</text:p>
          </table:table-cell>
          <table:table-cell office:value-type="float" office:value="6189820.89170783" calcext:value-type="float">
            <text:p>6189820.89170783</text:p>
          </table:table-cell>
          <table:table-cell table:formula="of:=[.B248]-[.A248]" office:value-type="float" office:value="11012.302515747" calcext:value-type="float">
            <text:p>11012.302515747</text:p>
          </table:table-cell>
          <table:table-cell table:formula="of:=[.C248]-[.$C$449]" office:value-type="float" office:value="1.1649306146719" calcext:value-type="float">
            <text:p>1.1649306147</text:p>
          </table:table-cell>
          <table:table-cell table:number-columns-repeated="3"/>
        </table:table-row>
        <table:table-row table:style-name="ro1">
          <table:table-cell office:value-type="float" office:value="6189820.89170783" calcext:value-type="float">
            <text:p>6189820.89170783</text:p>
          </table:table-cell>
          <table:table-cell office:value-type="float" office:value="6200832.48194735" calcext:value-type="float">
            <text:p>6200832.48194735</text:p>
          </table:table-cell>
          <table:table-cell table:formula="of:=[.B249]-[.A249]" office:value-type="float" office:value="11011.5902395193" calcext:value-type="float">
            <text:p>11011.5902395193</text:p>
          </table:table-cell>
          <table:table-cell table:formula="of:=[.C249]-[.$C$449]" office:value-type="float" office:value="0.452654386899667" calcext:value-type="float">
            <text:p>0.4526543869</text:p>
          </table:table-cell>
          <table:table-cell table:number-columns-repeated="3"/>
        </table:table-row>
        <table:table-row table:style-name="ro1">
          <table:table-cell office:value-type="float" office:value="6200832.48194735" calcext:value-type="float">
            <text:p>6200832.48194735</text:p>
          </table:table-cell>
          <table:table-cell office:value-type="float" office:value="6211842.34256779" calcext:value-type="float">
            <text:p>6211842.34256779</text:p>
          </table:table-cell>
          <table:table-cell table:formula="of:=[.B250]-[.A250]" office:value-type="float" office:value="11009.8606204428" calcext:value-type="float">
            <text:p>11009.8606204428</text:p>
          </table:table-cell>
          <table:table-cell table:formula="of:=[.C250]-[.$C$449]" office:value-type="float" office:value="-1.27696468957583" calcext:value-type="float">
            <text:p>-1.2769646896</text:p>
          </table:table-cell>
          <table:table-cell table:number-columns-repeated="3"/>
        </table:table-row>
        <table:table-row table:style-name="ro1">
          <table:table-cell office:value-type="float" office:value="6211842.34256779" calcext:value-type="float">
            <text:p>6211842.34256779</text:p>
          </table:table-cell>
          <table:table-cell office:value-type="float" office:value="6222853.66689362" calcext:value-type="float">
            <text:p>6222853.66689362</text:p>
          </table:table-cell>
          <table:table-cell table:formula="of:=[.B251]-[.A251]" office:value-type="float" office:value="11011.3243258232" calcext:value-type="float">
            <text:p>11011.3243258232</text:p>
          </table:table-cell>
          <table:table-cell table:formula="of:=[.C251]-[.$C$449]" office:value-type="float" office:value="0.186740690871375" calcext:value-type="float">
            <text:p>0.1867406909</text:p>
          </table:table-cell>
          <table:table-cell table:number-columns-repeated="3"/>
        </table:table-row>
        <table:table-row table:style-name="ro1">
          <table:table-cell office:value-type="float" office:value="6222853.66689362" calcext:value-type="float">
            <text:p>6222853.66689362</text:p>
          </table:table-cell>
          <table:table-cell office:value-type="float" office:value="6233864.09240556" calcext:value-type="float">
            <text:p>6233864.09240556</text:p>
          </table:table-cell>
          <table:table-cell table:formula="of:=[.B252]-[.A252]" office:value-type="float" office:value="11010.4255119413" calcext:value-type="float">
            <text:p>11010.4255119413</text:p>
          </table:table-cell>
          <table:table-cell table:formula="of:=[.C252]-[.$C$449]" office:value-type="float" office:value="-0.712073191039963" calcext:value-type="float">
            <text:p>-0.712073191</text:p>
          </table:table-cell>
          <table:table-cell table:number-columns-repeated="3"/>
        </table:table-row>
        <table:table-row table:style-name="ro1">
          <table:table-cell office:value-type="float" office:value="6233864.09240556" calcext:value-type="float">
            <text:p>6233864.09240556</text:p>
          </table:table-cell>
          <table:table-cell office:value-type="float" office:value="6244875.97844008" calcext:value-type="float">
            <text:p>6244875.97844008</text:p>
          </table:table-cell>
          <table:table-cell table:formula="of:=[.B253]-[.A253]" office:value-type="float" office:value="11011.8860345259" calcext:value-type="float">
            <text:p>11011.8860345259</text:p>
          </table:table-cell>
          <table:table-cell table:formula="of:=[.C253]-[.$C$449]" office:value-type="float" office:value="0.748449393577175" calcext:value-type="float">
            <text:p>0.7484493936</text:p>
          </table:table-cell>
          <table:table-cell table:number-columns-repeated="3"/>
        </table:table-row>
        <table:table-row table:style-name="ro1">
          <table:table-cell office:value-type="float" office:value="6244875.97844008" calcext:value-type="float">
            <text:p>6244875.97844008</text:p>
          </table:table-cell>
          <table:table-cell office:value-type="float" office:value="6255886.44827957" calcext:value-type="float">
            <text:p>6255886.44827957</text:p>
          </table:table-cell>
          <table:table-cell table:formula="of:=[.B254]-[.A254]" office:value-type="float" office:value="11010.4698394816" calcext:value-type="float">
            <text:p>11010.4698394816</text:p>
          </table:table-cell>
          <table:table-cell table:formula="of:=[.C254]-[.$C$449]" office:value-type="float" office:value="-0.667745650716824" calcext:value-type="float">
            <text:p>-0.6677456507</text:p>
          </table:table-cell>
          <table:table-cell table:number-columns-repeated="3"/>
        </table:table-row>
        <table:table-row table:style-name="ro1">
          <table:table-cell office:value-type="float" office:value="6255886.44827957" calcext:value-type="float">
            <text:p>6255886.44827957</text:p>
          </table:table-cell>
          <table:table-cell office:value-type="float" office:value="6266898.71284579" calcext:value-type="float">
            <text:p>6266898.71284579</text:p>
          </table:table-cell>
          <table:table-cell table:formula="of:=[.B255]-[.A255]" office:value-type="float" office:value="11012.2645662222" calcext:value-type="float">
            <text:p>11012.2645662222</text:p>
          </table:table-cell>
          <table:table-cell table:formula="of:=[.C255]-[.$C$449]" office:value-type="float" office:value="1.12698108985205" calcext:value-type="float">
            <text:p>1.1269810899</text:p>
          </table:table-cell>
          <table:table-cell table:number-columns-repeated="3"/>
        </table:table-row>
        <table:table-row table:style-name="ro1">
          <table:table-cell office:value-type="float" office:value="6266898.71284579" calcext:value-type="float">
            <text:p>6266898.71284579</text:p>
          </table:table-cell>
          <table:table-cell office:value-type="float" office:value="6277909.379866" calcext:value-type="float">
            <text:p>6277909.379866</text:p>
          </table:table-cell>
          <table:table-cell table:formula="of:=[.B256]-[.A256]" office:value-type="float" office:value="11010.6670202091" calcext:value-type="float">
            <text:p>11010.6670202091</text:p>
          </table:table-cell>
          <table:table-cell table:formula="of:=[.C256]-[.$C$449]" office:value-type="float" office:value="-0.470564923220081" calcext:value-type="float">
            <text:p>-0.4705649232</text:p>
          </table:table-cell>
          <table:table-cell table:number-columns-repeated="3"/>
        </table:table-row>
        <table:table-row table:style-name="ro1">
          <table:table-cell office:value-type="float" office:value="6277909.379866" calcext:value-type="float">
            <text:p>6277909.379866</text:p>
          </table:table-cell>
          <table:table-cell office:value-type="float" office:value="6288921.49783757" calcext:value-type="float">
            <text:p>6288921.49783757</text:p>
          </table:table-cell>
          <table:table-cell table:formula="of:=[.B257]-[.A257]" office:value-type="float" office:value="11012.117971574" calcext:value-type="float">
            <text:p>11012.117971574</text:p>
          </table:table-cell>
          <table:table-cell table:formula="of:=[.C257]-[.$C$449]" office:value-type="float" office:value="0.980386441602604" calcext:value-type="float">
            <text:p>0.9803864416</text:p>
          </table:table-cell>
          <table:table-cell table:number-columns-repeated="3"/>
        </table:table-row>
        <table:table-row table:style-name="ro1">
          <table:table-cell office:value-type="float" office:value="6288921.49783757" calcext:value-type="float">
            <text:p>6288921.49783757</text:p>
          </table:table-cell>
          <table:table-cell office:value-type="float" office:value="6299929.96230031" calcext:value-type="float">
            <text:p>6299929.96230031</text:p>
          </table:table-cell>
          <table:table-cell table:formula="of:=[.B258]-[.A258]" office:value-type="float" office:value="11008.4644627376" calcext:value-type="float">
            <text:p>11008.4644627376</text:p>
          </table:table-cell>
          <table:table-cell table:formula="of:=[.C258]-[.$C$449]" office:value-type="float" office:value="-2.67312239480088" calcext:value-type="float">
            <text:p>-2.6731223948</text:p>
          </table:table-cell>
          <table:table-cell table:number-columns-repeated="3"/>
        </table:table-row>
        <table:table-row table:style-name="ro1">
          <table:table-cell office:value-type="float" office:value="6299929.96230031" calcext:value-type="float">
            <text:p>6299929.96230031</text:p>
          </table:table-cell>
          <table:table-cell office:value-type="float" office:value="6310944.9785905" calcext:value-type="float">
            <text:p>6310944.9785905</text:p>
          </table:table-cell>
          <table:table-cell table:formula="of:=[.B259]-[.A259]" office:value-type="float" office:value="11015.0162901906" calcext:value-type="float">
            <text:p>11015.0162901906</text:p>
          </table:table-cell>
          <table:table-cell table:formula="of:=[.C259]-[.$C$449]" office:value-type="float" office:value="3.87870505827595" calcext:value-type="float">
            <text:p>3.8787050583</text:p>
          </table:table-cell>
          <table:table-cell table:number-columns-repeated="3"/>
        </table:table-row>
        <table:table-row table:style-name="ro1">
          <table:table-cell office:value-type="float" office:value="6310944.9785905" calcext:value-type="float">
            <text:p>6310944.9785905</text:p>
          </table:table-cell>
          <table:table-cell office:value-type="float" office:value="6321953.59983089" calcext:value-type="float">
            <text:p>6321953.59983089</text:p>
          </table:table-cell>
          <table:table-cell table:formula="of:=[.B260]-[.A260]" office:value-type="float" office:value="11008.6212403895" calcext:value-type="float">
            <text:p>11008.6212403895</text:p>
          </table:table-cell>
          <table:table-cell table:formula="of:=[.C260]-[.$C$449]" office:value-type="float" office:value="-2.51634474282037" calcext:value-type="float">
            <text:p>-2.5163447428</text:p>
          </table:table-cell>
          <table:table-cell table:number-columns-repeated="3"/>
        </table:table-row>
        <table:table-row table:style-name="ro1">
          <table:table-cell office:value-type="float" office:value="6321953.59983089" calcext:value-type="float">
            <text:p>6321953.59983089</text:p>
          </table:table-cell>
          <table:table-cell office:value-type="float" office:value="6332966.21804917" calcext:value-type="float">
            <text:p>6332966.21804917</text:p>
          </table:table-cell>
          <table:table-cell table:formula="of:=[.B261]-[.A261]" office:value-type="float" office:value="11012.6182182832" calcext:value-type="float">
            <text:p>11012.6182182832</text:p>
          </table:table-cell>
          <table:table-cell table:formula="of:=[.C261]-[.$C$449]" office:value-type="float" office:value="1.48063315081527" calcext:value-type="float">
            <text:p>1.4806331508</text:p>
          </table:table-cell>
          <table:table-cell table:number-columns-repeated="3"/>
        </table:table-row>
        <table:table-row table:style-name="ro1">
          <table:table-cell office:value-type="float" office:value="6332966.21804917" calcext:value-type="float">
            <text:p>6332966.21804917</text:p>
          </table:table-cell>
          <table:table-cell office:value-type="float" office:value="6343977.54066404" calcext:value-type="float">
            <text:p>6343977.54066404</text:p>
          </table:table-cell>
          <table:table-cell table:formula="of:=[.B262]-[.A262]" office:value-type="float" office:value="11011.3226148728" calcext:value-type="float">
            <text:p>11011.3226148728</text:p>
          </table:table-cell>
          <table:table-cell table:formula="of:=[.C262]-[.$C$449]" office:value-type="float" office:value="0.18502974047442" calcext:value-type="float">
            <text:p>0.1850297405</text:p>
          </table:table-cell>
          <table:table-cell table:number-columns-repeated="3"/>
        </table:table-row>
        <table:table-row table:style-name="ro1">
          <table:table-cell office:value-type="float" office:value="6343977.54066404" calcext:value-type="float">
            <text:p>6343977.54066404</text:p>
          </table:table-cell>
          <table:table-cell office:value-type="float" office:value="6354987.7288732" calcext:value-type="float">
            <text:p>6354987.7288732</text:p>
          </table:table-cell>
          <table:table-cell table:formula="of:=[.B263]-[.A263]" office:value-type="float" office:value="11010.1882091509" calcext:value-type="float">
            <text:p>11010.1882091509</text:p>
          </table:table-cell>
          <table:table-cell table:formula="of:=[.C263]-[.$C$449]" office:value-type="float" office:value="-0.949375981435878" calcext:value-type="float">
            <text:p>-0.9493759814</text:p>
          </table:table-cell>
          <table:table-cell table:number-columns-repeated="3"/>
        </table:table-row>
        <table:table-row table:style-name="ro1">
          <table:table-cell office:value-type="float" office:value="6354987.7288732" calcext:value-type="float">
            <text:p>6354987.7288732</text:p>
          </table:table-cell>
          <table:table-cell office:value-type="float" office:value="6365999.17450055" calcext:value-type="float">
            <text:p>6365999.17450055</text:p>
          </table:table-cell>
          <table:table-cell table:formula="of:=[.B264]-[.A264]" office:value-type="float" office:value="11011.4456273504" calcext:value-type="float">
            <text:p>11011.4456273504</text:p>
          </table:table-cell>
          <table:table-cell table:formula="of:=[.C264]-[.$C$449]" office:value-type="float" office:value="0.308042218006449" calcext:value-type="float">
            <text:p>0.308042218</text:p>
          </table:table-cell>
          <table:table-cell table:number-columns-repeated="3"/>
        </table:table-row>
        <table:table-row table:style-name="ro1">
          <table:table-cell office:value-type="float" office:value="6365999.17450055" calcext:value-type="float">
            <text:p>6365999.17450055</text:p>
          </table:table-cell>
          <table:table-cell office:value-type="float" office:value="6377009.47283553" calcext:value-type="float">
            <text:p>6377009.47283553</text:p>
          </table:table-cell>
          <table:table-cell table:formula="of:=[.B265]-[.A265]" office:value-type="float" office:value="11010.2983349804" calcext:value-type="float">
            <text:p>11010.2983349804</text:p>
          </table:table-cell>
          <table:table-cell table:formula="of:=[.C265]-[.$C$449]" office:value-type="float" office:value="-0.839250151970191" calcext:value-type="float">
            <text:p>-0.839250152</text:p>
          </table:table-cell>
          <table:table-cell table:number-columns-repeated="3"/>
        </table:table-row>
        <table:table-row table:style-name="ro1">
          <table:table-cell office:value-type="float" office:value="6377009.47283553" calcext:value-type="float">
            <text:p>6377009.47283553</text:p>
          </table:table-cell>
          <table:table-cell office:value-type="float" office:value="6388021.19379687" calcext:value-type="float">
            <text:p>6388021.19379687</text:p>
          </table:table-cell>
          <table:table-cell table:formula="of:=[.B266]-[.A266]" office:value-type="float" office:value="11011.7209613388" calcext:value-type="float">
            <text:p>11011.7209613388</text:p>
          </table:table-cell>
          <table:table-cell table:formula="of:=[.C266]-[.$C$449]" office:value-type="float" office:value="0.583376206486719" calcext:value-type="float">
            <text:p>0.5833762065</text:p>
          </table:table-cell>
          <table:table-cell table:number-columns-repeated="3"/>
        </table:table-row>
        <table:table-row table:style-name="ro1">
          <table:table-cell office:value-type="float" office:value="6388021.19379687" calcext:value-type="float">
            <text:p>6388021.19379687</text:p>
          </table:table-cell>
          <table:table-cell office:value-type="float" office:value="6399031.58244536" calcext:value-type="float">
            <text:p>6399031.58244536</text:p>
          </table:table-cell>
          <table:table-cell table:formula="of:=[.B267]-[.A267]" office:value-type="float" office:value="11010.3886484951" calcext:value-type="float">
            <text:p>11010.3886484951</text:p>
          </table:table-cell>
          <table:table-cell table:formula="of:=[.C267]-[.$C$449]" office:value-type="float" office:value="-0.748936637275619" calcext:value-type="float">
            <text:p>-0.7489366373</text:p>
          </table:table-cell>
          <table:table-cell table:number-columns-repeated="3"/>
        </table:table-row>
        <table:table-row table:style-name="ro1">
          <table:table-cell office:value-type="float" office:value="6399031.58244536" calcext:value-type="float">
            <text:p>6399031.58244536</text:p>
          </table:table-cell>
          <table:table-cell office:value-type="float" office:value="6410043.55948132" calcext:value-type="float">
            <text:p>6410043.55948132</text:p>
          </table:table-cell>
          <table:table-cell table:formula="of:=[.B268]-[.A268]" office:value-type="float" office:value="11011.977035962" calcext:value-type="float">
            <text:p>11011.977035962</text:p>
          </table:table-cell>
          <table:table-cell table:formula="of:=[.C268]-[.$C$449]" office:value-type="float" office:value="0.839450829691486" calcext:value-type="float">
            <text:p>0.8394508297</text:p>
          </table:table-cell>
          <table:table-cell table:number-columns-repeated="3"/>
        </table:table-row>
        <table:table-row table:style-name="ro1">
          <table:table-cell office:value-type="float" office:value="6410043.55948132" calcext:value-type="float">
            <text:p>6410043.55948132</text:p>
          </table:table-cell>
          <table:table-cell office:value-type="float" office:value="6421056.43512254" calcext:value-type="float">
            <text:p>6421056.43512254</text:p>
          </table:table-cell>
          <table:table-cell table:formula="of:=[.B269]-[.A269]" office:value-type="float" office:value="11012.8756412193" calcext:value-type="float">
            <text:p>11012.8756412193</text:p>
          </table:table-cell>
          <table:table-cell table:formula="of:=[.C269]-[.$C$449]" office:value-type="float" office:value="1.73805608696421" calcext:value-type="float">
            <text:p>1.738056087</text:p>
          </table:table-cell>
          <table:table-cell table:number-columns-repeated="3"/>
        </table:table-row>
        <table:table-row table:style-name="ro1">
          <table:table-cell office:value-type="float" office:value="6421056.43512254" calcext:value-type="float">
            <text:p>6421056.43512254</text:p>
          </table:table-cell>
          <table:table-cell office:value-type="float" office:value="6432065.71235141" calcext:value-type="float">
            <text:p>6432065.71235141</text:p>
          </table:table-cell>
          <table:table-cell table:formula="of:=[.B270]-[.A270]" office:value-type="float" office:value="11009.2772288686" calcext:value-type="float">
            <text:p>11009.2772288686</text:p>
          </table:table-cell>
          <table:table-cell table:formula="of:=[.C270]-[.$C$449]" office:value-type="float" office:value="-1.86035626378725" calcext:value-type="float">
            <text:p>-1.8603562638</text:p>
          </table:table-cell>
          <table:table-cell table:number-columns-repeated="3"/>
        </table:table-row>
        <table:table-row table:style-name="ro1">
          <table:table-cell office:value-type="float" office:value="6432065.71235141" calcext:value-type="float">
            <text:p>6432065.71235141</text:p>
          </table:table-cell>
          <table:table-cell office:value-type="float" office:value="6443076.04543771" calcext:value-type="float">
            <text:p>6443076.04543771</text:p>
          </table:table-cell>
          <table:table-cell table:formula="of:=[.B271]-[.A271]" office:value-type="float" office:value="11010.3330863025" calcext:value-type="float">
            <text:p>11010.3330863025</text:p>
          </table:table-cell>
          <table:table-cell table:formula="of:=[.C271]-[.$C$449]" office:value-type="float" office:value="-0.804498829849763" calcext:value-type="float">
            <text:p>-0.8044988298</text:p>
          </table:table-cell>
          <table:table-cell table:number-columns-repeated="3"/>
        </table:table-row>
        <table:table-row table:style-name="ro1">
          <table:table-cell office:value-type="float" office:value="6443076.04543771" calcext:value-type="float">
            <text:p>6443076.04543771</text:p>
          </table:table-cell>
          <table:table-cell office:value-type="float" office:value="6454088.29964855" calcext:value-type="float">
            <text:p>6454088.29964855</text:p>
          </table:table-cell>
          <table:table-cell table:formula="of:=[.B272]-[.A272]" office:value-type="float" office:value="11012.2542108325" calcext:value-type="float">
            <text:p>11012.2542108325</text:p>
          </table:table-cell>
          <table:table-cell table:formula="of:=[.C272]-[.$C$449]" office:value-type="float" office:value="1.11662570017506" calcext:value-type="float">
            <text:p>1.1166257002</text:p>
          </table:table-cell>
          <table:table-cell table:number-columns-repeated="3"/>
        </table:table-row>
        <table:table-row table:style-name="ro1">
          <table:table-cell office:value-type="float" office:value="6454088.29964855" calcext:value-type="float">
            <text:p>6454088.29964855</text:p>
          </table:table-cell>
          <table:table-cell office:value-type="float" office:value="6465098.83182787" calcext:value-type="float">
            <text:p>6465098.83182787</text:p>
          </table:table-cell>
          <table:table-cell table:formula="of:=[.B273]-[.A273]" office:value-type="float" office:value="11010.5321793258" calcext:value-type="float">
            <text:p>11010.5321793258</text:p>
          </table:table-cell>
          <table:table-cell table:formula="of:=[.C273]-[.$C$449]" office:value-type="float" office:value="-0.605405806534691" calcext:value-type="float">
            <text:p>-0.6054058065</text:p>
          </table:table-cell>
          <table:table-cell table:number-columns-repeated="3"/>
        </table:table-row>
        <table:table-row table:style-name="ro1">
          <table:table-cell office:value-type="float" office:value="6465098.83182787" calcext:value-type="float">
            <text:p>6465098.83182787</text:p>
          </table:table-cell>
          <table:table-cell office:value-type="float" office:value="6476110.93161829" calcext:value-type="float">
            <text:p>6476110.93161829</text:p>
          </table:table-cell>
          <table:table-cell table:formula="of:=[.B274]-[.A274]" office:value-type="float" office:value="11012.0997904222" calcext:value-type="float">
            <text:p>11012.0997904222</text:p>
          </table:table-cell>
          <table:table-cell table:formula="of:=[.C274]-[.$C$449]" office:value-type="float" office:value="0.962205289892154" calcext:value-type="float">
            <text:p>0.9622052899</text:p>
          </table:table-cell>
          <table:table-cell table:number-columns-repeated="3"/>
        </table:table-row>
        <table:table-row table:style-name="ro1">
          <table:table-cell office:value-type="float" office:value="6476110.93161829" calcext:value-type="float">
            <text:p>6476110.93161829</text:p>
          </table:table-cell>
          <table:table-cell office:value-type="float" office:value="6487121.46675472" calcext:value-type="float">
            <text:p>6487121.46675472</text:p>
          </table:table-cell>
          <table:table-cell table:formula="of:=[.B275]-[.A275]" office:value-type="float" office:value="11010.5351364296" calcext:value-type="float">
            <text:p>11010.5351364296</text:p>
          </table:table-cell>
          <table:table-cell table:formula="of:=[.C275]-[.$C$449]" office:value-type="float" office:value="-0.602448702760739" calcext:value-type="float">
            <text:p>-0.6024487028</text:p>
          </table:table-cell>
          <table:table-cell table:number-columns-repeated="3"/>
        </table:table-row>
        <table:table-row table:style-name="ro1">
          <table:table-cell office:value-type="float" office:value="6487121.46675472" calcext:value-type="float">
            <text:p>6487121.46675472</text:p>
          </table:table-cell>
          <table:table-cell office:value-type="float" office:value="6498130.77359319" calcext:value-type="float">
            <text:p>6498130.77359319</text:p>
          </table:table-cell>
          <table:table-cell table:formula="of:=[.B276]-[.A276]" office:value-type="float" office:value="11009.3068384686" calcext:value-type="float">
            <text:p>11009.3068384686</text:p>
          </table:table-cell>
          <table:table-cell table:formula="of:=[.C276]-[.$C$449]" office:value-type="float" office:value="-1.83074666370521" calcext:value-type="float">
            <text:p>-1.8307466637</text:p>
          </table:table-cell>
          <table:table-cell table:number-columns-repeated="3"/>
        </table:table-row>
        <table:table-row table:style-name="ro1">
          <table:table-cell office:value-type="float" office:value="6498130.77359319" calcext:value-type="float">
            <text:p>6498130.77359319</text:p>
          </table:table-cell>
          <table:table-cell office:value-type="float" office:value="6509144.4251737" calcext:value-type="float">
            <text:p>6509144.4251737</text:p>
          </table:table-cell>
          <table:table-cell table:formula="of:=[.B277]-[.A277]" office:value-type="float" office:value="11013.6515805051" calcext:value-type="float">
            <text:p>11013.6515805051</text:p>
          </table:table-cell>
          <table:table-cell table:formula="of:=[.C277]-[.$C$449]" office:value-type="float" office:value="2.51399537271936" calcext:value-type="float">
            <text:p>2.5139953727</text:p>
          </table:table-cell>
          <table:table-cell table:number-columns-repeated="3"/>
        </table:table-row>
        <table:table-row table:style-name="ro1">
          <table:table-cell office:value-type="float" office:value="6509144.4251737" calcext:value-type="float">
            <text:p>6509144.4251737</text:p>
          </table:table-cell>
          <table:table-cell office:value-type="float" office:value="6520156.1424591" calcext:value-type="float">
            <text:p>6520156.1424591</text:p>
          </table:table-cell>
          <table:table-cell table:formula="of:=[.B278]-[.A278]" office:value-type="float" office:value="11011.7172854012" calcext:value-type="float">
            <text:p>11011.7172854012</text:p>
          </table:table-cell>
          <table:table-cell table:formula="of:=[.C278]-[.$C$449]" office:value-type="float" office:value="0.579700268834131" calcext:value-type="float">
            <text:p>0.5797002688</text:p>
          </table:table-cell>
          <table:table-cell table:number-columns-repeated="3"/>
        </table:table-row>
        <table:table-row table:style-name="ro1">
          <table:table-cell office:value-type="float" office:value="6520156.1424591" calcext:value-type="float">
            <text:p>6520156.1424591</text:p>
          </table:table-cell>
          <table:table-cell office:value-type="float" office:value="6531166.78637783" calcext:value-type="float">
            <text:p>6531166.78637783</text:p>
          </table:table-cell>
          <table:table-cell table:formula="of:=[.B279]-[.A279]" office:value-type="float" office:value="11010.643918735" calcext:value-type="float">
            <text:p>11010.643918735</text:p>
          </table:table-cell>
          <table:table-cell table:formula="of:=[.C279]-[.$C$449]" office:value-type="float" office:value="-0.493666397378547" calcext:value-type="float">
            <text:p>-0.4936663974</text:p>
          </table:table-cell>
          <table:table-cell table:number-columns-repeated="3"/>
        </table:table-row>
        <table:table-row table:style-name="ro1">
          <table:table-cell office:value-type="float" office:value="6531166.78637783" calcext:value-type="float">
            <text:p>6531166.78637783</text:p>
          </table:table-cell>
          <table:table-cell office:value-type="float" office:value="6542176.17121367" calcext:value-type="float">
            <text:p>6542176.17121367</text:p>
          </table:table-cell>
          <table:table-cell table:formula="of:=[.B280]-[.A280]" office:value-type="float" office:value="11009.3848358337" calcext:value-type="float">
            <text:p>11009.3848358337</text:p>
          </table:table-cell>
          <table:table-cell table:formula="of:=[.C280]-[.$C$449]" office:value-type="float" office:value="-1.7527492986701" calcext:value-type="float">
            <text:p>-1.7527492987</text:p>
          </table:table-cell>
          <table:table-cell table:number-columns-repeated="3"/>
        </table:table-row>
        <table:table-row table:style-name="ro1">
          <table:table-cell office:value-type="float" office:value="6542176.17121367" calcext:value-type="float">
            <text:p>6542176.17121367</text:p>
          </table:table-cell>
          <table:table-cell office:value-type="float" office:value="6553189.37311773" calcext:value-type="float">
            <text:p>6553189.37311773</text:p>
          </table:table-cell>
          <table:table-cell table:formula="of:=[.B281]-[.A281]" office:value-type="float" office:value="11013.2019040668" calcext:value-type="float">
            <text:p>11013.2019040668</text:p>
          </table:table-cell>
          <table:table-cell table:formula="of:=[.C281]-[.$C$449]" office:value-type="float" office:value="2.06431893448462" calcext:value-type="float">
            <text:p>2.0643189345</text:p>
          </table:table-cell>
          <table:table-cell table:number-columns-repeated="3"/>
        </table:table-row>
        <table:table-row table:style-name="ro1">
          <table:table-cell office:value-type="float" office:value="6553189.37311773" calcext:value-type="float">
            <text:p>6553189.37311773</text:p>
          </table:table-cell>
          <table:table-cell office:value-type="float" office:value="6564201.30673958" calcext:value-type="float">
            <text:p>6564201.30673958</text:p>
          </table:table-cell>
          <table:table-cell table:formula="of:=[.B282]-[.A282]" office:value-type="float" office:value="11011.9336218433" calcext:value-type="float">
            <text:p>11011.9336218433</text:p>
          </table:table-cell>
          <table:table-cell table:formula="of:=[.C282]-[.$C$449]" office:value-type="float" office:value="0.796036710991757" calcext:value-type="float">
            <text:p>0.796036711</text:p>
          </table:table-cell>
          <table:table-cell table:number-columns-repeated="3"/>
        </table:table-row>
        <table:table-row table:style-name="ro1">
          <table:table-cell office:value-type="float" office:value="6564201.30673958" calcext:value-type="float">
            <text:p>6564201.30673958</text:p>
          </table:table-cell>
          <table:table-cell office:value-type="float" office:value="6575209.3220537" calcext:value-type="float">
            <text:p>6575209.3220537</text:p>
          </table:table-cell>
          <table:table-cell table:formula="of:=[.B283]-[.A283]" office:value-type="float" office:value="11008.0153141236" calcext:value-type="float">
            <text:p>11008.0153141236</text:p>
          </table:table-cell>
          <table:table-cell table:formula="of:=[.C283]-[.$C$449]" office:value-type="float" office:value="-3.12227100876044" calcext:value-type="float">
            <text:p>-3.1222710088</text:p>
          </table:table-cell>
          <table:table-cell table:number-columns-repeated="3"/>
        </table:table-row>
        <table:table-row table:style-name="ro1">
          <table:table-cell office:value-type="float" office:value="6575209.3220537" calcext:value-type="float">
            <text:p>6575209.3220537</text:p>
          </table:table-cell>
          <table:table-cell office:value-type="float" office:value="6586223.61266168" calcext:value-type="float">
            <text:p>6586223.61266168</text:p>
          </table:table-cell>
          <table:table-cell table:formula="of:=[.B284]-[.A284]" office:value-type="float" office:value="11014.2906079758" calcext:value-type="float">
            <text:p>11014.2906079758</text:p>
          </table:table-cell>
          <table:table-cell table:formula="of:=[.C284]-[.$C$449]" office:value-type="float" office:value="3.15302284344216" calcext:value-type="float">
            <text:p>3.1530228434</text:p>
          </table:table-cell>
          <table:table-cell table:number-columns-repeated="3"/>
        </table:table-row>
        <table:table-row table:style-name="ro1">
          <table:table-cell office:value-type="float" office:value="6586223.61266168" calcext:value-type="float">
            <text:p>6586223.61266168</text:p>
          </table:table-cell>
          <table:table-cell office:value-type="float" office:value="6597234.14405261" calcext:value-type="float">
            <text:p>6597234.14405261</text:p>
          </table:table-cell>
          <table:table-cell table:formula="of:=[.B285]-[.A285]" office:value-type="float" office:value="11010.5313909333" calcext:value-type="float">
            <text:p>11010.5313909333</text:p>
          </table:table-cell>
          <table:table-cell table:formula="of:=[.C285]-[.$C$449]" office:value-type="float" office:value="-0.60619419903378" calcext:value-type="float">
            <text:p>-0.606194199</text:p>
          </table:table-cell>
          <table:table-cell table:number-columns-repeated="3"/>
        </table:table-row>
        <table:table-row table:style-name="ro1">
          <table:table-cell office:value-type="float" office:value="6597234.14405261" calcext:value-type="float">
            <text:p>6597234.14405261</text:p>
          </table:table-cell>
          <table:table-cell office:value-type="float" office:value="6608243.19035185" calcext:value-type="float">
            <text:p>6608243.19035185</text:p>
          </table:table-cell>
          <table:table-cell table:formula="of:=[.B286]-[.A286]" office:value-type="float" office:value="11009.0462992433" calcext:value-type="float">
            <text:p>11009.0462992433</text:p>
          </table:table-cell>
          <table:table-cell table:formula="of:=[.C286]-[.$C$449]" office:value-type="float" office:value="-2.09128588900785" calcext:value-type="float">
            <text:p>-2.091285889</text:p>
          </table:table-cell>
          <table:table-cell table:number-columns-repeated="3"/>
        </table:table-row>
        <table:table-row table:style-name="ro1">
          <table:table-cell office:value-type="float" office:value="6608243.19035185" calcext:value-type="float">
            <text:p>6608243.19035185</text:p>
          </table:table-cell>
          <table:table-cell office:value-type="float" office:value="6619253.39153128" calcext:value-type="float">
            <text:p>6619253.39153128</text:p>
          </table:table-cell>
          <table:table-cell table:formula="of:=[.B287]-[.A287]" office:value-type="float" office:value="11010.2011794262" calcext:value-type="float">
            <text:p>11010.2011794262</text:p>
          </table:table-cell>
          <table:table-cell table:formula="of:=[.C287]-[.$C$449]" office:value-type="float" office:value="-0.936405706190271" calcext:value-type="float">
            <text:p>-0.9364057062</text:p>
          </table:table-cell>
          <table:table-cell table:number-columns-repeated="3"/>
        </table:table-row>
        <table:table-row table:style-name="ro1">
          <table:table-cell office:value-type="float" office:value="6619253.39153128" calcext:value-type="float">
            <text:p>6619253.39153128</text:p>
          </table:table-cell>
          <table:table-cell office:value-type="float" office:value="6630265.09962205" calcext:value-type="float">
            <text:p>6630265.09962205</text:p>
          </table:table-cell>
          <table:table-cell table:formula="of:=[.B288]-[.A288]" office:value-type="float" office:value="11011.7080907673" calcext:value-type="float">
            <text:p>11011.7080907673</text:p>
          </table:table-cell>
          <table:table-cell table:formula="of:=[.C288]-[.$C$449]" office:value-type="float" office:value="0.57050563491066" calcext:value-type="float">
            <text:p>0.5705056349</text:p>
          </table:table-cell>
          <table:table-cell table:number-columns-repeated="3"/>
        </table:table-row>
        <table:table-row table:style-name="ro1">
          <table:table-cell office:value-type="float" office:value="6630265.09962205" calcext:value-type="float">
            <text:p>6630265.09962205</text:p>
          </table:table-cell>
          <table:table-cell office:value-type="float" office:value="6641278.13652365" calcext:value-type="float">
            <text:p>6641278.13652365</text:p>
          </table:table-cell>
          <table:table-cell table:formula="of:=[.B289]-[.A289]" office:value-type="float" office:value="11013.036901609" calcext:value-type="float">
            <text:p>11013.036901609</text:p>
          </table:table-cell>
          <table:table-cell table:formula="of:=[.C289]-[.$C$449]" office:value-type="float" office:value="1.89931647668709" calcext:value-type="float">
            <text:p>1.8993164767</text:p>
          </table:table-cell>
          <table:table-cell table:number-columns-repeated="3"/>
        </table:table-row>
        <table:table-row table:style-name="ro1">
          <table:table-cell office:value-type="float" office:value="6641278.13652365" calcext:value-type="float">
            <text:p>6641278.13652365</text:p>
          </table:table-cell>
          <table:table-cell office:value-type="float" office:value="6652289.30461538" calcext:value-type="float">
            <text:p>6652289.30461538</text:p>
          </table:table-cell>
          <table:table-cell table:formula="of:=[.B290]-[.A290]" office:value-type="float" office:value="11011.1680917284" calcext:value-type="float">
            <text:p>11011.1680917284</text:p>
          </table:table-cell>
          <table:table-cell table:formula="of:=[.C290]-[.$C$449]" office:value-type="float" office:value="0.030506595998304" calcext:value-type="float">
            <text:p>0.030506596</text:p>
          </table:table-cell>
          <table:table-cell table:number-columns-repeated="3"/>
        </table:table-row>
        <table:table-row table:style-name="ro1">
          <table:table-cell office:value-type="float" office:value="6652289.30461538" calcext:value-type="float">
            <text:p>6652289.30461538</text:p>
          </table:table-cell>
          <table:table-cell office:value-type="float" office:value="6663299.3005368" calcext:value-type="float">
            <text:p>6663299.3005368</text:p>
          </table:table-cell>
          <table:table-cell table:formula="of:=[.B291]-[.A291]" office:value-type="float" office:value="11009.995921419" calcext:value-type="float">
            <text:p>11009.995921419</text:p>
          </table:table-cell>
          <table:table-cell table:formula="of:=[.C291]-[.$C$449]" office:value-type="float" office:value="-1.14166371335159" calcext:value-type="float">
            <text:p>-1.1416637134</text:p>
          </table:table-cell>
          <table:table-cell table:number-columns-repeated="3"/>
        </table:table-row>
        <table:table-row table:style-name="ro1">
          <table:table-cell office:value-type="float" office:value="6663299.3005368" calcext:value-type="float">
            <text:p>6663299.3005368</text:p>
          </table:table-cell>
          <table:table-cell office:value-type="float" office:value="6674310.24892772" calcext:value-type="float">
            <text:p>6674310.24892772</text:p>
          </table:table-cell>
          <table:table-cell table:formula="of:=[.B292]-[.A292]" office:value-type="float" office:value="11010.9483909179" calcext:value-type="float">
            <text:p>11010.9483909179</text:p>
          </table:table-cell>
          <table:table-cell table:formula="of:=[.C292]-[.$C$449]" office:value-type="float" office:value="-0.189194214501185" calcext:value-type="float">
            <text:p>-0.1891942145</text:p>
          </table:table-cell>
          <table:table-cell table:number-columns-repeated="3"/>
        </table:table-row>
        <table:table-row table:style-name="ro1">
          <table:table-cell office:value-type="float" office:value="6674310.24892772" calcext:value-type="float">
            <text:p>6674310.24892772</text:p>
          </table:table-cell>
          <table:table-cell office:value-type="float" office:value="6685320.36373354" calcext:value-type="float">
            <text:p>6685320.36373354</text:p>
          </table:table-cell>
          <table:table-cell table:formula="of:=[.B293]-[.A293]" office:value-type="float" office:value="11010.1148058176" calcext:value-type="float">
            <text:p>11010.1148058176</text:p>
          </table:table-cell>
          <table:table-cell table:formula="of:=[.C293]-[.$C$449]" office:value-type="float" office:value="-1.02277931474964" calcext:value-type="float">
            <text:p>-1.0227793147</text:p>
          </table:table-cell>
          <table:table-cell table:number-columns-repeated="3"/>
        </table:table-row>
        <table:table-row table:style-name="ro1">
          <table:table-cell office:value-type="float" office:value="6685320.36373354" calcext:value-type="float">
            <text:p>6685320.36373354</text:p>
          </table:table-cell>
          <table:table-cell office:value-type="float" office:value="6696334.09732238" calcext:value-type="float">
            <text:p>6696334.09732238</text:p>
          </table:table-cell>
          <table:table-cell table:formula="of:=[.B294]-[.A294]" office:value-type="float" office:value="11013.733588838" calcext:value-type="float">
            <text:p>11013.733588838</text:p>
          </table:table-cell>
          <table:table-cell table:formula="of:=[.C294]-[.$C$449]" office:value-type="float" office:value="2.59600370566477" calcext:value-type="float">
            <text:p>2.5960037057</text:p>
          </table:table-cell>
          <table:table-cell table:number-columns-repeated="3"/>
        </table:table-row>
        <table:table-row table:style-name="ro1">
          <table:table-cell office:value-type="float" office:value="6696334.09732238" calcext:value-type="float">
            <text:p>6696334.09732238</text:p>
          </table:table-cell>
          <table:table-cell office:value-type="float" office:value="6707343.59168301" calcext:value-type="float">
            <text:p>6707343.59168301</text:p>
          </table:table-cell>
          <table:table-cell table:formula="of:=[.B295]-[.A295]" office:value-type="float" office:value="11009.4943606304" calcext:value-type="float">
            <text:p>11009.4943606304</text:p>
          </table:table-cell>
          <table:table-cell table:formula="of:=[.C295]-[.$C$449]" office:value-type="float" office:value="-1.64322450195323" calcext:value-type="float">
            <text:p>-1.643224502</text:p>
          </table:table-cell>
          <table:table-cell table:number-columns-repeated="3"/>
        </table:table-row>
        <table:table-row table:style-name="ro1">
          <table:table-cell office:value-type="float" office:value="6707343.59168301" calcext:value-type="float">
            <text:p>6707343.59168301</text:p>
          </table:table-cell>
          <table:table-cell office:value-type="float" office:value="6718354.1922963" calcext:value-type="float">
            <text:p>6718354.1922963</text:p>
          </table:table-cell>
          <table:table-cell table:formula="of:=[.B296]-[.A296]" office:value-type="float" office:value="11010.6006132904" calcext:value-type="float">
            <text:p>11010.6006132904</text:p>
          </table:table-cell>
          <table:table-cell table:formula="of:=[.C296]-[.$C$449]" office:value-type="float" office:value="-0.53697184190969" calcext:value-type="float">
            <text:p>-0.5369718419</text:p>
          </table:table-cell>
          <table:table-cell table:number-columns-repeated="3"/>
        </table:table-row>
        <table:table-row table:style-name="ro1">
          <table:table-cell office:value-type="float" office:value="6718354.1922963" calcext:value-type="float">
            <text:p>6718354.1922963</text:p>
          </table:table-cell>
          <table:table-cell office:value-type="float" office:value="6729366.61321613" calcext:value-type="float">
            <text:p>6729366.61321613</text:p>
          </table:table-cell>
          <table:table-cell table:formula="of:=[.B297]-[.A297]" office:value-type="float" office:value="11012.4209198356" calcext:value-type="float">
            <text:p>11012.4209198356</text:p>
          </table:table-cell>
          <table:table-cell table:formula="of:=[.C297]-[.$C$449]" office:value-type="float" office:value="1.28333470321377" calcext:value-type="float">
            <text:p>1.2833347032</text:p>
          </table:table-cell>
          <table:table-cell table:number-columns-repeated="3"/>
        </table:table-row>
        <table:table-row table:style-name="ro1">
          <table:table-cell office:value-type="float" office:value="6729366.61321613" calcext:value-type="float">
            <text:p>6729366.61321613</text:p>
          </table:table-cell>
          <table:table-cell office:value-type="float" office:value="6740376.90566609" calcext:value-type="float">
            <text:p>6740376.90566609</text:p>
          </table:table-cell>
          <table:table-cell table:formula="of:=[.B298]-[.A298]" office:value-type="float" office:value="11010.292449953" calcext:value-type="float">
            <text:p>11010.292449953</text:p>
          </table:table-cell>
          <table:table-cell table:formula="of:=[.C298]-[.$C$449]" office:value-type="float" office:value="-0.845135179319186" calcext:value-type="float">
            <text:p>-0.8451351793</text:p>
          </table:table-cell>
          <table:table-cell table:number-columns-repeated="3"/>
        </table:table-row>
        <table:table-row table:style-name="ro1">
          <table:table-cell office:value-type="float" office:value="6740376.90566609" calcext:value-type="float">
            <text:p>6740376.90566609</text:p>
          </table:table-cell>
          <table:table-cell office:value-type="float" office:value="6751388.64802231" calcext:value-type="float">
            <text:p>6751388.64802231</text:p>
          </table:table-cell>
          <table:table-cell table:formula="of:=[.B299]-[.A299]" office:value-type="float" office:value="11011.7423562277" calcext:value-type="float">
            <text:p>11011.7423562277</text:p>
          </table:table-cell>
          <table:table-cell table:formula="of:=[.C299]-[.$C$449]" office:value-type="float" office:value="0.604771095357137" calcext:value-type="float">
            <text:p>0.6047710954</text:p>
          </table:table-cell>
          <table:table-cell table:number-columns-repeated="3"/>
        </table:table-row>
        <table:table-row table:style-name="ro1">
          <table:table-cell office:value-type="float" office:value="6751388.64802231" calcext:value-type="float">
            <text:p>6751388.64802231</text:p>
          </table:table-cell>
          <table:table-cell office:value-type="float" office:value="6762398.77902418" calcext:value-type="float">
            <text:p>6762398.77902418</text:p>
          </table:table-cell>
          <table:table-cell table:formula="of:=[.B300]-[.A300]" office:value-type="float" office:value="11010.1310018627" calcext:value-type="float">
            <text:p>11010.1310018627</text:p>
          </table:table-cell>
          <table:table-cell table:formula="of:=[.C300]-[.$C$449]" office:value-type="float" office:value="-1.0065832696564" calcext:value-type="float">
            <text:p>-1.0065832697</text:p>
          </table:table-cell>
          <table:table-cell table:number-columns-repeated="3"/>
        </table:table-row>
        <table:table-row table:style-name="ro1">
          <table:table-cell office:value-type="float" office:value="6762398.77902418" calcext:value-type="float">
            <text:p>6762398.77902418</text:p>
          </table:table-cell>
          <table:table-cell office:value-type="float" office:value="6773410.16789936" calcext:value-type="float">
            <text:p>6773410.16789936</text:p>
          </table:table-cell>
          <table:table-cell table:formula="of:=[.B301]-[.A301]" office:value-type="float" office:value="11011.3888751818" calcext:value-type="float">
            <text:p>11011.3888751818</text:p>
          </table:table-cell>
          <table:table-cell table:formula="of:=[.C301]-[.$C$449]" office:value-type="float" office:value="0.25129004943301" calcext:value-type="float">
            <text:p>0.2512900494</text:p>
          </table:table-cell>
          <table:table-cell table:number-columns-repeated="3"/>
        </table:table-row>
        <table:table-row table:style-name="ro1">
          <table:table-cell office:value-type="float" office:value="6773410.16789936" calcext:value-type="float">
            <text:p>6773410.16789936</text:p>
          </table:table-cell>
          <table:table-cell office:value-type="float" office:value="6784422.63156001" calcext:value-type="float">
            <text:p>6784422.63156001</text:p>
          </table:table-cell>
          <table:table-cell table:formula="of:=[.B302]-[.A302]" office:value-type="float" office:value="11012.463660649" calcext:value-type="float">
            <text:p>11012.463660649</text:p>
          </table:table-cell>
          <table:table-cell table:formula="of:=[.C302]-[.$C$449]" office:value-type="float" office:value="1.32607551667024" calcext:value-type="float">
            <text:p>1.3260755167</text:p>
          </table:table-cell>
          <table:table-cell table:number-columns-repeated="3"/>
        </table:table-row>
        <table:table-row table:style-name="ro1">
          <table:table-cell office:value-type="float" office:value="6784422.63156001" calcext:value-type="float">
            <text:p>6784422.63156001</text:p>
          </table:table-cell>
          <table:table-cell office:value-type="float" office:value="6795433.81736234" calcext:value-type="float">
            <text:p>6795433.81736234</text:p>
          </table:table-cell>
          <table:table-cell table:formula="of:=[.B303]-[.A303]" office:value-type="float" office:value="11011.1858023303" calcext:value-type="float">
            <text:p>11011.1858023303</text:p>
          </table:table-cell>
          <table:table-cell table:formula="of:=[.C303]-[.$C$449]" office:value-type="float" office:value="0.0482171979092527" calcext:value-type="float">
            <text:p>0.0482171979</text:p>
          </table:table-cell>
          <table:table-cell table:number-columns-repeated="3"/>
        </table:table-row>
        <table:table-row table:style-name="ro1">
          <table:table-cell office:value-type="float" office:value="6795433.81736234" calcext:value-type="float">
            <text:p>6795433.81736234</text:p>
          </table:table-cell>
          <table:table-cell office:value-type="float" office:value="6806446.06459484" calcext:value-type="float">
            <text:p>6806446.06459484</text:p>
          </table:table-cell>
          <table:table-cell table:formula="of:=[.B304]-[.A304]" office:value-type="float" office:value="11012.2472325014" calcext:value-type="float">
            <text:p>11012.2472325014</text:p>
          </table:table-cell>
          <table:table-cell table:formula="of:=[.C304]-[.$C$449]" office:value-type="float" office:value="1.10964736904134" calcext:value-type="float">
            <text:p>1.109647369</text:p>
          </table:table-cell>
          <table:table-cell table:number-columns-repeated="3"/>
        </table:table-row>
        <table:table-row table:style-name="ro1">
          <table:table-cell office:value-type="float" office:value="6806446.06459484" calcext:value-type="float">
            <text:p>6806446.06459484</text:p>
          </table:table-cell>
          <table:table-cell office:value-type="float" office:value="6817453.93361631" calcext:value-type="float">
            <text:p>6817453.93361631</text:p>
          </table:table-cell>
          <table:table-cell table:formula="of:=[.B305]-[.A305]" office:value-type="float" office:value="11007.8690214688" calcext:value-type="float">
            <text:p>11007.8690214688</text:p>
          </table:table-cell>
          <table:table-cell table:formula="of:=[.C305]-[.$C$449]" office:value-type="float" office:value="-3.26856366355787" calcext:value-type="float">
            <text:p>-3.2685636636</text:p>
          </table:table-cell>
          <table:table-cell table:number-columns-repeated="3"/>
        </table:table-row>
        <table:table-row table:style-name="ro1">
          <table:table-cell office:value-type="float" office:value="6817453.93361631" calcext:value-type="float">
            <text:p>6817453.93361631</text:p>
          </table:table-cell>
          <table:table-cell office:value-type="float" office:value="6828468.64824428" calcext:value-type="float">
            <text:p>6828468.64824428</text:p>
          </table:table-cell>
          <table:table-cell table:formula="of:=[.B306]-[.A306]" office:value-type="float" office:value="11014.71462797" calcext:value-type="float">
            <text:p>11014.71462797</text:p>
          </table:table-cell>
          <table:table-cell table:formula="of:=[.C306]-[.$C$449]" office:value-type="float" office:value="3.57704283765634" calcext:value-type="float">
            <text:p>3.5770428377</text:p>
          </table:table-cell>
          <table:table-cell table:number-columns-repeated="3"/>
        </table:table-row>
        <table:table-row table:style-name="ro1">
          <table:table-cell office:value-type="float" office:value="6828468.64824428" calcext:value-type="float">
            <text:p>6828468.64824428</text:p>
          </table:table-cell>
          <table:table-cell office:value-type="float" office:value="6839478.59991448" calcext:value-type="float">
            <text:p>6839478.59991448</text:p>
          </table:table-cell>
          <table:table-cell table:formula="of:=[.B307]-[.A307]" office:value-type="float" office:value="11009.9516702062" calcext:value-type="float">
            <text:p>11009.9516702062</text:p>
          </table:table-cell>
          <table:table-cell table:formula="of:=[.C307]-[.$C$449]" office:value-type="float" office:value="-1.1859149262018" calcext:value-type="float">
            <text:p>-1.1859149262</text:p>
          </table:table-cell>
          <table:table-cell table:number-columns-repeated="3"/>
        </table:table-row>
        <table:table-row table:style-name="ro1">
          <table:table-cell office:value-type="float" office:value="6839478.59991448" calcext:value-type="float">
            <text:p>6839478.59991448</text:p>
          </table:table-cell>
          <table:table-cell office:value-type="float" office:value="6850487.21786618" calcext:value-type="float">
            <text:p>6850487.21786618</text:p>
          </table:table-cell>
          <table:table-cell table:formula="of:=[.B308]-[.A308]" office:value-type="float" office:value="11008.6179516977" calcext:value-type="float">
            <text:p>11008.6179516977</text:p>
          </table:table-cell>
          <table:table-cell table:formula="of:=[.C308]-[.$C$449]" office:value-type="float" office:value="-2.51963343468378" calcext:value-type="float">
            <text:p>-2.5196334347</text:p>
          </table:table-cell>
          <table:table-cell table:number-columns-repeated="3"/>
        </table:table-row>
        <table:table-row table:style-name="ro1">
          <table:table-cell office:value-type="float" office:value="6850487.21786618" calcext:value-type="float">
            <text:p>6850487.21786618</text:p>
          </table:table-cell>
          <table:table-cell office:value-type="float" office:value="6861499.77197684" calcext:value-type="float">
            <text:p>6861499.77197684</text:p>
          </table:table-cell>
          <table:table-cell table:formula="of:=[.B309]-[.A309]" office:value-type="float" office:value="11012.5541106546" calcext:value-type="float">
            <text:p>11012.5541106546</text:p>
          </table:table-cell>
          <table:table-cell table:formula="of:=[.C309]-[.$C$449]" office:value-type="float" office:value="1.41652552227606" calcext:value-type="float">
            <text:p>1.4165255223</text:p>
          </table:table-cell>
          <table:table-cell table:number-columns-repeated="3"/>
        </table:table-row>
        <table:table-row table:style-name="ro1">
          <table:table-cell office:value-type="float" office:value="6861499.77197684" calcext:value-type="float">
            <text:p>6861499.77197684</text:p>
          </table:table-cell>
          <table:table-cell office:value-type="float" office:value="6872510.6144225" calcext:value-type="float">
            <text:p>6872510.6144225</text:p>
          </table:table-cell>
          <table:table-cell table:formula="of:=[.B310]-[.A310]" office:value-type="float" office:value="11010.8424456688" calcext:value-type="float">
            <text:p>11010.8424456688</text:p>
          </table:table-cell>
          <table:table-cell table:formula="of:=[.C310]-[.$C$449]" office:value-type="float" office:value="-0.295139463589294" calcext:value-type="float">
            <text:p>-0.2951394636</text:p>
          </table:table-cell>
          <table:table-cell table:number-columns-repeated="3"/>
        </table:table-row>
        <table:table-row table:style-name="ro1">
          <table:table-cell office:value-type="float" office:value="6872510.6144225" calcext:value-type="float">
            <text:p>6872510.6144225</text:p>
          </table:table-cell>
          <table:table-cell office:value-type="float" office:value="6883522.65286503" calcext:value-type="float">
            <text:p>6883522.65286503</text:p>
          </table:table-cell>
          <table:table-cell table:formula="of:=[.B311]-[.A311]" office:value-type="float" office:value="11012.0384425297" calcext:value-type="float">
            <text:p>11012.0384425297</text:p>
          </table:table-cell>
          <table:table-cell table:formula="of:=[.C311]-[.$C$449]" office:value-type="float" office:value="0.900857397384243" calcext:value-type="float">
            <text:p>0.9008573974</text:p>
          </table:table-cell>
          <table:table-cell table:number-columns-repeated="3"/>
        </table:table-row>
        <table:table-row table:style-name="ro1">
          <table:table-cell office:value-type="float" office:value="6883522.65286503" calcext:value-type="float">
            <text:p>6883522.65286503</text:p>
          </table:table-cell>
          <table:table-cell office:value-type="float" office:value="6894533.32260587" calcext:value-type="float">
            <text:p>6894533.32260587</text:p>
          </table:table-cell>
          <table:table-cell table:formula="of:=[.B312]-[.A312]" office:value-type="float" office:value="11010.6697408399" calcext:value-type="float">
            <text:p>11010.6697408399</text:p>
          </table:table-cell>
          <table:table-cell table:formula="of:=[.C312]-[.$C$449]" office:value-type="float" office:value="-0.467844292492373" calcext:value-type="float">
            <text:p>-0.4678442925</text:p>
          </table:table-cell>
          <table:table-cell table:number-columns-repeated="3"/>
        </table:table-row>
        <table:table-row table:style-name="ro1">
          <table:table-cell office:value-type="float" office:value="6894533.32260587" calcext:value-type="float">
            <text:p>6894533.32260587</text:p>
          </table:table-cell>
          <table:table-cell office:value-type="float" office:value="6905544.80782373" calcext:value-type="float">
            <text:p>6905544.80782373</text:p>
          </table:table-cell>
          <table:table-cell table:formula="of:=[.B313]-[.A313]" office:value-type="float" office:value="11011.4852178544" calcext:value-type="float">
            <text:p>11011.4852178544</text:p>
          </table:table-cell>
          <table:table-cell table:formula="of:=[.C313]-[.$C$449]" office:value-type="float" office:value="0.347632722026901" calcext:value-type="float">
            <text:p>0.347632722</text:p>
          </table:table-cell>
          <table:table-cell table:number-columns-repeated="3"/>
        </table:table-row>
        <table:table-row table:style-name="ro1">
          <table:table-cell office:value-type="float" office:value="6905544.80782373" calcext:value-type="float">
            <text:p>6905544.80782373</text:p>
          </table:table-cell>
          <table:table-cell office:value-type="float" office:value="6916554.35165107" calcext:value-type="float">
            <text:p>6916554.35165107</text:p>
          </table:table-cell>
          <table:table-cell table:formula="of:=[.B314]-[.A314]" office:value-type="float" office:value="11009.5438273456" calcext:value-type="float">
            <text:p>11009.5438273456</text:p>
          </table:table-cell>
          <table:table-cell table:formula="of:=[.C314]-[.$C$449]" office:value-type="float" office:value="-1.59375778675894" calcext:value-type="float">
            <text:p>-1.5937577868</text:p>
          </table:table-cell>
          <table:table-cell table:number-columns-repeated="3"/>
        </table:table-row>
        <table:table-row table:style-name="ro1">
          <table:table-cell office:value-type="float" office:value="6916554.35165107" calcext:value-type="float">
            <text:p>6916554.35165107</text:p>
          </table:table-cell>
          <table:table-cell office:value-type="float" office:value="6927565.42767881" calcext:value-type="float">
            <text:p>6927565.42767881</text:p>
          </table:table-cell>
          <table:table-cell table:formula="of:=[.B315]-[.A315]" office:value-type="float" office:value="11011.0760277342" calcext:value-type="float">
            <text:p>11011.0760277342</text:p>
          </table:table-cell>
          <table:table-cell table:formula="of:=[.C315]-[.$C$449]" office:value-type="float" office:value="-0.0615573981485795" calcext:value-type="float">
            <text:p>-0.0615573981</text:p>
          </table:table-cell>
          <table:table-cell table:number-columns-repeated="3"/>
        </table:table-row>
        <table:table-row table:style-name="ro1">
          <table:table-cell office:value-type="float" office:value="6927565.42767881" calcext:value-type="float">
            <text:p>6927565.42767881</text:p>
          </table:table-cell>
          <table:table-cell office:value-type="float" office:value="6938577.48168531" calcext:value-type="float">
            <text:p>6938577.48168531</text:p>
          </table:table-cell>
          <table:table-cell table:formula="of:=[.B316]-[.A316]" office:value-type="float" office:value="11012.0540065011" calcext:value-type="float">
            <text:p>11012.0540065011</text:p>
          </table:table-cell>
          <table:table-cell table:formula="of:=[.C316]-[.$C$449]" office:value-type="float" office:value="0.916421368747251" calcext:value-type="float">
            <text:p>0.9164213687</text:p>
          </table:table-cell>
          <table:table-cell table:number-columns-repeated="3"/>
        </table:table-row>
        <table:table-row table:style-name="ro1">
          <table:table-cell office:value-type="float" office:value="6938577.48168531" calcext:value-type="float">
            <text:p>6938577.48168531</text:p>
          </table:table-cell>
          <table:table-cell office:value-type="float" office:value="6949587.74591734" calcext:value-type="float">
            <text:p>6949587.74591734</text:p>
          </table:table-cell>
          <table:table-cell table:formula="of:=[.B317]-[.A317]" office:value-type="float" office:value="11010.2642320273" calcext:value-type="float">
            <text:p>11010.2642320273</text:p>
          </table:table-cell>
          <table:table-cell table:formula="of:=[.C317]-[.$C$449]" office:value-type="float" office:value="-0.873353105009301" calcext:value-type="float">
            <text:p>-0.873353105</text:p>
          </table:table-cell>
          <table:table-cell table:number-columns-repeated="3"/>
        </table:table-row>
        <table:table-row table:style-name="ro1">
          <table:table-cell office:value-type="float" office:value="6949587.74591734" calcext:value-type="float">
            <text:p>6949587.74591734</text:p>
          </table:table-cell>
          <table:table-cell office:value-type="float" office:value="6960599.52434313" calcext:value-type="float">
            <text:p>6960599.52434313</text:p>
          </table:table-cell>
          <table:table-cell table:formula="of:=[.B318]-[.A318]" office:value-type="float" office:value="11011.778425796" calcext:value-type="float">
            <text:p>11011.778425796</text:p>
          </table:table-cell>
          <table:table-cell table:formula="of:=[.C318]-[.$C$449]" office:value-type="float" office:value="0.64084066360374" calcext:value-type="float">
            <text:p>0.6408406636</text:p>
          </table:table-cell>
          <table:table-cell table:number-columns-repeated="3"/>
        </table:table-row>
        <table:table-row table:style-name="ro1">
          <table:table-cell office:value-type="float" office:value="6960599.52434313" calcext:value-type="float">
            <text:p>6960599.52434313</text:p>
          </table:table-cell>
          <table:table-cell office:value-type="float" office:value="6971611.70607034" calcext:value-type="float">
            <text:p>6971611.70607034</text:p>
          </table:table-cell>
          <table:table-cell table:formula="of:=[.B319]-[.A319]" office:value-type="float" office:value="11012.1817272119" calcext:value-type="float">
            <text:p>11012.1817272119</text:p>
          </table:table-cell>
          <table:table-cell table:formula="of:=[.C319]-[.$C$449]" office:value-type="float" office:value="1.0441420795687" calcext:value-type="float">
            <text:p>1.0441420796</text:p>
          </table:table-cell>
          <table:table-cell table:number-columns-repeated="3"/>
        </table:table-row>
        <table:table-row table:style-name="ro1">
          <table:table-cell office:value-type="float" office:value="6971611.70607034" calcext:value-type="float">
            <text:p>6971611.70607034</text:p>
          </table:table-cell>
          <table:table-cell office:value-type="float" office:value="6982622.43416002" calcext:value-type="float">
            <text:p>6982622.43416002</text:p>
          </table:table-cell>
          <table:table-cell table:formula="of:=[.B320]-[.A320]" office:value-type="float" office:value="11010.7280896809" calcext:value-type="float">
            <text:p>11010.7280896809</text:p>
          </table:table-cell>
          <table:table-cell table:formula="of:=[.C320]-[.$C$449]" office:value-type="float" office:value="-0.409495451458497" calcext:value-type="float">
            <text:p>-0.4094954515</text:p>
          </table:table-cell>
          <table:table-cell table:number-columns-repeated="3"/>
        </table:table-row>
        <table:table-row table:style-name="ro1">
          <table:table-cell office:value-type="float" office:value="6982622.43416002" calcext:value-type="float">
            <text:p>6982622.43416002</text:p>
          </table:table-cell>
          <table:table-cell office:value-type="float" office:value="6993634.47185421" calcext:value-type="float">
            <text:p>6993634.47185421</text:p>
          </table:table-cell>
          <table:table-cell table:formula="of:=[.B321]-[.A321]" office:value-type="float" office:value="11012.037694185" calcext:value-type="float">
            <text:p>11012.037694185</text:p>
          </table:table-cell>
          <table:table-cell table:formula="of:=[.C321]-[.$C$449]" office:value-type="float" office:value="0.900109052687185" calcext:value-type="float">
            <text:p>0.9001090527</text:p>
          </table:table-cell>
          <table:table-cell table:number-columns-repeated="3"/>
        </table:table-row>
        <table:table-row table:style-name="ro1">
          <table:table-cell office:value-type="float" office:value="6993634.47185421" calcext:value-type="float">
            <text:p>6993634.47185421</text:p>
          </table:table-cell>
          <table:table-cell office:value-type="float" office:value="7004644.47692884" calcext:value-type="float">
            <text:p>7004644.47692884</text:p>
          </table:table-cell>
          <table:table-cell table:formula="of:=[.B322]-[.A322]" office:value-type="float" office:value="11010.0050746314" calcext:value-type="float">
            <text:p>11010.0050746314</text:p>
          </table:table-cell>
          <table:table-cell table:formula="of:=[.C322]-[.$C$449]" office:value-type="float" office:value="-1.13251050093095" calcext:value-type="float">
            <text:p>-1.1325105009</text:p>
          </table:table-cell>
          <table:table-cell table:number-columns-repeated="3"/>
        </table:table-row>
        <table:table-row table:style-name="ro1">
          <table:table-cell office:value-type="float" office:value="7004644.47692884" calcext:value-type="float">
            <text:p>7004644.47692884</text:p>
          </table:table-cell>
          <table:table-cell office:value-type="float" office:value="7015655.58923165" calcext:value-type="float">
            <text:p>7015655.58923165</text:p>
          </table:table-cell>
          <table:table-cell table:formula="of:=[.B323]-[.A323]" office:value-type="float" office:value="11011.1123028109" calcext:value-type="float">
            <text:p>11011.1123028109</text:p>
          </table:table-cell>
          <table:table-cell table:formula="of:=[.C323]-[.$C$449]" office:value-type="float" office:value="-0.0252823214686941" calcext:value-type="float">
            <text:p>-0.0252823215</text:p>
          </table:table-cell>
          <table:table-cell table:number-columns-repeated="3"/>
        </table:table-row>
        <table:table-row table:style-name="ro1">
          <table:table-cell office:value-type="float" office:value="7015655.58923165" calcext:value-type="float">
            <text:p>7015655.58923165</text:p>
          </table:table-cell>
          <table:table-cell office:value-type="float" office:value="7026667.80413471" calcext:value-type="float">
            <text:p>7026667.80413471</text:p>
          </table:table-cell>
          <table:table-cell table:formula="of:=[.B324]-[.A324]" office:value-type="float" office:value="11012.2149030538" calcext:value-type="float">
            <text:p>11012.2149030538</text:p>
          </table:table-cell>
          <table:table-cell table:formula="of:=[.C324]-[.$C$449]" office:value-type="float" office:value="1.07731792147388" calcext:value-type="float">
            <text:p>1.0773179215</text:p>
          </table:table-cell>
          <table:table-cell table:number-columns-repeated="3"/>
        </table:table-row>
        <table:table-row table:style-name="ro1">
          <table:table-cell office:value-type="float" office:value="7026667.80413471" calcext:value-type="float">
            <text:p>7026667.80413471</text:p>
          </table:table-cell>
          <table:table-cell office:value-type="float" office:value="7037677.95074057" calcext:value-type="float">
            <text:p>7037677.95074057</text:p>
          </table:table-cell>
          <table:table-cell table:formula="of:=[.B325]-[.A325]" office:value-type="float" office:value="11010.1466058586" calcext:value-type="float">
            <text:p>11010.1466058586</text:p>
          </table:table-cell>
          <table:table-cell table:formula="of:=[.C325]-[.$C$449]" office:value-type="float" office:value="-0.990979273774428" calcext:value-type="float">
            <text:p>-0.9909792738</text:p>
          </table:table-cell>
          <table:table-cell table:number-columns-repeated="3"/>
        </table:table-row>
        <table:table-row table:style-name="ro1">
          <table:table-cell office:value-type="float" office:value="7037677.95074057" calcext:value-type="float">
            <text:p>7037677.95074057</text:p>
          </table:table-cell>
          <table:table-cell office:value-type="float" office:value="7048689.55467377" calcext:value-type="float">
            <text:p>7048689.55467377</text:p>
          </table:table-cell>
          <table:table-cell table:formula="of:=[.B326]-[.A326]" office:value-type="float" office:value="11011.603933204" calcext:value-type="float">
            <text:p>11011.603933204</text:p>
          </table:table-cell>
          <table:table-cell table:formula="of:=[.C326]-[.$C$449]" office:value-type="float" office:value="0.466348071611719" calcext:value-type="float">
            <text:p>0.4663480716</text:p>
          </table:table-cell>
          <table:table-cell table:number-columns-repeated="3"/>
        </table:table-row>
        <table:table-row table:style-name="ro1">
          <table:table-cell office:value-type="float" office:value="7048689.55467377" calcext:value-type="float">
            <text:p>7048689.55467377</text:p>
          </table:table-cell>
          <table:table-cell office:value-type="float" office:value="7059702.23905192" calcext:value-type="float">
            <text:p>7059702.23905192</text:p>
          </table:table-cell>
          <table:table-cell table:formula="of:=[.B327]-[.A327]" office:value-type="float" office:value="11012.6843781509" calcext:value-type="float">
            <text:p>11012.6843781509</text:p>
          </table:table-cell>
          <table:table-cell table:formula="of:=[.C327]-[.$C$449]" office:value-type="float" office:value="1.54679301849683" calcext:value-type="float">
            <text:p>1.5467930185</text:p>
          </table:table-cell>
          <table:table-cell table:number-columns-repeated="3"/>
        </table:table-row>
        <table:table-row table:style-name="ro1">
          <table:table-cell office:value-type="float" office:value="7059702.23905192" calcext:value-type="float">
            <text:p>7059702.23905192</text:p>
          </table:table-cell>
          <table:table-cell office:value-type="float" office:value="7070712.6324877" calcext:value-type="float">
            <text:p>7070712.6324877</text:p>
          </table:table-cell>
          <table:table-cell table:formula="of:=[.B328]-[.A328]" office:value-type="float" office:value="11010.3934357846" calcext:value-type="float">
            <text:p>11010.3934357846</text:p>
          </table:table-cell>
          <table:table-cell table:formula="of:=[.C328]-[.$C$449]" office:value-type="float" office:value="-0.74414934773813" calcext:value-type="float">
            <text:p>-0.7441493477</text:p>
          </table:table-cell>
          <table:table-cell table:number-columns-repeated="3"/>
        </table:table-row>
        <table:table-row table:style-name="ro1">
          <table:table-cell office:value-type="float" office:value="7070712.6324877" calcext:value-type="float">
            <text:p>7070712.6324877</text:p>
          </table:table-cell>
          <table:table-cell office:value-type="float" office:value="7081724.08695357" calcext:value-type="float">
            <text:p>7081724.08695357</text:p>
          </table:table-cell>
          <table:table-cell table:formula="of:=[.B329]-[.A329]" office:value-type="float" office:value="11011.4544658642" calcext:value-type="float">
            <text:p>11011.4544658642</text:p>
          </table:table-cell>
          <table:table-cell table:formula="of:=[.C329]-[.$C$449]" office:value-type="float" office:value="0.316880731872516" calcext:value-type="float">
            <text:p>0.3168807319</text:p>
          </table:table-cell>
          <table:table-cell table:number-columns-repeated="3"/>
        </table:table-row>
        <table:table-row table:style-name="ro1">
          <table:table-cell office:value-type="float" office:value="7081724.08695357" calcext:value-type="float">
            <text:p>7081724.08695357</text:p>
          </table:table-cell>
          <table:table-cell office:value-type="float" office:value="7092734.15921208" calcext:value-type="float">
            <text:p>7092734.15921208</text:p>
          </table:table-cell>
          <table:table-cell table:formula="of:=[.B330]-[.A330]" office:value-type="float" office:value="11010.0722585153" calcext:value-type="float">
            <text:p>11010.0722585153</text:p>
          </table:table-cell>
          <table:table-cell table:formula="of:=[.C330]-[.$C$449]" office:value-type="float" office:value="-1.06532661707024" calcext:value-type="float">
            <text:p>-1.0653266171</text:p>
          </table:table-cell>
          <table:table-cell table:number-columns-repeated="3"/>
        </table:table-row>
        <table:table-row table:style-name="ro1">
          <table:table-cell office:value-type="float" office:value="7092734.15921208" calcext:value-type="float">
            <text:p>7092734.15921208</text:p>
          </table:table-cell>
          <table:table-cell office:value-type="float" office:value="7103744.8996467" calcext:value-type="float">
            <text:p>7103744.8996467</text:p>
          </table:table-cell>
          <table:table-cell table:formula="of:=[.B331]-[.A331]" office:value-type="float" office:value="11010.7404346131" calcext:value-type="float">
            <text:p>11010.7404346131</text:p>
          </table:table-cell>
          <table:table-cell table:formula="of:=[.C331]-[.$C$449]" office:value-type="float" office:value="-0.397150519274874" calcext:value-type="float">
            <text:p>-0.3971505193</text:p>
          </table:table-cell>
          <table:table-cell table:number-columns-repeated="3"/>
        </table:table-row>
        <table:table-row table:style-name="ro1">
          <table:table-cell office:value-type="float" office:value="7103744.8996467" calcext:value-type="float">
            <text:p>7103744.8996467</text:p>
          </table:table-cell>
          <table:table-cell office:value-type="float" office:value="7114756.30130523" calcext:value-type="float">
            <text:p>7114756.30130523</text:p>
          </table:table-cell>
          <table:table-cell table:formula="of:=[.B332]-[.A332]" office:value-type="float" office:value="11011.4016585303" calcext:value-type="float">
            <text:p>11011.4016585303</text:p>
          </table:table-cell>
          <table:table-cell table:formula="of:=[.C332]-[.$C$449]" office:value-type="float" office:value="0.264073397993343" calcext:value-type="float">
            <text:p>0.264073398</text:p>
          </table:table-cell>
          <table:table-cell table:number-columns-repeated="3"/>
        </table:table-row>
        <table:table-row table:style-name="ro1">
          <table:table-cell office:value-type="float" office:value="7114756.30130523" calcext:value-type="float">
            <text:p>7114756.30130523</text:p>
          </table:table-cell>
          <table:table-cell office:value-type="float" office:value="7125766.47387985" calcext:value-type="float">
            <text:p>7125766.47387985</text:p>
          </table:table-cell>
          <table:table-cell table:formula="of:=[.B333]-[.A333]" office:value-type="float" office:value="11010.1725746272" calcext:value-type="float">
            <text:p>11010.1725746272</text:p>
          </table:table-cell>
          <table:table-cell table:formula="of:=[.C333]-[.$C$449]" office:value-type="float" office:value="-0.965010505140526" calcext:value-type="float">
            <text:p>-0.9650105051</text:p>
          </table:table-cell>
          <table:table-cell table:number-columns-repeated="3"/>
        </table:table-row>
        <table:table-row table:style-name="ro1">
          <table:table-cell office:value-type="float" office:value="7125766.47387985" calcext:value-type="float">
            <text:p>7125766.47387985</text:p>
          </table:table-cell>
          <table:table-cell office:value-type="float" office:value="7136777.2882444" calcext:value-type="float">
            <text:p>7136777.2882444</text:p>
          </table:table-cell>
          <table:table-cell table:formula="of:=[.B334]-[.A334]" office:value-type="float" office:value="11010.8143645432" calcext:value-type="float">
            <text:p>11010.8143645432</text:p>
          </table:table-cell>
          <table:table-cell table:formula="of:=[.C334]-[.$C$449]" office:value-type="float" office:value="-0.323220589169068" calcext:value-type="float">
            <text:p>-0.3232205892</text:p>
          </table:table-cell>
          <table:table-cell table:number-columns-repeated="3"/>
        </table:table-row>
        <table:table-row table:style-name="ro1">
          <table:table-cell office:value-type="float" office:value="7136777.2882444" calcext:value-type="float">
            <text:p>7136777.2882444</text:p>
          </table:table-cell>
          <table:table-cell office:value-type="float" office:value="7147791.75878041" calcext:value-type="float">
            <text:p>7147791.75878041</text:p>
          </table:table-cell>
          <table:table-cell table:formula="of:=[.B335]-[.A335]" office:value-type="float" office:value="11014.4705360131" calcext:value-type="float">
            <text:p>11014.4705360131</text:p>
          </table:table-cell>
          <table:table-cell table:formula="of:=[.C335]-[.$C$449]" office:value-type="float" office:value="3.33295088078012" calcext:value-type="float">
            <text:p>3.3329508808</text:p>
          </table:table-cell>
          <table:table-cell table:number-columns-repeated="3"/>
        </table:table-row>
        <table:table-row table:style-name="ro1">
          <table:table-cell office:value-type="float" office:value="7147791.75878041" calcext:value-type="float">
            <text:p>7147791.75878041</text:p>
          </table:table-cell>
          <table:table-cell office:value-type="float" office:value="7158801.56971576" calcext:value-type="float">
            <text:p>7158801.56971576</text:p>
          </table:table-cell>
          <table:table-cell table:formula="of:=[.B336]-[.A336]" office:value-type="float" office:value="11009.8109353501" calcext:value-type="float">
            <text:p>11009.8109353501</text:p>
          </table:table-cell>
          <table:table-cell table:formula="of:=[.C336]-[.$C$449]" office:value-type="float" office:value="-1.32664978221874" calcext:value-type="float">
            <text:p>-1.3266497822</text:p>
          </table:table-cell>
          <table:table-cell table:number-columns-repeated="3"/>
        </table:table-row>
        <table:table-row table:style-name="ro1">
          <table:table-cell office:value-type="float" office:value="7158801.56971576" calcext:value-type="float">
            <text:p>7158801.56971576</text:p>
          </table:table-cell>
          <table:table-cell office:value-type="float" office:value="7169812.3728397" calcext:value-type="float">
            <text:p>7169812.3728397</text:p>
          </table:table-cell>
          <table:table-cell table:formula="of:=[.B337]-[.A337]" office:value-type="float" office:value="11010.8031239416" calcext:value-type="float">
            <text:p>11010.8031239416</text:p>
          </table:table-cell>
          <table:table-cell table:formula="of:=[.C337]-[.$C$449]" office:value-type="float" office:value="-0.33446119070868" calcext:value-type="float">
            <text:p>-0.3344611907</text:p>
          </table:table-cell>
          <table:table-cell table:number-columns-repeated="3"/>
        </table:table-row>
        <table:table-row table:style-name="ro1">
          <table:table-cell office:value-type="float" office:value="7169812.3728397" calcext:value-type="float">
            <text:p>7169812.3728397</text:p>
          </table:table-cell>
          <table:table-cell office:value-type="float" office:value="7180824.16218868" calcext:value-type="float">
            <text:p>7180824.16218868</text:p>
          </table:table-cell>
          <table:table-cell table:formula="of:=[.B338]-[.A338]" office:value-type="float" office:value="11011.7893489748" calcext:value-type="float">
            <text:p>11011.7893489748</text:p>
          </table:table-cell>
          <table:table-cell table:formula="of:=[.C338]-[.$C$449]" office:value-type="float" office:value="0.651763842470245" calcext:value-type="float">
            <text:p>0.6517638425</text:p>
          </table:table-cell>
          <table:table-cell table:number-columns-repeated="3"/>
        </table:table-row>
        <table:table-row table:style-name="ro1">
          <table:table-cell office:value-type="float" office:value="7180824.16218868" calcext:value-type="float">
            <text:p>7180824.16218868</text:p>
          </table:table-cell>
          <table:table-cell office:value-type="float" office:value="7191833.89315275" calcext:value-type="float">
            <text:p>7191833.89315275</text:p>
          </table:table-cell>
          <table:table-cell table:formula="of:=[.B339]-[.A339]" office:value-type="float" office:value="11009.7309640776" calcext:value-type="float">
            <text:p>11009.7309640776</text:p>
          </table:table-cell>
          <table:table-cell table:formula="of:=[.C339]-[.$C$449]" office:value-type="float" office:value="-1.40662105471711" calcext:value-type="float">
            <text:p>-1.4066210547</text:p>
          </table:table-cell>
          <table:table-cell table:number-columns-repeated="3"/>
        </table:table-row>
        <table:table-row table:style-name="ro1">
          <table:table-cell office:value-type="float" office:value="7191833.89315275" calcext:value-type="float">
            <text:p>7191833.89315275</text:p>
          </table:table-cell>
          <table:table-cell office:value-type="float" office:value="7202844.20928945" calcext:value-type="float">
            <text:p>7202844.20928945</text:p>
          </table:table-cell>
          <table:table-cell table:formula="of:=[.B340]-[.A340]" office:value-type="float" office:value="11010.3161366982" calcext:value-type="float">
            <text:p>11010.3161366982</text:p>
          </table:table-cell>
          <table:table-cell table:formula="of:=[.C340]-[.$C$449]" office:value-type="float" office:value="-0.821448434115155" calcext:value-type="float">
            <text:p>-0.8214484341</text:p>
          </table:table-cell>
          <table:table-cell table:number-columns-repeated="3"/>
        </table:table-row>
        <table:table-row table:style-name="ro1">
          <table:table-cell office:value-type="float" office:value="7202844.20928945" calcext:value-type="float">
            <text:p>7202844.20928945</text:p>
          </table:table-cell>
          <table:table-cell office:value-type="float" office:value="7213856.05495479" calcext:value-type="float">
            <text:p>7213856.05495479</text:p>
          </table:table-cell>
          <table:table-cell table:formula="of:=[.B341]-[.A341]" office:value-type="float" office:value="11011.8456653384" calcext:value-type="float">
            <text:p>11011.8456653384</text:p>
          </table:table-cell>
          <table:table-cell table:formula="of:=[.C341]-[.$C$449]" office:value-type="float" office:value="0.708080206095474" calcext:value-type="float">
            <text:p>0.7080802061</text:p>
          </table:table-cell>
          <table:table-cell table:number-columns-repeated="3"/>
        </table:table-row>
        <table:table-row table:style-name="ro1">
          <table:table-cell office:value-type="float" office:value="7213856.05495479" calcext:value-type="float">
            <text:p>7213856.05495479</text:p>
          </table:table-cell>
          <table:table-cell office:value-type="float" office:value="7224868.47265711" calcext:value-type="float">
            <text:p>7224868.47265711</text:p>
          </table:table-cell>
          <table:table-cell table:formula="of:=[.B342]-[.A342]" office:value-type="float" office:value="11012.4177023228" calcext:value-type="float">
            <text:p>11012.4177023228</text:p>
          </table:table-cell>
          <table:table-cell table:formula="of:=[.C342]-[.$C$449]" office:value-type="float" office:value="1.28011719047208" calcext:value-type="float">
            <text:p>1.2801171905</text:p>
          </table:table-cell>
          <table:table-cell table:number-columns-repeated="3"/>
        </table:table-row>
        <table:table-row table:style-name="ro1">
          <table:table-cell office:value-type="float" office:value="7224868.47265711" calcext:value-type="float">
            <text:p>7224868.47265711</text:p>
          </table:table-cell>
          <table:table-cell office:value-type="float" office:value="7235878.5897036" calcext:value-type="float">
            <text:p>7235878.5897036</text:p>
          </table:table-cell>
          <table:table-cell table:formula="of:=[.B343]-[.A343]" office:value-type="float" office:value="11010.1170464838" calcext:value-type="float">
            <text:p>11010.1170464838</text:p>
          </table:table-cell>
          <table:table-cell table:formula="of:=[.C343]-[.$C$449]" office:value-type="float" office:value="-1.02053864856134" calcext:value-type="float">
            <text:p>-1.0205386486</text:p>
          </table:table-cell>
          <table:table-cell table:number-columns-repeated="3"/>
        </table:table-row>
        <table:table-row table:style-name="ro1">
          <table:table-cell office:value-type="float" office:value="7235878.5897036" calcext:value-type="float">
            <text:p>7235878.5897036</text:p>
          </table:table-cell>
          <table:table-cell office:value-type="float" office:value="7246890.40203798" calcext:value-type="float">
            <text:p>7246890.40203798</text:p>
          </table:table-cell>
          <table:table-cell table:formula="of:=[.B344]-[.A344]" office:value-type="float" office:value="11011.8123343773" calcext:value-type="float">
            <text:p>11011.8123343773</text:p>
          </table:table-cell>
          <table:table-cell table:formula="of:=[.C344]-[.$C$449]" office:value-type="float" office:value="0.674749244964914" calcext:value-type="float">
            <text:p>0.674749245</text:p>
          </table:table-cell>
          <table:table-cell table:number-columns-repeated="3"/>
        </table:table-row>
        <table:table-row table:style-name="ro1">
          <table:table-cell office:value-type="float" office:value="7246890.40203798" calcext:value-type="float">
            <text:p>7246890.40203798</text:p>
          </table:table-cell>
          <table:table-cell office:value-type="float" office:value="7257902.37412892" calcext:value-type="float">
            <text:p>7257902.37412892</text:p>
          </table:table-cell>
          <table:table-cell table:formula="of:=[.B345]-[.A345]" office:value-type="float" office:value="11011.9720909446" calcext:value-type="float">
            <text:p>11011.9720909446</text:p>
          </table:table-cell>
          <table:table-cell table:formula="of:=[.C345]-[.$C$449]" office:value-type="float" office:value="0.834505812294083" calcext:value-type="float">
            <text:p>0.8345058123</text:p>
          </table:table-cell>
          <table:table-cell table:number-columns-repeated="3"/>
        </table:table-row>
        <table:table-row table:style-name="ro1">
          <table:table-cell office:value-type="float" office:value="7257902.37412892" calcext:value-type="float">
            <text:p>7257902.37412892</text:p>
          </table:table-cell>
          <table:table-cell office:value-type="float" office:value="7268912.57818333" calcext:value-type="float">
            <text:p>7268912.57818333</text:p>
          </table:table-cell>
          <table:table-cell table:formula="of:=[.B346]-[.A346]" office:value-type="float" office:value="11010.2040544087" calcext:value-type="float">
            <text:p>11010.2040544087</text:p>
          </table:table-cell>
          <table:table-cell table:formula="of:=[.C346]-[.$C$449]" office:value-type="float" office:value="-0.933530723646982" calcext:value-type="float">
            <text:p>-0.9335307236</text:p>
          </table:table-cell>
          <table:table-cell table:number-columns-repeated="3"/>
        </table:table-row>
        <table:table-row table:style-name="ro1">
          <table:table-cell office:value-type="float" office:value="7268912.57818333" calcext:value-type="float">
            <text:p>7268912.57818333</text:p>
          </table:table-cell>
          <table:table-cell office:value-type="float" office:value="7279922.91656989" calcext:value-type="float">
            <text:p>7279922.91656989</text:p>
          </table:table-cell>
          <table:table-cell table:formula="of:=[.B347]-[.A347]" office:value-type="float" office:value="11010.3383865627" calcext:value-type="float">
            <text:p>11010.3383865627</text:p>
          </table:table-cell>
          <table:table-cell table:formula="of:=[.C347]-[.$C$449]" office:value-type="float" office:value="-0.79919856970082" calcext:value-type="float">
            <text:p>-0.7991985697</text:p>
          </table:table-cell>
          <table:table-cell table:number-columns-repeated="3"/>
        </table:table-row>
        <table:table-row table:style-name="ro1">
          <table:table-cell office:value-type="float" office:value="7279922.91656989" calcext:value-type="float">
            <text:p>7279922.91656989</text:p>
          </table:table-cell>
          <table:table-cell office:value-type="float" office:value="7290935.30233638" calcext:value-type="float">
            <text:p>7290935.30233638</text:p>
          </table:table-cell>
          <table:table-cell table:formula="of:=[.B348]-[.A348]" office:value-type="float" office:value="11012.3857664848" calcext:value-type="float">
            <text:p>11012.3857664848</text:p>
          </table:table-cell>
          <table:table-cell table:formula="of:=[.C348]-[.$C$449]" office:value-type="float" office:value="1.24818135242094" calcext:value-type="float">
            <text:p>1.2481813524</text:p>
          </table:table-cell>
          <table:table-cell table:number-columns-repeated="3"/>
        </table:table-row>
        <table:table-row table:style-name="ro1">
          <table:table-cell office:value-type="float" office:value="7290935.30233638" calcext:value-type="float">
            <text:p>7290935.30233638</text:p>
          </table:table-cell>
          <table:table-cell office:value-type="float" office:value="7301944.53326748" calcext:value-type="float">
            <text:p>7301944.53326748</text:p>
          </table:table-cell>
          <table:table-cell table:formula="of:=[.B349]-[.A349]" office:value-type="float" office:value="11009.2309311004" calcext:value-type="float">
            <text:p>11009.2309311004</text:p>
          </table:table-cell>
          <table:table-cell table:formula="of:=[.C349]-[.$C$449]" office:value-type="float" office:value="-1.90665403191815" calcext:value-type="float">
            <text:p>-1.9066540319</text:p>
          </table:table-cell>
          <table:table-cell table:number-columns-repeated="3"/>
        </table:table-row>
        <table:table-row table:style-name="ro1">
          <table:table-cell office:value-type="float" office:value="7301944.53326748" calcext:value-type="float">
            <text:p>7301944.53326748</text:p>
          </table:table-cell>
          <table:table-cell office:value-type="float" office:value="7312958.10691133" calcext:value-type="float">
            <text:p>7312958.10691133</text:p>
          </table:table-cell>
          <table:table-cell table:formula="of:=[.B350]-[.A350]" office:value-type="float" office:value="11013.5736438539" calcext:value-type="float">
            <text:p>11013.5736438539</text:p>
          </table:table-cell>
          <table:table-cell table:formula="of:=[.C350]-[.$C$449]" office:value-type="float" office:value="2.43605872153421" calcext:value-type="float">
            <text:p>2.4360587215</text:p>
          </table:table-cell>
          <table:table-cell table:number-columns-repeated="3"/>
        </table:table-row>
        <table:table-row table:style-name="ro1">
          <table:table-cell office:value-type="float" office:value="7312958.10691133" calcext:value-type="float">
            <text:p>7312958.10691133</text:p>
          </table:table-cell>
          <table:table-cell office:value-type="float" office:value="7323966.37379681" calcext:value-type="float">
            <text:p>7323966.37379681</text:p>
          </table:table-cell>
          <table:table-cell table:formula="of:=[.B351]-[.A351]" office:value-type="float" office:value="11008.2668854753" calcext:value-type="float">
            <text:p>11008.2668854753</text:p>
          </table:table-cell>
          <table:table-cell table:formula="of:=[.C351]-[.$C$449]" office:value-type="float" office:value="-2.87069965709816" calcext:value-type="float">
            <text:p>-2.8706996571</text:p>
          </table:table-cell>
          <table:table-cell table:number-columns-repeated="3"/>
        </table:table-row>
        <table:table-row table:style-name="ro1">
          <table:table-cell office:value-type="float" office:value="7323966.37379681" calcext:value-type="float">
            <text:p>7323966.37379681</text:p>
          </table:table-cell>
          <table:table-cell office:value-type="float" office:value="7334978.19733965" calcext:value-type="float">
            <text:p>7334978.19733965</text:p>
          </table:table-cell>
          <table:table-cell table:formula="of:=[.B352]-[.A352]" office:value-type="float" office:value="11011.8235428482" calcext:value-type="float">
            <text:p>11011.8235428482</text:p>
          </table:table-cell>
          <table:table-cell table:formula="of:=[.C352]-[.$C$449]" office:value-type="float" office:value="0.685957715875702" calcext:value-type="float">
            <text:p>0.6859577159</text:p>
          </table:table-cell>
          <table:table-cell table:number-columns-repeated="3"/>
        </table:table-row>
        <table:table-row table:style-name="ro1">
          <table:table-cell office:value-type="float" office:value="7334978.19733965" calcext:value-type="float">
            <text:p>7334978.19733965</text:p>
          </table:table-cell>
          <table:table-cell office:value-type="float" office:value="7345988.35207976" calcext:value-type="float">
            <text:p>7345988.35207976</text:p>
          </table:table-cell>
          <table:table-cell table:formula="of:=[.B353]-[.A353]" office:value-type="float" office:value="11010.1547401026" calcext:value-type="float">
            <text:p>11010.1547401026</text:p>
          </table:table-cell>
          <table:table-cell table:formula="of:=[.C353]-[.$C$449]" office:value-type="float" office:value="-0.982845029764576" calcext:value-type="float">
            <text:p>-0.9828450298</text:p>
          </table:table-cell>
          <table:table-cell table:number-columns-repeated="3"/>
        </table:table-row>
        <table:table-row table:style-name="ro1">
          <table:table-cell office:value-type="float" office:value="7345988.35207976" calcext:value-type="float">
            <text:p>7345988.35207976</text:p>
          </table:table-cell>
          <table:table-cell office:value-type="float" office:value="7357002.05668206" calcext:value-type="float">
            <text:p>7357002.05668206</text:p>
          </table:table-cell>
          <table:table-cell table:formula="of:=[.B354]-[.A354]" office:value-type="float" office:value="11013.7046023058" calcext:value-type="float">
            <text:p>11013.7046023058</text:p>
          </table:table-cell>
          <table:table-cell table:formula="of:=[.C354]-[.$C$449]" office:value-type="float" office:value="2.56701717342366" calcext:value-type="float">
            <text:p>2.5670171734</text:p>
          </table:table-cell>
          <table:table-cell table:number-columns-repeated="3"/>
        </table:table-row>
        <table:table-row table:style-name="ro1">
          <table:table-cell office:value-type="float" office:value="7357002.05668206" calcext:value-type="float">
            <text:p>7357002.05668206</text:p>
          </table:table-cell>
          <table:table-cell office:value-type="float" office:value="7368013.48804427" calcext:value-type="float">
            <text:p>7368013.48804427</text:p>
          </table:table-cell>
          <table:table-cell table:formula="of:=[.B355]-[.A355]" office:value-type="float" office:value="11011.4313622052" calcext:value-type="float">
            <text:p>11011.4313622052</text:p>
          </table:table-cell>
          <table:table-cell table:formula="of:=[.C355]-[.$C$449]" office:value-type="float" office:value="0.29377707283129" calcext:value-type="float">
            <text:p>0.2937770728</text:p>
          </table:table-cell>
          <table:table-cell table:number-columns-repeated="3"/>
        </table:table-row>
        <table:table-row table:style-name="ro1">
          <table:table-cell office:value-type="float" office:value="7368013.48804427" calcext:value-type="float">
            <text:p>7368013.48804427</text:p>
          </table:table-cell>
          <table:table-cell office:value-type="float" office:value="7379022.81975632" calcext:value-type="float">
            <text:p>7379022.81975632</text:p>
          </table:table-cell>
          <table:table-cell table:formula="of:=[.B356]-[.A356]" office:value-type="float" office:value="11009.3317120522" calcext:value-type="float">
            <text:p>11009.3317120522</text:p>
          </table:table-cell>
          <table:table-cell table:formula="of:=[.C356]-[.$C$449]" office:value-type="float" office:value="-1.80587308012764" calcext:value-type="float">
            <text:p>-1.8058730801</text:p>
          </table:table-cell>
          <table:table-cell table:number-columns-repeated="3"/>
        </table:table-row>
        <table:table-row table:style-name="ro1">
          <table:table-cell office:value-type="float" office:value="7379022.81975632" calcext:value-type="float">
            <text:p>7379022.81975632</text:p>
          </table:table-cell>
          <table:table-cell office:value-type="float" office:value="7390032.7585488" calcext:value-type="float">
            <text:p>7390032.7585488</text:p>
          </table:table-cell>
          <table:table-cell table:formula="of:=[.B357]-[.A357]" office:value-type="float" office:value="11009.9387924764" calcext:value-type="float">
            <text:p>11009.9387924764</text:p>
          </table:table-cell>
          <table:table-cell table:formula="of:=[.C357]-[.$C$449]" office:value-type="float" office:value="-1.19879265592317" calcext:value-type="float">
            <text:p>-1.1987926559</text:p>
          </table:table-cell>
          <table:table-cell table:number-columns-repeated="3"/>
        </table:table-row>
        <table:table-row table:style-name="ro1">
          <table:table-cell office:value-type="float" office:value="7390032.7585488" calcext:value-type="float">
            <text:p>7390032.7585488</text:p>
          </table:table-cell>
          <table:table-cell office:value-type="float" office:value="7401046.41659345" calcext:value-type="float">
            <text:p>7401046.41659345</text:p>
          </table:table-cell>
          <table:table-cell table:formula="of:=[.B358]-[.A358]" office:value-type="float" office:value="11013.6580446512" calcext:value-type="float">
            <text:p>11013.6580446512</text:p>
          </table:table-cell>
          <table:table-cell table:formula="of:=[.C358]-[.$C$449]" office:value-type="float" office:value="2.520459518797" calcext:value-type="float">
            <text:p>2.5204595188</text:p>
          </table:table-cell>
          <table:table-cell table:number-columns-repeated="3"/>
        </table:table-row>
        <table:table-row table:style-name="ro1">
          <table:table-cell office:value-type="float" office:value="7401046.41659345" calcext:value-type="float">
            <text:p>7401046.41659345</text:p>
          </table:table-cell>
          <table:table-cell office:value-type="float" office:value="7412057.93819384" calcext:value-type="float">
            <text:p>7412057.93819384</text:p>
          </table:table-cell>
          <table:table-cell table:formula="of:=[.B359]-[.A359]" office:value-type="float" office:value="11011.5216003889" calcext:value-type="float">
            <text:p>11011.5216003889</text:p>
          </table:table-cell>
          <table:table-cell table:formula="of:=[.C359]-[.$C$449]" office:value-type="float" office:value="0.384015256568091" calcext:value-type="float">
            <text:p>0.3840152566</text:p>
          </table:table-cell>
          <table:table-cell table:number-columns-repeated="3"/>
        </table:table-row>
        <table:table-row table:style-name="ro1">
          <table:table-cell office:value-type="float" office:value="7412057.93819384" calcext:value-type="float">
            <text:p>7412057.93819384</text:p>
          </table:table-cell>
          <table:table-cell office:value-type="float" office:value="7423070.04134164" calcext:value-type="float">
            <text:p>7423070.04134164</text:p>
          </table:table-cell>
          <table:table-cell table:formula="of:=[.B360]-[.A360]" office:value-type="float" office:value="11012.1031478029" calcext:value-type="float">
            <text:p>11012.1031478029</text:p>
          </table:table-cell>
          <table:table-cell table:formula="of:=[.C360]-[.$C$449]" office:value-type="float" office:value="0.96556267052074" calcext:value-type="float">
            <text:p>0.9655626705</text:p>
          </table:table-cell>
          <table:table-cell table:number-columns-repeated="3"/>
        </table:table-row>
        <table:table-row table:style-name="ro1">
          <table:table-cell office:value-type="float" office:value="7423070.04134164" calcext:value-type="float">
            <text:p>7423070.04134164</text:p>
          </table:table-cell>
          <table:table-cell office:value-type="float" office:value="7434077.03608869" calcext:value-type="float">
            <text:p>7434077.03608869</text:p>
          </table:table-cell>
          <table:table-cell table:formula="of:=[.B361]-[.A361]" office:value-type="float" office:value="11006.9947470464" calcext:value-type="float">
            <text:p>11006.9947470464</text:p>
          </table:table-cell>
          <table:table-cell table:formula="of:=[.C361]-[.$C$449]" office:value-type="float" office:value="-4.14283808597247" calcext:value-type="float">
            <text:p>-4.142838086</text:p>
          </table:table-cell>
          <table:table-cell table:number-columns-repeated="3"/>
        </table:table-row>
        <table:table-row table:style-name="ro1">
          <table:table-cell office:value-type="float" office:value="7434077.03608869" calcext:value-type="float">
            <text:p>7434077.03608869</text:p>
          </table:table-cell>
          <table:table-cell office:value-type="float" office:value="7445090.85543039" calcext:value-type="float">
            <text:p>7445090.85543039</text:p>
          </table:table-cell>
          <table:table-cell table:formula="of:=[.B362]-[.A362]" office:value-type="float" office:value="11013.8193417033" calcext:value-type="float">
            <text:p>11013.8193417033</text:p>
          </table:table-cell>
          <table:table-cell table:formula="of:=[.C362]-[.$C$449]" office:value-type="float" office:value="2.68175657096435" calcext:value-type="float">
            <text:p>2.681756571</text:p>
          </table:table-cell>
          <table:table-cell table:number-columns-repeated="3"/>
        </table:table-row>
        <table:table-row table:style-name="ro1">
          <table:table-cell office:value-type="float" office:value="7445090.85543039" calcext:value-type="float">
            <text:p>7445090.85543039</text:p>
          </table:table-cell>
          <table:table-cell office:value-type="float" office:value="7456101.89079857" calcext:value-type="float">
            <text:p>7456101.89079857</text:p>
          </table:table-cell>
          <table:table-cell table:formula="of:=[.B363]-[.A363]" office:value-type="float" office:value="11011.0353681799" calcext:value-type="float">
            <text:p>11011.0353681799</text:p>
          </table:table-cell>
          <table:table-cell table:formula="of:=[.C363]-[.$C$449]" office:value-type="float" office:value="-0.102216952451272" calcext:value-type="float">
            <text:p>-0.1022169525</text:p>
          </table:table-cell>
          <table:table-cell table:number-columns-repeated="3"/>
        </table:table-row>
        <table:table-row table:style-name="ro1">
          <table:table-cell office:value-type="float" office:value="7456101.89079857" calcext:value-type="float">
            <text:p>7456101.89079857</text:p>
          </table:table-cell>
          <table:table-cell office:value-type="float" office:value="7467113.85641524" calcext:value-type="float">
            <text:p>7467113.85641524</text:p>
          </table:table-cell>
          <table:table-cell table:formula="of:=[.B364]-[.A364]" office:value-type="float" office:value="11011.9656166676" calcext:value-type="float">
            <text:p>11011.9656166676</text:p>
          </table:table-cell>
          <table:table-cell table:formula="of:=[.C364]-[.$C$449]" office:value-type="float" office:value="0.828031535289483" calcext:value-type="float">
            <text:p>0.8280315353</text:p>
          </table:table-cell>
          <table:table-cell table:number-columns-repeated="3"/>
        </table:table-row>
        <table:table-row table:style-name="ro1">
          <table:table-cell office:value-type="float" office:value="7467113.85641524" calcext:value-type="float">
            <text:p>7467113.85641524</text:p>
          </table:table-cell>
          <table:table-cell office:value-type="float" office:value="7478123.78931212" calcext:value-type="float">
            <text:p>7478123.78931212</text:p>
          </table:table-cell>
          <table:table-cell table:formula="of:=[.B365]-[.A365]" office:value-type="float" office:value="11009.9328968804" calcext:value-type="float">
            <text:p>11009.9328968804</text:p>
          </table:table-cell>
          <table:table-cell table:formula="of:=[.C365]-[.$C$449]" office:value-type="float" office:value="-1.20468825192074" calcext:value-type="float">
            <text:p>-1.2046882519</text:p>
          </table:table-cell>
          <table:table-cell table:number-columns-repeated="3"/>
        </table:table-row>
        <table:table-row table:style-name="ro1">
          <table:table-cell office:value-type="float" office:value="7478123.78931212" calcext:value-type="float">
            <text:p>7478123.78931212</text:p>
          </table:table-cell>
          <table:table-cell office:value-type="float" office:value="7489136.6012032" calcext:value-type="float">
            <text:p>7489136.6012032</text:p>
          </table:table-cell>
          <table:table-cell table:formula="of:=[.B366]-[.A366]" office:value-type="float" office:value="11012.8118910789" calcext:value-type="float">
            <text:p>11012.8118910789</text:p>
          </table:table-cell>
          <table:table-cell table:formula="of:=[.C366]-[.$C$449]" office:value-type="float" office:value="1.67430594659527" calcext:value-type="float">
            <text:p>1.6743059466</text:p>
          </table:table-cell>
          <table:table-cell table:number-columns-repeated="3"/>
        </table:table-row>
        <table:table-row table:style-name="ro1">
          <table:table-cell office:value-type="float" office:value="7489136.6012032" calcext:value-type="float">
            <text:p>7489136.6012032</text:p>
          </table:table-cell>
          <table:table-cell office:value-type="float" office:value="7500147.74833654" calcext:value-type="float">
            <text:p>7500147.74833654</text:p>
          </table:table-cell>
          <table:table-cell table:formula="of:=[.B367]-[.A367]" office:value-type="float" office:value="11011.1471333476" calcext:value-type="float">
            <text:p>11011.1471333476</text:p>
          </table:table-cell>
          <table:table-cell table:formula="of:=[.C367]-[.$C$449]" office:value-type="float" office:value="0.00954821522464044" calcext:value-type="float">
            <text:p>0.0095482152</text:p>
          </table:table-cell>
          <table:table-cell table:number-columns-repeated="3"/>
        </table:table-row>
        <table:table-row table:style-name="ro1">
          <table:table-cell office:value-type="float" office:value="7500147.74833654" calcext:value-type="float">
            <text:p>7500147.74833654</text:p>
          </table:table-cell>
          <table:table-cell office:value-type="float" office:value="7511156.0244733" calcext:value-type="float">
            <text:p>7511156.0244733</text:p>
          </table:table-cell>
          <table:table-cell table:formula="of:=[.B368]-[.A368]" office:value-type="float" office:value="11008.2761367597" calcext:value-type="float">
            <text:p>11008.2761367597</text:p>
          </table:table-cell>
          <table:table-cell table:formula="of:=[.C368]-[.$C$449]" office:value-type="float" office:value="-2.86144837268512" calcext:value-type="float">
            <text:p>-2.8614483727</text:p>
          </table:table-cell>
          <table:table-cell table:number-columns-repeated="3"/>
        </table:table-row>
        <table:table-row table:style-name="ro1">
          <table:table-cell office:value-type="float" office:value="7511156.0244733" calcext:value-type="float">
            <text:p>7511156.0244733</text:p>
          </table:table-cell>
          <table:table-cell office:value-type="float" office:value="7522168.53820385" calcext:value-type="float">
            <text:p>7522168.53820385</text:p>
          </table:table-cell>
          <table:table-cell table:formula="of:=[.B369]-[.A369]" office:value-type="float" office:value="11012.5137305474" calcext:value-type="float">
            <text:p>11012.5137305474</text:p>
          </table:table-cell>
          <table:table-cell table:formula="of:=[.C369]-[.$C$449]" office:value-type="float" office:value="1.37614541503717" calcext:value-type="float">
            <text:p>1.376145415</text:p>
          </table:table-cell>
          <table:table-cell table:number-columns-repeated="3"/>
        </table:table-row>
        <table:table-row table:style-name="ro1">
          <table:table-cell office:value-type="float" office:value="7522168.53820385" calcext:value-type="float">
            <text:p>7522168.53820385</text:p>
          </table:table-cell>
          <table:table-cell office:value-type="float" office:value="7533180.93037079" calcext:value-type="float">
            <text:p>7533180.93037079</text:p>
          </table:table-cell>
          <table:table-cell table:formula="of:=[.B370]-[.A370]" office:value-type="float" office:value="11012.3921669433" calcext:value-type="float">
            <text:p>11012.3921669433</text:p>
          </table:table-cell>
          <table:table-cell table:formula="of:=[.C370]-[.$C$449]" office:value-type="float" office:value="1.25458181093563" calcext:value-type="float">
            <text:p>1.2545818109</text:p>
          </table:table-cell>
          <table:table-cell table:number-columns-repeated="3"/>
        </table:table-row>
        <table:table-row table:style-name="ro1">
          <table:table-cell office:value-type="float" office:value="7533180.93037079" calcext:value-type="float">
            <text:p>7533180.93037079</text:p>
          </table:table-cell>
          <table:table-cell office:value-type="float" office:value="7544188.6180974" calcext:value-type="float">
            <text:p>7544188.6180974</text:p>
          </table:table-cell>
          <table:table-cell table:formula="of:=[.B371]-[.A371]" office:value-type="float" office:value="11007.6877266057" calcext:value-type="float">
            <text:p>11007.6877266057</text:p>
          </table:table-cell>
          <table:table-cell table:formula="of:=[.C371]-[.$C$449]" office:value-type="float" office:value="-3.44985852667014" calcext:value-type="float">
            <text:p>-3.4498585267</text:p>
          </table:table-cell>
          <table:table-cell table:number-columns-repeated="3"/>
        </table:table-row>
        <table:table-row table:style-name="ro1">
          <table:table-cell office:value-type="float" office:value="7544188.6180974" calcext:value-type="float">
            <text:p>7544188.6180974</text:p>
          </table:table-cell>
          <table:table-cell office:value-type="float" office:value="7555202.51333306" calcext:value-type="float">
            <text:p>7555202.51333306</text:p>
          </table:table-cell>
          <table:table-cell table:formula="of:=[.B372]-[.A372]" office:value-type="float" office:value="11013.8952356623" calcext:value-type="float">
            <text:p>11013.8952356623</text:p>
          </table:table-cell>
          <table:table-cell table:formula="of:=[.C372]-[.$C$449]" office:value-type="float" office:value="2.75765052999486" calcext:value-type="float">
            <text:p>2.75765053</text:p>
          </table:table-cell>
          <table:table-cell table:number-columns-repeated="3"/>
        </table:table-row>
        <table:table-row table:style-name="ro1">
          <table:table-cell office:value-type="float" office:value="7555202.51333306" calcext:value-type="float">
            <text:p>7555202.51333306</text:p>
          </table:table-cell>
          <table:table-cell office:value-type="float" office:value="7566214.06172671" calcext:value-type="float">
            <text:p>7566214.06172671</text:p>
          </table:table-cell>
          <table:table-cell table:formula="of:=[.B373]-[.A373]" office:value-type="float" office:value="11011.5483936481" calcext:value-type="float">
            <text:p>11011.5483936481</text:p>
          </table:table-cell>
          <table:table-cell table:formula="of:=[.C373]-[.$C$449]" office:value-type="float" office:value="0.410808515764074" calcext:value-type="float">
            <text:p>0.4108085158</text:p>
          </table:table-cell>
          <table:table-cell table:number-columns-repeated="3"/>
        </table:table-row>
        <table:table-row table:style-name="ro1">
          <table:table-cell office:value-type="float" office:value="7566214.06172671" calcext:value-type="float">
            <text:p>7566214.06172671</text:p>
          </table:table-cell>
          <table:table-cell office:value-type="float" office:value="7577223.04128524" calcext:value-type="float">
            <text:p>7577223.04128524</text:p>
          </table:table-cell>
          <table:table-cell table:formula="of:=[.B374]-[.A374]" office:value-type="float" office:value="11008.9795585275" calcext:value-type="float">
            <text:p>11008.9795585275</text:p>
          </table:table-cell>
          <table:table-cell table:formula="of:=[.C374]-[.$C$449]" office:value-type="float" office:value="-2.15802660488407" calcext:value-type="float">
            <text:p>-2.1580266049</text:p>
          </table:table-cell>
          <table:table-cell table:number-columns-repeated="3"/>
        </table:table-row>
        <table:table-row table:style-name="ro1">
          <table:table-cell office:value-type="float" office:value="7577223.04128524" calcext:value-type="float">
            <text:p>7577223.04128524</text:p>
          </table:table-cell>
          <table:table-cell office:value-type="float" office:value="7588232.62609078" calcext:value-type="float">
            <text:p>7588232.62609078</text:p>
          </table:table-cell>
          <table:table-cell table:formula="of:=[.B375]-[.A375]" office:value-type="float" office:value="11009.5848055379" calcext:value-type="float">
            <text:p>11009.5848055379</text:p>
          </table:table-cell>
          <table:table-cell table:formula="of:=[.C375]-[.$C$449]" office:value-type="float" office:value="-1.55277959440718" calcext:value-type="float">
            <text:p>-1.5527795944</text:p>
          </table:table-cell>
          <table:table-cell table:number-columns-repeated="3"/>
        </table:table-row>
        <table:table-row table:style-name="ro1">
          <table:table-cell office:value-type="float" office:value="7588232.62609078" calcext:value-type="float">
            <text:p>7588232.62609078</text:p>
          </table:table-cell>
          <table:table-cell office:value-type="float" office:value="7599246.00842277" calcext:value-type="float">
            <text:p>7599246.00842277</text:p>
          </table:table-cell>
          <table:table-cell table:formula="of:=[.B376]-[.A376]" office:value-type="float" office:value="11013.3823319925" calcext:value-type="float">
            <text:p>11013.3823319925</text:p>
          </table:table-cell>
          <table:table-cell table:formula="of:=[.C376]-[.$C$449]" office:value-type="float" office:value="2.24474686014582" calcext:value-type="float">
            <text:p>2.2447468601</text:p>
          </table:table-cell>
          <table:table-cell table:number-columns-repeated="3"/>
        </table:table-row>
        <table:table-row table:style-name="ro1">
          <table:table-cell office:value-type="float" office:value="7599246.00842277" calcext:value-type="float">
            <text:p>7599246.00842277</text:p>
          </table:table-cell>
          <table:table-cell office:value-type="float" office:value="7610259.58458588" calcext:value-type="float">
            <text:p>7610259.58458588</text:p>
          </table:table-cell>
          <table:table-cell table:formula="of:=[.B377]-[.A377]" office:value-type="float" office:value="11013.5761631103" calcext:value-type="float">
            <text:p>11013.5761631103</text:p>
          </table:table-cell>
          <table:table-cell table:formula="of:=[.C377]-[.$C$449]" office:value-type="float" office:value="2.43857797796954" calcext:value-type="float">
            <text:p>2.438577978</text:p>
          </table:table-cell>
          <table:table-cell table:number-columns-repeated="3"/>
        </table:table-row>
        <table:table-row table:style-name="ro1">
          <table:table-cell office:value-type="float" office:value="7610259.58458588" calcext:value-type="float">
            <text:p>7610259.58458588</text:p>
          </table:table-cell>
          <table:table-cell office:value-type="float" office:value="7621270.73363934" calcext:value-type="float">
            <text:p>7621270.73363934</text:p>
          </table:table-cell>
          <table:table-cell table:formula="of:=[.B378]-[.A378]" office:value-type="float" office:value="11011.1490534609" calcext:value-type="float">
            <text:p>11011.1490534609</text:p>
          </table:table-cell>
          <table:table-cell table:formula="of:=[.C378]-[.$C$449]" office:value-type="float" office:value="0.0114683285646606" calcext:value-type="float">
            <text:p>0.0114683286</text:p>
          </table:table-cell>
          <table:table-cell table:number-columns-repeated="3"/>
        </table:table-row>
        <table:table-row table:style-name="ro1">
          <table:table-cell office:value-type="float" office:value="7621270.73363934" calcext:value-type="float">
            <text:p>7621270.73363934</text:p>
          </table:table-cell>
          <table:table-cell office:value-type="float" office:value="7632279.43247901" calcext:value-type="float">
            <text:p>7632279.43247901</text:p>
          </table:table-cell>
          <table:table-cell table:formula="of:=[.B379]-[.A379]" office:value-type="float" office:value="11008.6988396719" calcext:value-type="float">
            <text:p>11008.6988396719</text:p>
          </table:table-cell>
          <table:table-cell table:formula="of:=[.C379]-[.$C$449]" office:value-type="float" office:value="-2.4387454604439" calcext:value-type="float">
            <text:p>-2.4387454604</text:p>
          </table:table-cell>
          <table:table-cell table:number-columns-repeated="3"/>
        </table:table-row>
        <table:table-row table:style-name="ro1">
          <table:table-cell office:value-type="float" office:value="7632279.43247901" calcext:value-type="float">
            <text:p>7632279.43247901</text:p>
          </table:table-cell>
          <table:table-cell office:value-type="float" office:value="7643288.47584398" calcext:value-type="float">
            <text:p>7643288.47584398</text:p>
          </table:table-cell>
          <table:table-cell table:formula="of:=[.B380]-[.A380]" office:value-type="float" office:value="11009.0433649663" calcext:value-type="float">
            <text:p>11009.0433649663</text:p>
          </table:table-cell>
          <table:table-cell table:formula="of:=[.C380]-[.$C$449]" office:value-type="float" office:value="-2.0942201660655" calcext:value-type="float">
            <text:p>-2.0942201661</text:p>
          </table:table-cell>
          <table:table-cell table:number-columns-repeated="3"/>
        </table:table-row>
        <table:table-row table:style-name="ro1">
          <table:table-cell office:value-type="float" office:value="7643288.47584398" calcext:value-type="float">
            <text:p>7643288.47584398</text:p>
          </table:table-cell>
          <table:table-cell office:value-type="float" office:value="7654301.48084577" calcext:value-type="float">
            <text:p>7654301.48084577</text:p>
          </table:table-cell>
          <table:table-cell table:formula="of:=[.B381]-[.A381]" office:value-type="float" office:value="11013.005001789" calcext:value-type="float">
            <text:p>11013.005001789</text:p>
          </table:table-cell>
          <table:table-cell table:formula="of:=[.C381]-[.$C$449]" office:value-type="float" office:value="1.8674166566052" calcext:value-type="float">
            <text:p>1.8674166566</text:p>
          </table:table-cell>
          <table:table-cell table:number-columns-repeated="3"/>
        </table:table-row>
        <table:table-row table:style-name="ro1">
          <table:table-cell office:value-type="float" office:value="7654301.48084577" calcext:value-type="float">
            <text:p>7654301.48084577</text:p>
          </table:table-cell>
          <table:table-cell office:value-type="float" office:value="7665314.21263419" calcext:value-type="float">
            <text:p>7665314.21263419</text:p>
          </table:table-cell>
          <table:table-cell table:formula="of:=[.B382]-[.A382]" office:value-type="float" office:value="11012.7317884248" calcext:value-type="float">
            <text:p>11012.7317884248</text:p>
          </table:table-cell>
          <table:table-cell table:formula="of:=[.C382]-[.$C$449]" office:value-type="float" office:value="1.5942032924213" calcext:value-type="float">
            <text:p>1.5942032924</text:p>
          </table:table-cell>
          <table:table-cell table:number-columns-repeated="3"/>
        </table:table-row>
        <table:table-row table:style-name="ro1">
          <table:table-cell office:value-type="float" office:value="7665314.21263419" calcext:value-type="float">
            <text:p>7665314.21263419</text:p>
          </table:table-cell>
          <table:table-cell office:value-type="float" office:value="7676325.03990876" calcext:value-type="float">
            <text:p>7676325.03990876</text:p>
          </table:table-cell>
          <table:table-cell table:formula="of:=[.B383]-[.A383]" office:value-type="float" office:value="11010.8272745647" calcext:value-type="float">
            <text:p>11010.8272745647</text:p>
          </table:table-cell>
          <table:table-cell table:formula="of:=[.C383]-[.$C$449]" office:value-type="float" office:value="-0.310310567700071" calcext:value-type="float">
            <text:p>-0.3103105677</text:p>
          </table:table-cell>
          <table:table-cell table:number-columns-repeated="3"/>
        </table:table-row>
        <table:table-row table:style-name="ro1">
          <table:table-cell office:value-type="float" office:value="7676325.03990876" calcext:value-type="float">
            <text:p>7676325.03990876</text:p>
          </table:table-cell>
          <table:table-cell office:value-type="float" office:value="7687335.7635436" calcext:value-type="float">
            <text:p>7687335.7635436</text:p>
          </table:table-cell>
          <table:table-cell table:formula="of:=[.B384]-[.A384]" office:value-type="float" office:value="11010.7236348474" calcext:value-type="float">
            <text:p>11010.7236348474</text:p>
          </table:table-cell>
          <table:table-cell table:formula="of:=[.C384]-[.$C$449]" office:value-type="float" office:value="-0.413950284913881" calcext:value-type="float">
            <text:p>-0.4139502849</text:p>
          </table:table-cell>
          <table:table-cell table:number-columns-repeated="3"/>
        </table:table-row>
        <table:table-row table:style-name="ro1">
          <table:table-cell office:value-type="float" office:value="7687335.7635436" calcext:value-type="float">
            <text:p>7687335.7635436</text:p>
          </table:table-cell>
          <table:table-cell office:value-type="float" office:value="7698347.38382257" calcext:value-type="float">
            <text:p>7698347.38382257</text:p>
          </table:table-cell>
          <table:table-cell table:formula="of:=[.B385]-[.A385]" office:value-type="float" office:value="11011.6202789629" calcext:value-type="float">
            <text:p>11011.6202789629</text:p>
          </table:table-cell>
          <table:table-cell table:formula="of:=[.C385]-[.$C$449]" office:value-type="float" office:value="0.482693830534117" calcext:value-type="float">
            <text:p>0.4826938305</text:p>
          </table:table-cell>
          <table:table-cell table:number-columns-repeated="3"/>
        </table:table-row>
        <table:table-row table:style-name="ro1">
          <table:table-cell office:value-type="float" office:value="7698347.38382257" calcext:value-type="float">
            <text:p>7698347.38382257</text:p>
          </table:table-cell>
          <table:table-cell office:value-type="float" office:value="7709356.03396567" calcext:value-type="float">
            <text:p>7709356.03396567</text:p>
          </table:table-cell>
          <table:table-cell table:formula="of:=[.B386]-[.A386]" office:value-type="float" office:value="11008.6501431046" calcext:value-type="float">
            <text:p>11008.6501431046</text:p>
          </table:table-cell>
          <table:table-cell table:formula="of:=[.C386]-[.$C$449]" office:value-type="float" office:value="-2.48744202774833" calcext:value-type="float">
            <text:p>-2.4874420277</text:p>
          </table:table-cell>
          <table:table-cell table:number-columns-repeated="3"/>
        </table:table-row>
        <table:table-row table:style-name="ro1">
          <table:table-cell office:value-type="float" office:value="7709356.03396567" calcext:value-type="float">
            <text:p>7709356.03396567</text:p>
          </table:table-cell>
          <table:table-cell office:value-type="float" office:value="7720371.04104747" calcext:value-type="float">
            <text:p>7720371.04104747</text:p>
          </table:table-cell>
          <table:table-cell table:formula="of:=[.B387]-[.A387]" office:value-type="float" office:value="11015.0070818011" calcext:value-type="float">
            <text:p>11015.0070818011</text:p>
          </table:table-cell>
          <table:table-cell table:formula="of:=[.C387]-[.$C$449]" office:value-type="float" office:value="3.86949666871806" calcext:value-type="float">
            <text:p>3.8694966687</text:p>
          </table:table-cell>
          <table:table-cell table:number-columns-repeated="3"/>
        </table:table-row>
        <table:table-row table:style-name="ro1">
          <table:table-cell office:value-type="float" office:value="7720371.04104747" calcext:value-type="float">
            <text:p>7720371.04104747</text:p>
          </table:table-cell>
          <table:table-cell office:value-type="float" office:value="7731380.40587189" calcext:value-type="float">
            <text:p>7731380.40587189</text:p>
          </table:table-cell>
          <table:table-cell table:formula="of:=[.B388]-[.A388]" office:value-type="float" office:value="11009.3648244189" calcext:value-type="float">
            <text:p>11009.3648244189</text:p>
          </table:table-cell>
          <table:table-cell table:formula="of:=[.C388]-[.$C$449]" office:value-type="float" office:value="-1.77276071344386" calcext:value-type="float">
            <text:p>-1.7727607134</text:p>
          </table:table-cell>
          <table:table-cell table:number-columns-repeated="3"/>
        </table:table-row>
        <table:table-row table:style-name="ro1">
          <table:table-cell office:value-type="float" office:value="7731380.40587189" calcext:value-type="float">
            <text:p>7731380.40587189</text:p>
          </table:table-cell>
          <table:table-cell office:value-type="float" office:value="7742390.41211686" calcext:value-type="float">
            <text:p>7742390.41211686</text:p>
          </table:table-cell>
          <table:table-cell table:formula="of:=[.B389]-[.A389]" office:value-type="float" office:value="11010.0062449649" calcext:value-type="float">
            <text:p>11010.0062449649</text:p>
          </table:table-cell>
          <table:table-cell table:formula="of:=[.C389]-[.$C$449]" office:value-type="float" office:value="-1.13134016745607" calcext:value-type="float">
            <text:p>-1.1313401675</text:p>
          </table:table-cell>
          <table:table-cell table:number-columns-repeated="3"/>
        </table:table-row>
        <table:table-row table:style-name="ro1">
          <table:table-cell office:value-type="float" office:value="7742390.41211686" calcext:value-type="float">
            <text:p>7742390.41211686</text:p>
          </table:table-cell>
          <table:table-cell office:value-type="float" office:value="7753403.90827006" calcext:value-type="float">
            <text:p>7753403.90827006</text:p>
          </table:table-cell>
          <table:table-cell table:formula="of:=[.B390]-[.A390]" office:value-type="float" office:value="11013.4961532056" calcext:value-type="float">
            <text:p>11013.4961532056</text:p>
          </table:table-cell>
          <table:table-cell table:formula="of:=[.C390]-[.$C$449]" office:value-type="float" office:value="2.35856807327946" calcext:value-type="float">
            <text:p>2.3585680733</text:p>
          </table:table-cell>
          <table:table-cell table:number-columns-repeated="3"/>
        </table:table-row>
        <table:table-row table:style-name="ro1">
          <table:table-cell office:value-type="float" office:value="7753403.90827006" calcext:value-type="float">
            <text:p>7753403.90827006</text:p>
          </table:table-cell>
          <table:table-cell office:value-type="float" office:value="7764411.28437076" calcext:value-type="float">
            <text:p>7764411.28437076</text:p>
          </table:table-cell>
          <table:table-cell table:formula="of:=[.B391]-[.A391]" office:value-type="float" office:value="11007.3761007013" calcext:value-type="float">
            <text:p>11007.3761007013</text:p>
          </table:table-cell>
          <table:table-cell table:formula="of:=[.C391]-[.$C$449]" office:value-type="float" office:value="-3.76148443107377" calcext:value-type="float">
            <text:p>-3.7614844311</text:p>
          </table:table-cell>
          <table:table-cell table:number-columns-repeated="3"/>
        </table:table-row>
        <table:table-row table:style-name="ro1">
          <table:table-cell office:value-type="float" office:value="7764411.28437076" calcext:value-type="float">
            <text:p>7764411.28437076</text:p>
          </table:table-cell>
          <table:table-cell office:value-type="float" office:value="7775425.40302787" calcext:value-type="float">
            <text:p>7775425.40302787</text:p>
          </table:table-cell>
          <table:table-cell table:formula="of:=[.B392]-[.A392]" office:value-type="float" office:value="11014.1186571112" calcext:value-type="float">
            <text:p>11014.1186571112</text:p>
          </table:table-cell>
          <table:table-cell table:formula="of:=[.C392]-[.$C$449]" office:value-type="float" office:value="2.98107197883655" calcext:value-type="float">
            <text:p>2.9810719788</text:p>
          </table:table-cell>
          <table:table-cell table:number-columns-repeated="3"/>
        </table:table-row>
        <table:table-row table:style-name="ro1">
          <table:table-cell office:value-type="float" office:value="7775425.40302787" calcext:value-type="float">
            <text:p>7775425.40302787</text:p>
          </table:table-cell>
          <table:table-cell office:value-type="float" office:value="7786436.64045393" calcext:value-type="float">
            <text:p>7786436.64045393</text:p>
          </table:table-cell>
          <table:table-cell table:formula="of:=[.B393]-[.A393]" office:value-type="float" office:value="11011.2374260565" calcext:value-type="float">
            <text:p>11011.2374260565</text:p>
          </table:table-cell>
          <table:table-cell table:formula="of:=[.C393]-[.$C$449]" office:value-type="float" office:value="0.099840924172895" calcext:value-type="float">
            <text:p>0.0998409242</text:p>
          </table:table-cell>
          <table:table-cell table:number-columns-repeated="3"/>
        </table:table-row>
        <table:table-row table:style-name="ro1">
          <table:table-cell office:value-type="float" office:value="7786436.64045393" calcext:value-type="float">
            <text:p>7786436.64045393</text:p>
          </table:table-cell>
          <table:table-cell office:value-type="float" office:value="7797445.17600607" calcext:value-type="float">
            <text:p>7797445.17600607</text:p>
          </table:table-cell>
          <table:table-cell table:formula="of:=[.B394]-[.A394]" office:value-type="float" office:value="11008.5355521403" calcext:value-type="float">
            <text:p>11008.5355521403</text:p>
          </table:table-cell>
          <table:table-cell table:formula="of:=[.C394]-[.$C$449]" office:value-type="float" office:value="-2.6020329920284" calcext:value-type="float">
            <text:p>-2.602032992</text:p>
          </table:table-cell>
          <table:table-cell table:number-columns-repeated="3"/>
        </table:table-row>
        <table:table-row table:style-name="ro1">
          <table:table-cell office:value-type="float" office:value="7797445.17600607" calcext:value-type="float">
            <text:p>7797445.17600607</text:p>
          </table:table-cell>
          <table:table-cell office:value-type="float" office:value="7808460.24070766" calcext:value-type="float">
            <text:p>7808460.24070766</text:p>
          </table:table-cell>
          <table:table-cell table:formula="of:=[.B395]-[.A395]" office:value-type="float" office:value="11015.0647015907" calcext:value-type="float">
            <text:p>11015.0647015907</text:p>
          </table:table-cell>
          <table:table-cell table:formula="of:=[.C395]-[.$C$449]" office:value-type="float" office:value="3.92711645833333" calcext:value-type="float">
            <text:p>3.9271164583</text:p>
          </table:table-cell>
          <table:table-cell table:number-columns-repeated="3"/>
        </table:table-row>
        <table:table-row table:style-name="ro1">
          <table:table-cell office:value-type="float" office:value="7808460.24070766" calcext:value-type="float">
            <text:p>7808460.24070766</text:p>
          </table:table-cell>
          <table:table-cell office:value-type="float" office:value="7819469.28372472" calcext:value-type="float">
            <text:p>7819469.28372472</text:p>
          </table:table-cell>
          <table:table-cell table:formula="of:=[.B396]-[.A396]" office:value-type="float" office:value="11009.0430170614" calcext:value-type="float">
            <text:p>11009.0430170614</text:p>
          </table:table-cell>
          <table:table-cell table:formula="of:=[.C396]-[.$C$449]" office:value-type="float" office:value="-2.09456807092647" calcext:value-type="float">
            <text:p>-2.0945680709</text:p>
          </table:table-cell>
          <table:table-cell table:number-columns-repeated="3"/>
        </table:table-row>
        <table:table-row table:style-name="ro1">
          <table:table-cell office:value-type="float" office:value="7819469.28372472" calcext:value-type="float">
            <text:p>7819469.28372472</text:p>
          </table:table-cell>
          <table:table-cell office:value-type="float" office:value="7830481.75468474" calcext:value-type="float">
            <text:p>7830481.75468474</text:p>
          </table:table-cell>
          <table:table-cell table:formula="of:=[.B397]-[.A397]" office:value-type="float" office:value="11012.4709600192" calcext:value-type="float">
            <text:p>11012.4709600192</text:p>
          </table:table-cell>
          <table:table-cell table:formula="of:=[.C397]-[.$C$449]" office:value-type="float" office:value="1.33337488680263" calcext:value-type="float">
            <text:p>1.3333748868</text:p>
          </table:table-cell>
          <table:table-cell table:number-columns-repeated="3"/>
        </table:table-row>
        <table:table-row table:style-name="ro1">
          <table:table-cell office:value-type="float" office:value="7830481.75468474" calcext:value-type="float">
            <text:p>7830481.75468474</text:p>
          </table:table-cell>
          <table:table-cell office:value-type="float" office:value="7841491.25040562" calcext:value-type="float">
            <text:p>7841491.25040562</text:p>
          </table:table-cell>
          <table:table-cell table:formula="of:=[.B398]-[.A398]" office:value-type="float" office:value="11009.4957208801" calcext:value-type="float">
            <text:p>11009.4957208801</text:p>
          </table:table-cell>
          <table:table-cell table:formula="of:=[.C398]-[.$C$449]" office:value-type="float" office:value="-1.64186425224761" calcext:value-type="float">
            <text:p>-1.6418642522</text:p>
          </table:table-cell>
          <table:table-cell table:number-columns-repeated="3"/>
        </table:table-row>
        <table:table-row table:style-name="ro1">
          <table:table-cell office:value-type="float" office:value="7841491.25040562" calcext:value-type="float">
            <text:p>7841491.25040562</text:p>
          </table:table-cell>
          <table:table-cell office:value-type="float" office:value="7852501.26135246" calcext:value-type="float">
            <text:p>7852501.26135246</text:p>
          </table:table-cell>
          <table:table-cell table:formula="of:=[.B399]-[.A399]" office:value-type="float" office:value="11010.01094684" calcext:value-type="float">
            <text:p>11010.01094684</text:p>
          </table:table-cell>
          <table:table-cell table:formula="of:=[.C399]-[.$C$449]" office:value-type="float" office:value="-1.12663829230587" calcext:value-type="float">
            <text:p>-1.1266382923</text:p>
          </table:table-cell>
          <table:table-cell table:number-columns-repeated="3"/>
        </table:table-row>
        <table:table-row table:style-name="ro1">
          <table:table-cell office:value-type="float" office:value="7852501.26135246" calcext:value-type="float">
            <text:p>7852501.26135246</text:p>
          </table:table-cell>
          <table:table-cell office:value-type="float" office:value="7863514.05513168" calcext:value-type="float">
            <text:p>7863514.05513168</text:p>
          </table:table-cell>
          <table:table-cell table:formula="of:=[.B400]-[.A400]" office:value-type="float" office:value="11012.7937792195" calcext:value-type="float">
            <text:p>11012.7937792195</text:p>
          </table:table-cell>
          <table:table-cell table:formula="of:=[.C400]-[.$C$449]" office:value-type="float" office:value="1.65619408714701" calcext:value-type="float">
            <text:p>1.6561940871</text:p>
          </table:table-cell>
          <table:table-cell table:number-columns-repeated="3"/>
        </table:table-row>
        <table:table-row table:style-name="ro1">
          <table:table-cell office:value-type="float" office:value="7863514.05513168" calcext:value-type="float">
            <text:p>7863514.05513168</text:p>
          </table:table-cell>
          <table:table-cell office:value-type="float" office:value="7874524.65006295" calcext:value-type="float">
            <text:p>7874524.65006295</text:p>
          </table:table-cell>
          <table:table-cell table:formula="of:=[.B401]-[.A401]" office:value-type="float" office:value="11010.5949312663" calcext:value-type="float">
            <text:p>11010.5949312663</text:p>
          </table:table-cell>
          <table:table-cell table:formula="of:=[.C401]-[.$C$449]" office:value-type="float" office:value="-0.542653866083128" calcext:value-type="float">
            <text:p>-0.5426538661</text:p>
          </table:table-cell>
          <table:table-cell table:number-columns-repeated="3"/>
        </table:table-row>
        <table:table-row table:style-name="ro1">
          <table:table-cell office:value-type="float" office:value="7874524.65006295" calcext:value-type="float">
            <text:p>7874524.65006295</text:p>
          </table:table-cell>
          <table:table-cell office:value-type="float" office:value="7885538.00983139" calcext:value-type="float">
            <text:p>7885538.00983139</text:p>
          </table:table-cell>
          <table:table-cell table:formula="of:=[.B402]-[.A402]" office:value-type="float" office:value="11013.35976844" calcext:value-type="float">
            <text:p>11013.35976844</text:p>
          </table:table-cell>
          <table:table-cell table:formula="of:=[.C402]-[.$C$449]" office:value-type="float" office:value="2.22218330766191" calcext:value-type="float">
            <text:p>2.2221833077</text:p>
          </table:table-cell>
          <table:table-cell table:number-columns-repeated="3"/>
        </table:table-row>
        <table:table-row table:style-name="ro1">
          <table:table-cell office:value-type="float" office:value="7885538.00983139" calcext:value-type="float">
            <text:p>7885538.00983139</text:p>
          </table:table-cell>
          <table:table-cell office:value-type="float" office:value="7896549.13803809" calcext:value-type="float">
            <text:p>7896549.13803809</text:p>
          </table:table-cell>
          <table:table-cell table:formula="of:=[.B403]-[.A403]" office:value-type="float" office:value="11011.1282067066" calcext:value-type="float">
            <text:p>11011.1282067066</text:p>
          </table:table-cell>
          <table:table-cell table:formula="of:=[.C403]-[.$C$449]" office:value-type="float" office:value="-0.00937842574785464" calcext:value-type="float">
            <text:p>-0.0093784257</text:p>
          </table:table-cell>
          <table:table-cell table:number-columns-repeated="3"/>
        </table:table-row>
        <table:table-row table:style-name="ro1">
          <table:table-cell office:value-type="float" office:value="7896549.13803809" calcext:value-type="float">
            <text:p>7896549.13803809</text:p>
          </table:table-cell>
          <table:table-cell office:value-type="float" office:value="7907556.7604066" calcext:value-type="float">
            <text:p>7907556.7604066</text:p>
          </table:table-cell>
          <table:table-cell table:formula="of:=[.B404]-[.A404]" office:value-type="float" office:value="11007.6223685024" calcext:value-type="float">
            <text:p>11007.6223685024</text:p>
          </table:table-cell>
          <table:table-cell table:formula="of:=[.C404]-[.$C$449]" office:value-type="float" office:value="-3.51521662992309" calcext:value-type="float">
            <text:p>-3.5152166299</text:p>
          </table:table-cell>
          <table:table-cell table:number-columns-repeated="3"/>
        </table:table-row>
        <table:table-row table:style-name="ro1">
          <table:table-cell office:value-type="float" office:value="7907556.7604066" calcext:value-type="float">
            <text:p>7907556.7604066</text:p>
          </table:table-cell>
          <table:table-cell office:value-type="float" office:value="7918567.52630227" calcext:value-type="float">
            <text:p>7918567.52630227</text:p>
          </table:table-cell>
          <table:table-cell table:formula="of:=[.B405]-[.A405]" office:value-type="float" office:value="11010.765895674" calcext:value-type="float">
            <text:p>11010.765895674</text:p>
          </table:table-cell>
          <table:table-cell table:formula="of:=[.C405]-[.$C$449]" office:value-type="float" office:value="-0.371689458348555" calcext:value-type="float">
            <text:p>-0.3716894583</text:p>
          </table:table-cell>
          <table:table-cell table:number-columns-repeated="3"/>
        </table:table-row>
        <table:table-row table:style-name="ro1">
          <table:table-cell office:value-type="float" office:value="7918567.52630227" calcext:value-type="float">
            <text:p>7918567.52630227</text:p>
          </table:table-cell>
          <table:table-cell office:value-type="float" office:value="7929578.92715341" calcext:value-type="float">
            <text:p>7929578.92715341</text:p>
          </table:table-cell>
          <table:table-cell table:formula="of:=[.B406]-[.A406]" office:value-type="float" office:value="11011.4008511426" calcext:value-type="float">
            <text:p>11011.4008511426</text:p>
          </table:table-cell>
          <table:table-cell table:formula="of:=[.C406]-[.$C$449]" office:value-type="float" office:value="0.263266010239022" calcext:value-type="float">
            <text:p>0.2632660102</text:p>
          </table:table-cell>
          <table:table-cell table:number-columns-repeated="3"/>
        </table:table-row>
        <table:table-row table:style-name="ro1">
          <table:table-cell office:value-type="float" office:value="7929578.92715341" calcext:value-type="float">
            <text:p>7929578.92715341</text:p>
          </table:table-cell>
          <table:table-cell office:value-type="float" office:value="7940590.32357092" calcext:value-type="float">
            <text:p>7940590.32357092</text:p>
          </table:table-cell>
          <table:table-cell table:formula="of:=[.B407]-[.A407]" office:value-type="float" office:value="11011.3964175032" calcext:value-type="float">
            <text:p>11011.3964175032</text:p>
          </table:table-cell>
          <table:table-cell table:formula="of:=[.C407]-[.$C$449]" office:value-type="float" office:value="0.258832370891469" calcext:value-type="float">
            <text:p>0.2588323709</text:p>
          </table:table-cell>
          <table:table-cell table:number-columns-repeated="3"/>
        </table:table-row>
        <table:table-row table:style-name="ro1">
          <table:table-cell office:value-type="float" office:value="7940590.32357092" calcext:value-type="float">
            <text:p>7940590.32357092</text:p>
          </table:table-cell>
          <table:table-cell office:value-type="float" office:value="7951601.9109057" calcext:value-type="float">
            <text:p>7951601.9109057</text:p>
          </table:table-cell>
          <table:table-cell table:formula="of:=[.B408]-[.A408]" office:value-type="float" office:value="11011.5873347865" calcext:value-type="float">
            <text:p>11011.5873347865</text:p>
          </table:table-cell>
          <table:table-cell table:formula="of:=[.C408]-[.$C$449]" office:value-type="float" office:value="0.449749654188054" calcext:value-type="float">
            <text:p>0.4497496542</text:p>
          </table:table-cell>
          <table:table-cell table:number-columns-repeated="3"/>
        </table:table-row>
        <table:table-row table:style-name="ro1">
          <table:table-cell office:value-type="float" office:value="7951601.9109057" calcext:value-type="float">
            <text:p>7951601.9109057</text:p>
          </table:table-cell>
          <table:table-cell office:value-type="float" office:value="7962613.46574461" calcext:value-type="float">
            <text:p>7962613.46574461</text:p>
          </table:table-cell>
          <table:table-cell table:formula="of:=[.B409]-[.A409]" office:value-type="float" office:value="11011.5548389088" calcext:value-type="float">
            <text:p>11011.5548389088</text:p>
          </table:table-cell>
          <table:table-cell table:formula="of:=[.C409]-[.$C$449]" office:value-type="float" office:value="0.417253776482539" calcext:value-type="float">
            <text:p>0.4172537765</text:p>
          </table:table-cell>
          <table:table-cell table:number-columns-repeated="3"/>
        </table:table-row>
        <table:table-row table:style-name="ro1">
          <table:table-cell office:value-type="float" office:value="7962613.46574461" calcext:value-type="float">
            <text:p>7962613.46574461</text:p>
          </table:table-cell>
          <table:table-cell office:value-type="float" office:value="7973625.18382035" calcext:value-type="float">
            <text:p>7973625.18382035</text:p>
          </table:table-cell>
          <table:table-cell table:formula="of:=[.B410]-[.A410]" office:value-type="float" office:value="11011.7180757392" calcext:value-type="float">
            <text:p>11011.7180757392</text:p>
          </table:table-cell>
          <table:table-cell table:formula="of:=[.C410]-[.$C$449]" office:value-type="float" office:value="0.580490606866078" calcext:value-type="float">
            <text:p>0.5804906069</text:p>
          </table:table-cell>
          <table:table-cell table:number-columns-repeated="3"/>
        </table:table-row>
        <table:table-row table:style-name="ro1">
          <table:table-cell office:value-type="float" office:value="7973625.18382035" calcext:value-type="float">
            <text:p>7973625.18382035</text:p>
          </table:table-cell>
          <table:table-cell office:value-type="float" office:value="7984636.63032075" calcext:value-type="float">
            <text:p>7984636.63032075</text:p>
          </table:table-cell>
          <table:table-cell table:formula="of:=[.B411]-[.A411]" office:value-type="float" office:value="11011.4465003954" calcext:value-type="float">
            <text:p>11011.4465003954</text:p>
          </table:table-cell>
          <table:table-cell table:formula="of:=[.C411]-[.$C$449]" office:value-type="float" office:value="0.308915263070958" calcext:value-type="float">
            <text:p>0.3089152631</text:p>
          </table:table-cell>
          <table:table-cell table:number-columns-repeated="3"/>
        </table:table-row>
        <table:table-row table:style-name="ro1">
          <table:table-cell office:value-type="float" office:value="7984636.63032075" calcext:value-type="float">
            <text:p>7984636.63032075</text:p>
          </table:table-cell>
          <table:table-cell office:value-type="float" office:value="7995648.84388324" calcext:value-type="float">
            <text:p>7995648.84388324</text:p>
          </table:table-cell>
          <table:table-cell table:formula="of:=[.B412]-[.A412]" office:value-type="float" office:value="11012.2135624923" calcext:value-type="float">
            <text:p>11012.2135624923</text:p>
          </table:table-cell>
          <table:table-cell table:formula="of:=[.C412]-[.$C$449]" office:value-type="float" office:value="1.07597735992749" calcext:value-type="float">
            <text:p>1.0759773599</text:p>
          </table:table-cell>
          <table:table-cell table:number-columns-repeated="3"/>
        </table:table-row>
        <table:table-row table:style-name="ro1">
          <table:table-cell office:value-type="float" office:value="7995648.84388324" calcext:value-type="float">
            <text:p>7995648.84388324</text:p>
          </table:table-cell>
          <table:table-cell office:value-type="float" office:value="8006661.17983944" calcext:value-type="float">
            <text:p>8006661.17983944</text:p>
          </table:table-cell>
          <table:table-cell table:formula="of:=[.B413]-[.A413]" office:value-type="float" office:value="11012.3359561991" calcext:value-type="float">
            <text:p>11012.3359561991</text:p>
          </table:table-cell>
          <table:table-cell table:formula="of:=[.C413]-[.$C$449]" office:value-type="float" office:value="1.19837106674095" calcext:value-type="float">
            <text:p>1.1983710667</text:p>
          </table:table-cell>
          <table:table-cell table:number-columns-repeated="3"/>
        </table:table-row>
        <table:table-row table:style-name="ro1">
          <table:table-cell office:value-type="float" office:value="8006661.17983944" calcext:value-type="float">
            <text:p>8006661.17983944</text:p>
          </table:table-cell>
          <table:table-cell office:value-type="float" office:value="8017669.1830234" calcext:value-type="float">
            <text:p>8017669.1830234</text:p>
          </table:table-cell>
          <table:table-cell table:formula="of:=[.B414]-[.A414]" office:value-type="float" office:value="11008.0031839628" calcext:value-type="float">
            <text:p>11008.0031839628</text:p>
          </table:table-cell>
          <table:table-cell table:formula="of:=[.C414]-[.$C$449]" office:value-type="float" office:value="-3.13440116957645" calcext:value-type="float">
            <text:p>-3.1344011696</text:p>
          </table:table-cell>
          <table:table-cell table:number-columns-repeated="3"/>
        </table:table-row>
        <table:table-row table:style-name="ro1">
          <table:table-cell office:value-type="float" office:value="8017669.1830234" calcext:value-type="float">
            <text:p>8017669.1830234</text:p>
          </table:table-cell>
          <table:table-cell office:value-type="float" office:value="8028681.5031864" calcext:value-type="float">
            <text:p>8028681.5031864</text:p>
          </table:table-cell>
          <table:table-cell table:formula="of:=[.B415]-[.A415]" office:value-type="float" office:value="11012.3201629967" calcext:value-type="float">
            <text:p>11012.3201629967</text:p>
          </table:table-cell>
          <table:table-cell table:formula="of:=[.C415]-[.$C$449]" office:value-type="float" office:value="1.18257786429604" calcext:value-type="float">
            <text:p>1.1825778643</text:p>
          </table:table-cell>
          <table:table-cell table:number-columns-repeated="3"/>
        </table:table-row>
        <table:table-row table:style-name="ro1">
          <table:table-cell office:value-type="float" office:value="8028681.5031864" calcext:value-type="float">
            <text:p>8028681.5031864</text:p>
          </table:table-cell>
          <table:table-cell office:value-type="float" office:value="8039693.4784055" calcext:value-type="float">
            <text:p>8039693.4784055</text:p>
          </table:table-cell>
          <table:table-cell table:formula="of:=[.B416]-[.A416]" office:value-type="float" office:value="11011.9752190998" calcext:value-type="float">
            <text:p>11011.9752190998</text:p>
          </table:table-cell>
          <table:table-cell table:formula="of:=[.C416]-[.$C$449]" office:value-type="float" office:value="0.837633967428701" calcext:value-type="float">
            <text:p>0.8376339674</text:p>
          </table:table-cell>
          <table:table-cell table:number-columns-repeated="3"/>
        </table:table-row>
        <table:table-row table:style-name="ro1">
          <table:table-cell office:value-type="float" office:value="8039693.4784055" calcext:value-type="float">
            <text:p>8039693.4784055</text:p>
          </table:table-cell>
          <table:table-cell office:value-type="float" office:value="8050702.33100317" calcext:value-type="float">
            <text:p>8050702.33100317</text:p>
          </table:table-cell>
          <table:table-cell table:formula="of:=[.B417]-[.A417]" office:value-type="float" office:value="11008.8525976753" calcext:value-type="float">
            <text:p>11008.8525976753</text:p>
          </table:table-cell>
          <table:table-cell table:formula="of:=[.C417]-[.$C$449]" office:value-type="float" office:value="-2.28498745706747" calcext:value-type="float">
            <text:p>-2.2849874571</text:p>
          </table:table-cell>
          <table:table-cell table:number-columns-repeated="3"/>
        </table:table-row>
        <table:table-row table:style-name="ro1">
          <table:table-cell office:value-type="float" office:value="8050702.33100317" calcext:value-type="float">
            <text:p>8050702.33100317</text:p>
          </table:table-cell>
          <table:table-cell office:value-type="float" office:value="8061714.62697407" calcext:value-type="float">
            <text:p>8061714.62697407</text:p>
          </table:table-cell>
          <table:table-cell table:formula="of:=[.B418]-[.A418]" office:value-type="float" office:value="11012.2959709009" calcext:value-type="float">
            <text:p>11012.2959709009</text:p>
          </table:table-cell>
          <table:table-cell table:formula="of:=[.C418]-[.$C$449]" office:value-type="float" office:value="1.15838576856186" calcext:value-type="float">
            <text:p>1.1583857686</text:p>
          </table:table-cell>
          <table:table-cell table:number-columns-repeated="3"/>
        </table:table-row>
        <table:table-row table:style-name="ro1">
          <table:table-cell office:value-type="float" office:value="8061714.62697407" calcext:value-type="float">
            <text:p>8061714.62697407</text:p>
          </table:table-cell>
          <table:table-cell office:value-type="float" office:value="8072726.31889599" calcext:value-type="float">
            <text:p>8072726.31889599</text:p>
          </table:table-cell>
          <table:table-cell table:formula="of:=[.B419]-[.A419]" office:value-type="float" office:value="11011.6919219205" calcext:value-type="float">
            <text:p>11011.6919219205</text:p>
          </table:table-cell>
          <table:table-cell table:formula="of:=[.C419]-[.$C$449]" office:value-type="float" office:value="0.554336788161891" calcext:value-type="float">
            <text:p>0.5543367882</text:p>
          </table:table-cell>
          <table:table-cell table:number-columns-repeated="3"/>
        </table:table-row>
        <table:table-row table:style-name="ro1">
          <table:table-cell office:value-type="float" office:value="8072726.31889599" calcext:value-type="float">
            <text:p>8072726.31889599</text:p>
          </table:table-cell>
          <table:table-cell office:value-type="float" office:value="8083734.61556694" calcext:value-type="float">
            <text:p>8083734.61556694</text:p>
          </table:table-cell>
          <table:table-cell table:formula="of:=[.B420]-[.A420]" office:value-type="float" office:value="11008.2966709435" calcext:value-type="float">
            <text:p>11008.2966709435</text:p>
          </table:table-cell>
          <table:table-cell table:formula="of:=[.C420]-[.$C$449]" office:value-type="float" office:value="-2.84091418885509" calcext:value-type="float">
            <text:p>-2.8409141889</text:p>
          </table:table-cell>
          <table:table-cell table:number-columns-repeated="3"/>
        </table:table-row>
        <table:table-row table:style-name="ro1">
          <table:table-cell office:value-type="float" office:value="8083734.61556694" calcext:value-type="float">
            <text:p>8083734.61556694</text:p>
          </table:table-cell>
          <table:table-cell office:value-type="float" office:value="8094749.74318116" calcext:value-type="float">
            <text:p>8094749.74318116</text:p>
          </table:table-cell>
          <table:table-cell table:formula="of:=[.B421]-[.A421]" office:value-type="float" office:value="11015.1276142262" calcext:value-type="float">
            <text:p>11015.1276142262</text:p>
          </table:table-cell>
          <table:table-cell table:formula="of:=[.C421]-[.$C$449]" office:value-type="float" office:value="3.99002909383853" calcext:value-type="float">
            <text:p>3.9900290938</text:p>
          </table:table-cell>
          <table:table-cell table:number-columns-repeated="3"/>
        </table:table-row>
        <table:table-row table:style-name="ro1">
          <table:table-cell office:value-type="float" office:value="8094749.74318116" calcext:value-type="float">
            <text:p>8094749.74318116</text:p>
          </table:table-cell>
          <table:table-cell office:value-type="float" office:value="8105758.66386085" calcext:value-type="float">
            <text:p>8105758.66386085</text:p>
          </table:table-cell>
          <table:table-cell table:formula="of:=[.B422]-[.A422]" office:value-type="float" office:value="11008.9206796819" calcext:value-type="float">
            <text:p>11008.9206796819</text:p>
          </table:table-cell>
          <table:table-cell table:formula="of:=[.C422]-[.$C$449]" office:value-type="float" office:value="-2.21690545041929" calcext:value-type="float">
            <text:p>-2.2169054504</text:p>
          </table:table-cell>
          <table:table-cell table:number-columns-repeated="3"/>
        </table:table-row>
        <table:table-row table:style-name="ro1">
          <table:table-cell office:value-type="float" office:value="8105758.66386085" calcext:value-type="float">
            <text:p>8105758.66386085</text:p>
          </table:table-cell>
          <table:table-cell office:value-type="float" office:value="8116770.33569664" calcext:value-type="float">
            <text:p>8116770.33569664</text:p>
          </table:table-cell>
          <table:table-cell table:formula="of:=[.B423]-[.A423]" office:value-type="float" office:value="11011.671835795" calcext:value-type="float">
            <text:p>11011.671835795</text:p>
          </table:table-cell>
          <table:table-cell table:formula="of:=[.C423]-[.$C$449]" office:value-type="float" office:value="0.534250662691193" calcext:value-type="float">
            <text:p>0.5342506627</text:p>
          </table:table-cell>
          <table:table-cell table:number-columns-repeated="3"/>
        </table:table-row>
        <table:table-row table:style-name="ro1">
          <table:table-cell office:value-type="float" office:value="8116770.33569664" calcext:value-type="float">
            <text:p>8116770.33569664</text:p>
          </table:table-cell>
          <table:table-cell office:value-type="float" office:value="8127781.96574121" calcext:value-type="float">
            <text:p>8127781.96574121</text:p>
          </table:table-cell>
          <table:table-cell table:formula="of:=[.B424]-[.A424]" office:value-type="float" office:value="11011.630044573" calcext:value-type="float">
            <text:p>11011.630044573</text:p>
          </table:table-cell>
          <table:table-cell table:formula="of:=[.C424]-[.$C$449]" office:value-type="float" office:value="0.492459440632956" calcext:value-type="float">
            <text:p>0.4924594406</text:p>
          </table:table-cell>
          <table:table-cell table:number-columns-repeated="3"/>
        </table:table-row>
        <table:table-row table:style-name="ro1">
          <table:table-cell office:value-type="float" office:value="8127781.96574121" calcext:value-type="float">
            <text:p>8127781.96574121</text:p>
          </table:table-cell>
          <table:table-cell office:value-type="float" office:value="8138793.3237055" calcext:value-type="float">
            <text:p>8138793.3237055</text:p>
          </table:table-cell>
          <table:table-cell table:formula="of:=[.B425]-[.A425]" office:value-type="float" office:value="11011.3579642894" calcext:value-type="float">
            <text:p>11011.3579642894</text:p>
          </table:table-cell>
          <table:table-cell table:formula="of:=[.C425]-[.$C$449]" office:value-type="float" office:value="0.220379157020943" calcext:value-type="float">
            <text:p>0.220379157</text:p>
          </table:table-cell>
          <table:table-cell table:number-columns-repeated="3"/>
        </table:table-row>
        <table:table-row table:style-name="ro1">
          <table:table-cell office:value-type="float" office:value="8138793.3237055" calcext:value-type="float">
            <text:p>8138793.3237055</text:p>
          </table:table-cell>
          <table:table-cell office:value-type="float" office:value="8149804.60841422" calcext:value-type="float">
            <text:p>8149804.60841422</text:p>
          </table:table-cell>
          <table:table-cell table:formula="of:=[.B426]-[.A426]" office:value-type="float" office:value="11011.2847087197" calcext:value-type="float">
            <text:p>11011.2847087197</text:p>
          </table:table-cell>
          <table:table-cell table:formula="of:=[.C426]-[.$C$449]" office:value-type="float" office:value="0.147123587346869" calcext:value-type="float">
            <text:p>0.1471235873</text:p>
          </table:table-cell>
          <table:table-cell table:number-columns-repeated="3"/>
        </table:table-row>
        <table:table-row table:style-name="ro1">
          <table:table-cell office:value-type="float" office:value="8149804.60841422" calcext:value-type="float">
            <text:p>8149804.60841422</text:p>
          </table:table-cell>
          <table:table-cell office:value-type="float" office:value="8160815.80427016" calcext:value-type="float">
            <text:p>8160815.80427016</text:p>
          </table:table-cell>
          <table:table-cell table:formula="of:=[.B427]-[.A427]" office:value-type="float" office:value="11011.1958559398" calcext:value-type="float">
            <text:p>11011.1958559398</text:p>
          </table:table-cell>
          <table:table-cell table:formula="of:=[.C427]-[.$C$449]" office:value-type="float" office:value="0.0582708074070979" calcext:value-type="float">
            <text:p>0.0582708074</text:p>
          </table:table-cell>
          <table:table-cell table:number-columns-repeated="3"/>
        </table:table-row>
        <table:table-row table:style-name="ro1">
          <table:table-cell office:value-type="float" office:value="8160815.80427016" calcext:value-type="float">
            <text:p>8160815.80427016</text:p>
          </table:table-cell>
          <table:table-cell office:value-type="float" office:value="8171826.89555498" calcext:value-type="float">
            <text:p>8171826.89555498</text:p>
          </table:table-cell>
          <table:table-cell table:formula="of:=[.B428]-[.A428]" office:value-type="float" office:value="11011.0912848208" calcext:value-type="float">
            <text:p>11011.0912848208</text:p>
          </table:table-cell>
          <table:table-cell table:formula="of:=[.C428]-[.$C$449]" office:value-type="float" office:value="-0.0463003115437459" calcext:value-type="float">
            <text:p>-0.0463003115</text:p>
          </table:table-cell>
          <table:table-cell table:number-columns-repeated="3"/>
        </table:table-row>
        <table:table-row table:style-name="ro1">
          <table:table-cell office:value-type="float" office:value="8171826.89555498" calcext:value-type="float">
            <text:p>8171826.89555498</text:p>
          </table:table-cell>
          <table:table-cell office:value-type="float" office:value="8182837.65021924" calcext:value-type="float">
            <text:p>8182837.65021924</text:p>
          </table:table-cell>
          <table:table-cell table:formula="of:=[.B429]-[.A429]" office:value-type="float" office:value="11010.7546642572" calcext:value-type="float">
            <text:p>11010.7546642572</text:p>
          </table:table-cell>
          <table:table-cell table:formula="of:=[.C429]-[.$C$449]" office:value-type="float" office:value="-0.382920875184936" calcext:value-type="float">
            <text:p>-0.3829208752</text:p>
          </table:table-cell>
          <table:table-cell table:number-columns-repeated="3"/>
        </table:table-row>
        <table:table-row table:style-name="ro1">
          <table:table-cell office:value-type="float" office:value="8182837.65021924" calcext:value-type="float">
            <text:p>8182837.65021924</text:p>
          </table:table-cell>
          <table:table-cell office:value-type="float" office:value="8193848.26787007" calcext:value-type="float">
            <text:p>8193848.26787007</text:p>
          </table:table-cell>
          <table:table-cell table:formula="of:=[.B430]-[.A430]" office:value-type="float" office:value="11010.6176508302" calcext:value-type="float">
            <text:p>11010.6176508302</text:p>
          </table:table-cell>
          <table:table-cell table:formula="of:=[.C430]-[.$C$449]" office:value-type="float" office:value="-0.519934302166803" calcext:value-type="float">
            <text:p>-0.5199343022</text:p>
          </table:table-cell>
          <table:table-cell table:number-columns-repeated="3"/>
        </table:table-row>
        <table:table-row table:style-name="ro1">
          <table:table-cell office:value-type="float" office:value="8193848.26787007" calcext:value-type="float">
            <text:p>8193848.26787007</text:p>
          </table:table-cell>
          <table:table-cell office:value-type="float" office:value="8204858.73242134" calcext:value-type="float">
            <text:p>8204858.73242134</text:p>
          </table:table-cell>
          <table:table-cell table:formula="of:=[.B431]-[.A431]" office:value-type="float" office:value="11010.4645512672" calcext:value-type="float">
            <text:p>11010.4645512672</text:p>
          </table:table-cell>
          <table:table-cell table:formula="of:=[.C431]-[.$C$449]" office:value-type="float" office:value="-0.673033865139587" calcext:value-type="float">
            <text:p>-0.6730338651</text:p>
          </table:table-cell>
          <table:table-cell table:number-columns-repeated="3"/>
        </table:table-row>
        <table:table-row table:style-name="ro1">
          <table:table-cell office:value-type="float" office:value="8204858.73242134" calcext:value-type="float">
            <text:p>8204858.73242134</text:p>
          </table:table-cell>
          <table:table-cell office:value-type="float" office:value="8215872.28525046" calcext:value-type="float">
            <text:p>8215872.28525046</text:p>
          </table:table-cell>
          <table:table-cell table:formula="of:=[.B432]-[.A432]" office:value-type="float" office:value="11013.5528291268" calcext:value-type="float">
            <text:p>11013.5528291268</text:p>
          </table:table-cell>
          <table:table-cell table:formula="of:=[.C432]-[.$C$449]" office:value-type="float" office:value="2.41524399447371" calcext:value-type="float">
            <text:p>2.4152439945</text:p>
          </table:table-cell>
          <table:table-cell table:number-columns-repeated="3"/>
        </table:table-row>
        <table:table-row table:style-name="ro1">
          <table:table-cell office:value-type="float" office:value="8215872.28525046" calcext:value-type="float">
            <text:p>8215872.28525046</text:p>
          </table:table-cell>
          <table:table-cell office:value-type="float" office:value="8226882.18219113" calcext:value-type="float">
            <text:p>8226882.18219113</text:p>
          </table:table-cell>
          <table:table-cell table:formula="of:=[.B433]-[.A433]" office:value-type="float" office:value="11009.8969406644" calcext:value-type="float">
            <text:p>11009.8969406644</text:p>
          </table:table-cell>
          <table:table-cell table:formula="of:=[.C433]-[.$C$449]" office:value-type="float" office:value="-1.24064446796547" calcext:value-type="float">
            <text:p>-1.240644468</text:p>
          </table:table-cell>
          <table:table-cell table:number-columns-repeated="3"/>
        </table:table-row>
        <table:table-row table:style-name="ro1">
          <table:table-cell office:value-type="float" office:value="8226882.18219113" calcext:value-type="float">
            <text:p>8226882.18219113</text:p>
          </table:table-cell>
          <table:table-cell office:value-type="float" office:value="8237891.87639926" calcext:value-type="float">
            <text:p>8237891.87639926</text:p>
          </table:table-cell>
          <table:table-cell table:formula="of:=[.B434]-[.A434]" office:value-type="float" office:value="11009.6942081274" calcext:value-type="float">
            <text:p>11009.6942081274</text:p>
          </table:table-cell>
          <table:table-cell table:formula="of:=[.C434]-[.$C$449]" office:value-type="float" office:value="-1.44337700490723" calcext:value-type="float">
            <text:p>-1.4433770049</text:p>
          </table:table-cell>
          <table:table-cell table:number-columns-repeated="3"/>
        </table:table-row>
        <table:table-row table:style-name="ro1">
          <table:table-cell office:value-type="float" office:value="8237891.87639926" calcext:value-type="float">
            <text:p>8237891.87639926</text:p>
          </table:table-cell>
          <table:table-cell office:value-type="float" office:value="8248904.18712698" calcext:value-type="float">
            <text:p>8248904.18712698</text:p>
          </table:table-cell>
          <table:table-cell table:formula="of:=[.B435]-[.A435]" office:value-type="float" office:value="11012.3107277192" calcext:value-type="float">
            <text:p>11012.3107277192</text:p>
          </table:table-cell>
          <table:table-cell table:formula="of:=[.C435]-[.$C$449]" office:value-type="float" office:value="1.17314258686383" calcext:value-type="float">
            <text:p>1.1731425869</text:p>
          </table:table-cell>
          <table:table-cell table:number-columns-repeated="3"/>
        </table:table-row>
        <table:table-row table:style-name="ro1">
          <table:table-cell office:value-type="float" office:value="8248904.18712698" calcext:value-type="float">
            <text:p>8248904.18712698</text:p>
          </table:table-cell>
          <table:table-cell office:value-type="float" office:value="8259913.64867921" calcext:value-type="float">
            <text:p>8259913.64867921</text:p>
          </table:table-cell>
          <table:table-cell table:formula="of:=[.B436]-[.A436]" office:value-type="float" office:value="11009.4615522325" calcext:value-type="float">
            <text:p>11009.4615522325</text:p>
          </table:table-cell>
          <table:table-cell table:formula="of:=[.C436]-[.$C$449]" office:value-type="float" office:value="-1.67603289984982" calcext:value-type="float">
            <text:p>-1.6760328998</text:p>
          </table:table-cell>
          <table:table-cell table:number-columns-repeated="3"/>
        </table:table-row>
        <table:table-row table:style-name="ro1">
          <table:table-cell office:value-type="float" office:value="8259913.64867921" calcext:value-type="float">
            <text:p>8259913.64867921</text:p>
          </table:table-cell>
          <table:table-cell office:value-type="float" office:value="8270925.4835186" calcext:value-type="float">
            <text:p>8270925.4835186</text:p>
          </table:table-cell>
          <table:table-cell table:formula="of:=[.B437]-[.A437]" office:value-type="float" office:value="11011.8348393897" calcext:value-type="float">
            <text:p>11011.8348393897</text:p>
          </table:table-cell>
          <table:table-cell table:formula="of:=[.C437]-[.$C$449]" office:value-type="float" office:value="0.697254257305758" calcext:value-type="float">
            <text:p>0.6972542573</text:p>
          </table:table-cell>
          <table:table-cell table:number-columns-repeated="3"/>
        </table:table-row>
        <table:table-row table:style-name="ro1">
          <table:table-cell office:value-type="float" office:value="8270925.4835186" calcext:value-type="float">
            <text:p>8270925.4835186</text:p>
          </table:table-cell>
          <table:table-cell office:value-type="float" office:value="8281937.49525213" calcext:value-type="float">
            <text:p>8281937.49525213</text:p>
          </table:table-cell>
          <table:table-cell table:formula="of:=[.B438]-[.A438]" office:value-type="float" office:value="11012.0117335366" calcext:value-type="float">
            <text:p>11012.0117335366</text:p>
          </table:table-cell>
          <table:table-cell table:formula="of:=[.C438]-[.$C$449]" office:value-type="float" office:value="0.874148404254811" calcext:value-type="float">
            <text:p>0.8741484043</text:p>
          </table:table-cell>
          <table:table-cell table:number-columns-repeated="3"/>
        </table:table-row>
        <table:table-row table:style-name="ro1">
          <table:table-cell office:value-type="float" office:value="8281937.49525213" calcext:value-type="float">
            <text:p>8281937.49525213</text:p>
          </table:table-cell>
          <table:table-cell office:value-type="float" office:value="8292948.7910124" calcext:value-type="float">
            <text:p>8292948.7910124</text:p>
          </table:table-cell>
          <table:table-cell table:formula="of:=[.B439]-[.A439]" office:value-type="float" office:value="11011.2957602656" calcext:value-type="float">
            <text:p>11011.2957602656</text:p>
          </table:table-cell>
          <table:table-cell table:formula="of:=[.C439]-[.$C$449]" office:value-type="float" office:value="0.158175133197801" calcext:value-type="float">
            <text:p>0.1581751332</text:p>
          </table:table-cell>
          <table:table-cell table:number-columns-repeated="3"/>
        </table:table-row>
        <table:table-row table:style-name="ro1">
          <table:table-cell office:value-type="float" office:value="8292948.7910124" calcext:value-type="float">
            <text:p>8292948.7910124</text:p>
          </table:table-cell>
          <table:table-cell office:value-type="float" office:value="8303959.79119634" calcext:value-type="float">
            <text:p>8303959.79119634</text:p>
          </table:table-cell>
          <table:table-cell table:formula="of:=[.B440]-[.A440]" office:value-type="float" office:value="11011.0001839399" calcext:value-type="float">
            <text:p>11011.0001839399</text:p>
          </table:table-cell>
          <table:table-cell table:formula="of:=[.C440]-[.$C$449]" office:value-type="float" office:value="-0.137401192419929" calcext:value-type="float">
            <text:p>-0.1374011924</text:p>
          </table:table-cell>
          <table:table-cell table:number-columns-repeated="3"/>
        </table:table-row>
        <table:table-row table:style-name="ro1">
          <table:table-cell office:value-type="float" office:value="8303959.79119634" calcext:value-type="float">
            <text:p>8303959.79119634</text:p>
          </table:table-cell>
          <table:table-cell office:value-type="float" office:value="8314970.69859009" calcext:value-type="float">
            <text:p>8314970.69859009</text:p>
          </table:table-cell>
          <table:table-cell table:formula="of:=[.B441]-[.A441]" office:value-type="float" office:value="11010.9073937517" calcext:value-type="float">
            <text:p>11010.9073937517</text:p>
          </table:table-cell>
          <table:table-cell table:formula="of:=[.C441]-[.$C$449]" office:value-type="float" office:value="-0.230191380687756" calcext:value-type="float">
            <text:p>-0.2301913807</text:p>
          </table:table-cell>
          <table:table-cell table:number-columns-repeated="3"/>
        </table:table-row>
        <table:table-row table:style-name="ro1">
          <table:table-cell office:value-type="float" office:value="8314970.69859009" calcext:value-type="float">
            <text:p>8314970.69859009</text:p>
          </table:table-cell>
          <table:table-cell office:value-type="float" office:value="8325981.05589272" calcext:value-type="float">
            <text:p>8325981.05589272</text:p>
          </table:table-cell>
          <table:table-cell table:formula="of:=[.B442]-[.A442]" office:value-type="float" office:value="11010.3573026238" calcext:value-type="float">
            <text:p>11010.3573026238</text:p>
          </table:table-cell>
          <table:table-cell table:formula="of:=[.C442]-[.$C$449]" office:value-type="float" office:value="-0.780282508552773" calcext:value-type="float">
            <text:p>-0.7802825086</text:p>
          </table:table-cell>
          <table:table-cell table:number-columns-repeated="3"/>
        </table:table-row>
        <table:table-row table:style-name="ro1">
          <table:table-cell office:value-type="float" office:value="8325981.05589272" calcext:value-type="float">
            <text:p>8325981.05589272</text:p>
          </table:table-cell>
          <table:table-cell office:value-type="float" office:value="8336994.37660249" calcext:value-type="float">
            <text:p>8336994.37660249</text:p>
          </table:table-cell>
          <table:table-cell table:formula="of:=[.B443]-[.A443]" office:value-type="float" office:value="11013.3207097733" calcext:value-type="float">
            <text:p>11013.3207097733</text:p>
          </table:table-cell>
          <table:table-cell table:formula="of:=[.C443]-[.$C$449]" office:value-type="float" office:value="2.18312464098562" calcext:value-type="float">
            <text:p>2.183124641</text:p>
          </table:table-cell>
          <table:table-cell table:number-columns-repeated="3"/>
        </table:table-row>
        <table:table-row table:style-name="ro1">
          <table:table-cell office:value-type="float" office:value="8336994.37660249" calcext:value-type="float">
            <text:p>8336994.37660249</text:p>
          </table:table-cell>
          <table:table-cell office:value-type="float" office:value="8348003.80429739" calcext:value-type="float">
            <text:p>8348003.80429739</text:p>
          </table:table-cell>
          <table:table-cell table:formula="of:=[.B444]-[.A444]" office:value-type="float" office:value="11009.4276949" calcext:value-type="float">
            <text:p>11009.4276949</text:p>
          </table:table-cell>
          <table:table-cell table:formula="of:=[.C444]-[.$C$449]" office:value-type="float" office:value="-1.70989023239235" calcext:value-type="float">
            <text:p>-1.7098902324</text:p>
          </table:table-cell>
          <table:table-cell table:number-columns-repeated="3"/>
        </table:table-row>
        <table:table-row table:style-name="ro1">
          <table:table-cell office:value-type="float" office:value="8348003.80429739" calcext:value-type="float">
            <text:p>8348003.80429739</text:p>
          </table:table-cell>
          <table:table-cell office:value-type="float" office:value="8359016.39054129" calcext:value-type="float">
            <text:p>8359016.39054129</text:p>
          </table:table-cell>
          <table:table-cell table:formula="of:=[.B445]-[.A445]" office:value-type="float" office:value="11012.5862439042" calcext:value-type="float">
            <text:p>11012.5862439042</text:p>
          </table:table-cell>
          <table:table-cell table:formula="of:=[.C445]-[.$C$449]" office:value-type="float" office:value="1.44865877184202" calcext:value-type="float">
            <text:p>1.4486587718</text:p>
          </table:table-cell>
          <table:table-cell table:number-columns-repeated="3"/>
        </table:table-row>
        <table:table-row table:style-name="ro1">
          <table:table-cell office:value-type="float" office:value="8359016.39054129" calcext:value-type="float">
            <text:p>8359016.39054129</text:p>
          </table:table-cell>
          <table:table-cell office:value-type="float" office:value="8370028.1418805" calcext:value-type="float">
            <text:p>8370028.1418805</text:p>
          </table:table-cell>
          <table:table-cell table:formula="of:=[.B446]-[.A446]" office:value-type="float" office:value="11011.7513392037" calcext:value-type="float">
            <text:p>11011.7513392037</text:p>
          </table:table-cell>
          <table:table-cell table:formula="of:=[.C446]-[.$C$449]" office:value-type="float" office:value="0.613754071324365" calcext:value-type="float">
            <text:p>0.6137540713</text:p>
          </table:table-cell>
          <table:table-cell table:number-columns-repeated="3"/>
        </table:table-row>
        <table:table-row table:style-name="ro1">
          <table:table-cell office:value-type="float" office:value="8370028.1418805" calcext:value-type="float">
            <text:p>8370028.1418805</text:p>
          </table:table-cell>
          <table:table-cell office:value-type="float" office:value="8381036.37338158" calcext:value-type="float">
            <text:p>8381036.37338158</text:p>
          </table:table-cell>
          <table:table-cell table:formula="of:=[.B447]-[.A447]" office:value-type="float" office:value="11008.231501082" calcext:value-type="float">
            <text:p>11008.231501082</text:p>
          </table:table-cell>
          <table:table-cell table:formula="of:=[.C447]-[.$C$449]" office:value-type="float" office:value="-2.90608405039529" calcext:value-type="float">
            <text:p>-2.9060840504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formula="of:=AVERAGE([.C2:.C447])" office:value-type="float" office:value="11011.1375851324" calcext:value-type="float">
            <text:p>11011.1375851324</text:p>
          </table:table-cell>
          <table:table-cell office:value-type="string" calcext:value-type="string">
            <text:p>max var</text:p>
          </table:table-cell>
          <table:table-cell table:formula="of:=MAX([.D2:.D447])" office:value-type="float" office:value="3.99002909383853" calcext:value-type="float">
            <text:p>3.9900290938</text:p>
          </table:table-cell>
          <table:table-cell office:value-type="string" calcext:value-type="string">
            <text:p>max var %</text:p>
          </table:table-cell>
          <table:table-cell table:formula="of:=[.E449]/[.C449]*100" office:value-type="float" office:value="0.0362363022257211" calcext:value-type="float">
            <text:p>0.03623630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in var</text:p>
          </table:table-cell>
          <table:table-cell table:formula="of:=MIN([.D2:.D447])" office:value-type="float" office:value="-4.14283808597247" calcext:value-type="float">
            <text:p>-4.142838086</text:p>
          </table:table-cell>
          <table:table-cell office:value-type="string" calcext:value-type="string">
            <text:p>min var %</text:p>
          </table:table-cell>
          <table:table-cell table:formula="of:=100*[.E450]/[.C449]" office:value-type="float" office:value="-0.0376240697561193" calcext:value-type="float">
            <text:p>-0.03762406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21:44:57.538000000</dc:date>
    <meta:editing-duration>PT10M56S</meta:editing-duration>
    <meta:editing-cycles>5</meta:editing-cycles>
    <meta:generator>LibreOffice/5.1.3.2$Windows_X86_64 LibreOffice_project/644e4637d1d8544fd9f56425bd6cec110e49301b</meta:generator>
    <meta:document-statistic meta:table-count="1" meta:cell-count="1797" meta:object-count="0"/>
  </office:meta>
</office:document-meta>
</file>